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25.63cm" fo:margin-left="0cm" table:align="left"/>
    </style:style>
    <style:style style:family="table-column" style:name="co1">
      <style:table-column-properties style:column-width="1.191cm"/>
    </style:style>
    <style:style style:family="table-column" style:name="co2">
      <style:table-column-properties style:column-width="0.7638cm"/>
    </style:style>
    <style:style style:family="table-column" style:name="co3">
      <style:table-column-properties style:column-width="0.7638cm"/>
    </style:style>
    <style:style style:family="table-column" style:name="co4">
      <style:table-column-properties style:column-width="0.7638cm"/>
    </style:style>
    <style:style style:family="table-column" style:name="co5">
      <style:table-column-properties style:column-width="0.7638cm"/>
    </style:style>
    <style:style style:family="table-column" style:name="co6">
      <style:table-column-properties style:column-width="0.7638cm"/>
    </style:style>
    <style:style style:family="table-column" style:name="co7">
      <style:table-column-properties style:column-width="0.7638cm"/>
    </style:style>
    <style:style style:family="table-column" style:name="co8">
      <style:table-column-properties style:column-width="0.7638cm"/>
    </style:style>
    <style:style style:family="table-column" style:name="co9">
      <style:table-column-properties style:column-width="0.7638cm"/>
    </style:style>
    <style:style style:family="table-column" style:name="co10">
      <style:table-column-properties style:column-width="0.7638cm"/>
    </style:style>
    <style:style style:family="table-column" style:name="co11">
      <style:table-column-properties style:column-width="0.7638cm"/>
    </style:style>
    <style:style style:family="table-column" style:name="co12">
      <style:table-column-properties style:column-width="0.7638cm"/>
    </style:style>
    <style:style style:family="table-column" style:name="co13">
      <style:table-column-properties style:column-width="0.7638cm"/>
    </style:style>
    <style:style style:family="table-column" style:name="co14">
      <style:table-column-properties style:column-width="0.7638cm"/>
    </style:style>
    <style:style style:family="table-column" style:name="co15">
      <style:table-column-properties style:column-width="0.7638cm"/>
    </style:style>
    <style:style style:family="table-column" style:name="co16">
      <style:table-column-properties style:column-width="0.7638cm"/>
    </style:style>
    <style:style style:family="table-column" style:name="co17">
      <style:table-column-properties style:column-width="0.7638cm"/>
    </style:style>
    <style:style style:family="table-column" style:name="co18">
      <style:table-column-properties style:column-width="0.7638cm"/>
    </style:style>
    <style:style style:family="table-column" style:name="co19">
      <style:table-column-properties style:column-width="0.7638cm"/>
    </style:style>
    <style:style style:family="table-column" style:name="co20">
      <style:table-column-properties style:column-width="0.7638cm"/>
    </style:style>
    <style:style style:family="table-column" style:name="co21">
      <style:table-column-properties style:column-width="0.7638cm"/>
    </style:style>
    <style:style style:family="table-column" style:name="co22">
      <style:table-column-properties style:column-width="0.7638cm"/>
    </style:style>
    <style:style style:family="table-column" style:name="co23">
      <style:table-column-properties style:column-width="0.7638cm"/>
    </style:style>
    <style:style style:family="table-column" style:name="co24">
      <style:table-column-properties style:column-width="0.7638cm"/>
    </style:style>
    <style:style style:family="table-column" style:name="co25">
      <style:table-column-properties style:column-width="0.7638cm"/>
    </style:style>
    <style:style style:family="table-column" style:name="co26">
      <style:table-column-properties style:column-width="0.7638cm"/>
    </style:style>
    <style:style style:family="table-column" style:name="co27">
      <style:table-column-properties style:column-width="0.7638cm"/>
    </style:style>
    <style:style style:family="table-column" style:name="co28">
      <style:table-column-properties style:column-width="0.7638cm"/>
    </style:style>
    <style:style style:family="table-column" style:name="co29">
      <style:table-column-properties style:column-width="0.7638cm"/>
    </style:style>
    <style:style style:family="table-column" style:name="co30">
      <style:table-column-properties style:column-width="0.7638cm"/>
    </style:style>
    <style:style style:family="table-column" style:name="co31">
      <style:table-column-properties style:column-width="0.7638cm"/>
    </style:style>
    <style:style style:family="table-column" style:name="co32">
      <style:table-column-properties style:column-width="0.7638cm"/>
    </style:style>
    <style:style style:family="table-column" style:name="co33">
      <style:table-column-properties style:column-width="0.7638cm"/>
    </style:style>
    <style:style style:family="table-row" style:name="ro1">
      <style:table-row-properties/>
    </style:style>
    <style:style style:family="table-cell" style:name="ce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">
      <style:paragraph-properties fo:text-align="center"/>
    </style:style>
    <style:style style:family="text" style:name="T26">
      <style:text-properties fo:font-size="13pt"/>
    </style:style>
    <style:style style:family="table-cell" style:name="ce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">
      <style:paragraph-properties fo:text-align="center"/>
    </style:style>
    <style:style style:family="text" style:name="T27">
      <style:text-properties fo:font-size="13pt"/>
    </style:style>
    <style:style style:family="table-cell" style:name="ce3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">
      <style:paragraph-properties fo:text-align="center"/>
    </style:style>
    <style:style style:family="text" style:name="T28">
      <style:text-properties fo:font-size="13pt"/>
    </style:style>
    <style:style style:family="table-cell" style:name="ce4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">
      <style:paragraph-properties fo:text-align="center"/>
    </style:style>
    <style:style style:family="text" style:name="T29">
      <style:text-properties fo:font-size="13pt"/>
    </style:style>
    <style:style style:family="table-cell" style:name="ce5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">
      <style:paragraph-properties fo:text-align="center"/>
    </style:style>
    <style:style style:family="text" style:name="T30">
      <style:text-properties fo:font-size="13pt"/>
    </style:style>
    <style:style style:family="table-cell" style:name="ce6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">
      <style:paragraph-properties fo:text-align="center"/>
    </style:style>
    <style:style style:family="text" style:name="T31">
      <style:text-properties fo:font-size="13pt"/>
    </style:style>
    <style:style style:family="table-cell" style:name="ce7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">
      <style:paragraph-properties fo:text-align="center"/>
    </style:style>
    <style:style style:family="text" style:name="T32">
      <style:text-properties fo:font-size="13pt"/>
    </style:style>
    <style:style style:family="table-cell" style:name="ce8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">
      <style:paragraph-properties fo:text-align="center"/>
    </style:style>
    <style:style style:family="text" style:name="T33">
      <style:text-properties fo:font-size="13pt"/>
    </style:style>
    <style:style style:family="table-cell" style:name="ce9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">
      <style:paragraph-properties fo:text-align="center"/>
    </style:style>
    <style:style style:family="text" style:name="T34">
      <style:text-properties fo:font-size="13pt"/>
    </style:style>
    <style:style style:family="table-cell" style:name="ce10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">
      <style:paragraph-properties fo:text-align="center"/>
    </style:style>
    <style:style style:family="text" style:name="T35">
      <style:text-properties fo:font-size="13pt"/>
    </style:style>
    <style:style style:family="table-cell" style:name="ce1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">
      <style:paragraph-properties fo:text-align="center"/>
    </style:style>
    <style:style style:family="text" style:name="T36">
      <style:text-properties fo:font-size="13pt"/>
    </style:style>
    <style:style style:family="table-cell" style:name="ce1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">
      <style:paragraph-properties fo:text-align="center"/>
    </style:style>
    <style:style style:family="text" style:name="T37">
      <style:text-properties fo:font-size="13pt"/>
    </style:style>
    <style:style style:family="table-cell" style:name="ce13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">
      <style:paragraph-properties fo:text-align="center"/>
    </style:style>
    <style:style style:family="text" style:name="T38">
      <style:text-properties fo:font-size="13pt"/>
    </style:style>
    <style:style style:family="table-cell" style:name="ce14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">
      <style:paragraph-properties fo:text-align="center"/>
    </style:style>
    <style:style style:family="text" style:name="T39">
      <style:text-properties fo:font-size="13pt"/>
    </style:style>
    <style:style style:family="table-cell" style:name="ce15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">
      <style:paragraph-properties fo:text-align="center"/>
    </style:style>
    <style:style style:family="text" style:name="T40">
      <style:text-properties fo:font-size="13pt"/>
    </style:style>
    <style:style style:family="table-cell" style:name="ce16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">
      <style:paragraph-properties fo:text-align="center"/>
    </style:style>
    <style:style style:family="text" style:name="T41">
      <style:text-properties fo:font-size="13pt"/>
    </style:style>
    <style:style style:family="table-cell" style:name="ce17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">
      <style:paragraph-properties fo:text-align="center"/>
    </style:style>
    <style:style style:family="text" style:name="T42">
      <style:text-properties fo:font-size="13pt"/>
    </style:style>
    <style:style style:family="table-cell" style:name="ce18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">
      <style:paragraph-properties fo:text-align="center"/>
    </style:style>
    <style:style style:family="text" style:name="T43">
      <style:text-properties fo:font-size="13pt"/>
    </style:style>
    <style:style style:family="table-cell" style:name="ce19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">
      <style:paragraph-properties fo:text-align="center"/>
    </style:style>
    <style:style style:family="text" style:name="T44">
      <style:text-properties fo:font-size="13pt"/>
    </style:style>
    <style:style style:family="table-cell" style:name="ce20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">
      <style:paragraph-properties fo:text-align="center"/>
    </style:style>
    <style:style style:family="text" style:name="T45">
      <style:text-properties fo:font-size="13pt"/>
    </style:style>
    <style:style style:family="table-cell" style:name="ce2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">
      <style:paragraph-properties fo:text-align="center"/>
    </style:style>
    <style:style style:family="text" style:name="T46">
      <style:text-properties fo:font-size="13pt"/>
    </style:style>
    <style:style style:family="table-cell" style:name="ce2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">
      <style:paragraph-properties fo:text-align="center"/>
    </style:style>
    <style:style style:family="text" style:name="T47">
      <style:text-properties fo:font-size="13pt"/>
    </style:style>
    <style:style style:family="table-cell" style:name="ce23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">
      <style:paragraph-properties fo:text-align="center"/>
    </style:style>
    <style:style style:family="text" style:name="T48">
      <style:text-properties fo:font-size="13pt"/>
    </style:style>
    <style:style style:family="table-cell" style:name="ce24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">
      <style:paragraph-properties fo:text-align="center"/>
    </style:style>
    <style:style style:family="text" style:name="T49">
      <style:text-properties fo:font-size="13pt"/>
    </style:style>
    <style:style style:family="table-cell" style:name="ce25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">
      <style:paragraph-properties fo:text-align="center"/>
    </style:style>
    <style:style style:family="text" style:name="T50">
      <style:text-properties fo:font-size="13pt"/>
    </style:style>
    <style:style style:family="table-cell" style:name="ce26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">
      <style:paragraph-properties fo:text-align="center"/>
    </style:style>
    <style:style style:family="text" style:name="T51">
      <style:text-properties fo:font-size="13pt"/>
    </style:style>
    <style:style style:family="table-cell" style:name="ce27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">
      <style:paragraph-properties fo:text-align="center"/>
    </style:style>
    <style:style style:family="text" style:name="T52">
      <style:text-properties fo:font-size="13pt"/>
    </style:style>
    <style:style style:family="table-cell" style:name="ce28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">
      <style:paragraph-properties fo:text-align="center"/>
    </style:style>
    <style:style style:family="text" style:name="T53">
      <style:text-properties fo:font-size="13pt"/>
    </style:style>
    <style:style style:family="table-cell" style:name="ce29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">
      <style:paragraph-properties fo:text-align="center"/>
    </style:style>
    <style:style style:family="text" style:name="T54">
      <style:text-properties fo:font-size="13pt"/>
    </style:style>
    <style:style style:family="table-cell" style:name="ce30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">
      <style:paragraph-properties fo:text-align="center"/>
    </style:style>
    <style:style style:family="text" style:name="T55">
      <style:text-properties fo:font-size="13pt"/>
    </style:style>
    <style:style style:family="table-cell" style:name="ce3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">
      <style:paragraph-properties fo:text-align="center"/>
    </style:style>
    <style:style style:family="text" style:name="T56">
      <style:text-properties fo:font-size="13pt"/>
    </style:style>
    <style:style style:family="table-cell" style:name="ce3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">
      <style:paragraph-properties fo:text-align="center"/>
    </style:style>
    <style:style style:family="text" style:name="T57">
      <style:text-properties fo:font-size="13pt"/>
    </style:style>
    <style:style style:family="table-cell" style:name="ce33">
      <style:table-cell-properties style:vertical-align="middle" style:direction="ltr" fo:background-color="#404040" fo:border="0.00882cm solid #000000" fo:padding-top="0.09702cm" fo:padding-bottom="0.09702cm" fo:padding-left="0.09702cm" fo:padding-right="0.09702cm" fo:wrap-option="wrap"/>
    </style:style>
    <style:style style:parent-style-name="661" style:family="paragraph" style:name="P74">
      <style:paragraph-properties fo:text-align="center"/>
    </style:style>
    <style:style style:family="text" style:name="T58">
      <style:text-properties fo:font-size="13pt"/>
    </style:style>
    <style:style style:family="table-row" style:name="ro2">
      <style:table-row-properties/>
    </style:style>
    <style:style style:family="table-cell" style:name="ce34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">
      <style:paragraph-properties fo:text-align="center"/>
    </style:style>
    <style:style style:family="text" style:name="T59">
      <style:text-properties fo:font-size="13pt"/>
    </style:style>
    <style:style style:family="table-cell" style:name="ce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">
      <style:paragraph-properties fo:text-align="center"/>
    </style:style>
    <style:style style:family="text" style:name="T60">
      <style:text-properties fo:font-size="13pt"/>
    </style:style>
    <style:style style:family="table-cell" style:name="ce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">
      <style:paragraph-properties fo:text-align="center"/>
    </style:style>
    <style:style style:family="text" style:name="T61">
      <style:text-properties fo:font-size="13pt"/>
    </style:style>
    <style:style style:family="table-cell" style:name="ce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">
      <style:paragraph-properties fo:text-align="center"/>
    </style:style>
    <style:style style:family="text" style:name="T62">
      <style:text-properties fo:font-size="13pt"/>
    </style:style>
    <style:style style:family="table-cell" style:name="ce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">
      <style:paragraph-properties fo:text-align="center"/>
    </style:style>
    <style:style style:family="text" style:name="T63">
      <style:text-properties fo:font-size="13pt"/>
    </style:style>
    <style:style style:family="table-cell" style:name="ce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">
      <style:paragraph-properties fo:text-align="center"/>
    </style:style>
    <style:style style:family="text" style:name="T64">
      <style:text-properties fo:font-size="13pt"/>
    </style:style>
    <style:style style:family="table-cell" style:name="ce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">
      <style:paragraph-properties fo:text-align="center"/>
    </style:style>
    <style:style style:family="text" style:name="T65">
      <style:text-properties fo:font-size="13pt"/>
    </style:style>
    <style:style style:family="table-cell" style:name="ce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">
      <style:paragraph-properties fo:text-align="center"/>
    </style:style>
    <style:style style:family="text" style:name="T66">
      <style:text-properties fo:font-size="13pt"/>
    </style:style>
    <style:style style:family="table-cell" style:name="ce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">
      <style:paragraph-properties fo:text-align="center"/>
    </style:style>
    <style:style style:family="text" style:name="T67">
      <style:text-properties fo:font-size="13pt"/>
    </style:style>
    <style:style style:family="table-cell" style:name="ce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">
      <style:paragraph-properties fo:text-align="center"/>
    </style:style>
    <style:style style:family="text" style:name="T68">
      <style:text-properties fo:font-size="13pt"/>
    </style:style>
    <style:style style:family="table-cell" style:name="ce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">
      <style:paragraph-properties fo:text-align="center"/>
    </style:style>
    <style:style style:family="text" style:name="T69">
      <style:text-properties fo:font-size="13pt"/>
    </style:style>
    <style:style style:family="table-cell" style:name="ce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">
      <style:paragraph-properties fo:text-align="center"/>
    </style:style>
    <style:style style:family="text" style:name="T70">
      <style:text-properties fo:font-size="13pt"/>
    </style:style>
    <style:style style:family="table-cell" style:name="ce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">
      <style:paragraph-properties fo:text-align="center"/>
    </style:style>
    <style:style style:family="text" style:name="T71">
      <style:text-properties fo:font-size="13pt"/>
    </style:style>
    <style:style style:family="table-cell" style:name="ce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">
      <style:paragraph-properties fo:text-align="center"/>
    </style:style>
    <style:style style:family="text" style:name="T72">
      <style:text-properties fo:font-size="13pt"/>
    </style:style>
    <style:style style:family="table-cell" style:name="ce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">
      <style:paragraph-properties fo:text-align="center"/>
    </style:style>
    <style:style style:family="text" style:name="T73">
      <style:text-properties fo:font-size="13pt"/>
    </style:style>
    <style:style style:family="table-cell" style:name="ce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0">
      <style:paragraph-properties fo:text-align="center"/>
    </style:style>
    <style:style style:family="text" style:name="T74">
      <style:text-properties fo:font-size="13pt"/>
    </style:style>
    <style:style style:family="table-cell" style:name="ce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1">
      <style:paragraph-properties fo:text-align="center"/>
    </style:style>
    <style:style style:family="text" style:name="T75">
      <style:text-properties fo:font-size="13pt"/>
    </style:style>
    <style:style style:family="table-cell" style:name="ce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2">
      <style:paragraph-properties fo:text-align="center"/>
    </style:style>
    <style:style style:family="text" style:name="T76">
      <style:text-properties fo:font-size="13pt"/>
    </style:style>
    <style:style style:family="table-cell" style:name="ce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3">
      <style:paragraph-properties fo:text-align="center"/>
    </style:style>
    <style:style style:family="text" style:name="T77">
      <style:text-properties fo:font-size="13pt"/>
    </style:style>
    <style:style style:family="table-cell" style:name="ce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4">
      <style:paragraph-properties fo:text-align="center"/>
    </style:style>
    <style:style style:family="text" style:name="T78">
      <style:text-properties fo:font-size="13pt"/>
    </style:style>
    <style:style style:family="table-cell" style:name="ce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5">
      <style:paragraph-properties fo:text-align="center"/>
    </style:style>
    <style:style style:family="text" style:name="T79">
      <style:text-properties fo:font-size="13pt"/>
    </style:style>
    <style:style style:family="table-cell" style:name="ce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6">
      <style:paragraph-properties fo:text-align="center"/>
    </style:style>
    <style:style style:family="text" style:name="T80">
      <style:text-properties fo:font-size="13pt"/>
    </style:style>
    <style:style style:family="table-cell" style:name="ce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7">
      <style:paragraph-properties fo:text-align="center"/>
    </style:style>
    <style:style style:family="text" style:name="T81">
      <style:text-properties fo:font-size="13pt"/>
    </style:style>
    <style:style style:family="table-cell" style:name="ce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8">
      <style:paragraph-properties fo:text-align="center"/>
    </style:style>
    <style:style style:family="text" style:name="T82">
      <style:text-properties fo:font-size="13pt"/>
    </style:style>
    <style:style style:family="table-cell" style:name="ce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99">
      <style:paragraph-properties fo:text-align="center"/>
    </style:style>
    <style:style style:family="text" style:name="T83">
      <style:text-properties fo:font-size="13pt"/>
    </style:style>
    <style:style style:family="table-cell" style:name="ce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00">
      <style:paragraph-properties fo:text-align="center"/>
    </style:style>
    <style:style style:family="text" style:name="T84">
      <style:text-properties fo:font-size="13pt"/>
    </style:style>
    <style:style style:family="table-cell" style:name="ce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01">
      <style:paragraph-properties fo:text-align="center"/>
    </style:style>
    <style:style style:family="text" style:name="T85">
      <style:text-properties fo:font-size="13pt"/>
    </style:style>
    <style:style style:family="table-cell" style:name="ce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02">
      <style:paragraph-properties fo:text-align="center"/>
    </style:style>
    <style:style style:family="text" style:name="T86">
      <style:text-properties fo:font-size="13pt"/>
    </style:style>
    <style:style style:family="table-cell" style:name="ce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03">
      <style:paragraph-properties fo:text-align="center"/>
    </style:style>
    <style:style style:family="text" style:name="T87">
      <style:text-properties fo:font-size="13pt"/>
    </style:style>
    <style:style style:family="table-cell" style:name="ce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04">
      <style:paragraph-properties fo:text-align="center"/>
    </style:style>
    <style:style style:family="text" style:name="T88">
      <style:text-properties fo:font-size="13pt"/>
    </style:style>
    <style:style style:family="table-cell" style:name="ce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05">
      <style:paragraph-properties fo:text-align="center"/>
    </style:style>
    <style:style style:family="text" style:name="T89">
      <style:text-properties fo:font-size="13pt"/>
    </style:style>
    <style:style style:family="table-cell" style:name="ce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06">
      <style:paragraph-properties fo:text-align="center"/>
    </style:style>
    <style:style style:family="text" style:name="T90">
      <style:text-properties fo:font-size="13pt"/>
    </style:style>
    <style:style style:family="table-cell" style:name="ce66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107">
      <style:paragraph-properties fo:text-align="center"/>
    </style:style>
    <style:style style:family="text" style:name="T91">
      <style:text-properties fo:font-size="13pt"/>
    </style:style>
    <style:style style:family="table-row" style:name="ro3">
      <style:table-row-properties/>
    </style:style>
    <style:style style:family="table-cell" style:name="ce67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08">
      <style:paragraph-properties fo:text-align="center"/>
    </style:style>
    <style:style style:family="text" style:name="T92">
      <style:text-properties fo:font-size="13pt"/>
    </style:style>
    <style:style style:family="table-cell" style:name="ce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09">
      <style:paragraph-properties fo:text-align="center"/>
    </style:style>
    <style:style style:family="text" style:name="T93">
      <style:text-properties fo:font-size="13pt"/>
    </style:style>
    <style:style style:family="table-cell" style:name="ce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0">
      <style:paragraph-properties fo:text-align="center"/>
    </style:style>
    <style:style style:family="text" style:name="T94">
      <style:text-properties fo:font-size="13pt"/>
    </style:style>
    <style:style style:family="table-cell" style:name="ce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1">
      <style:paragraph-properties fo:text-align="center"/>
    </style:style>
    <style:style style:family="text" style:name="T95">
      <style:text-properties fo:font-size="13pt"/>
    </style:style>
    <style:style style:family="table-cell" style:name="ce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2">
      <style:paragraph-properties fo:text-align="center"/>
    </style:style>
    <style:style style:family="text" style:name="T96">
      <style:text-properties fo:font-size="13pt"/>
    </style:style>
    <style:style style:family="table-cell" style:name="ce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3">
      <style:paragraph-properties fo:text-align="center"/>
    </style:style>
    <style:style style:family="text" style:name="T97">
      <style:text-properties fo:font-size="13pt"/>
    </style:style>
    <style:style style:family="table-cell" style:name="ce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4">
      <style:paragraph-properties fo:text-align="center"/>
    </style:style>
    <style:style style:family="text" style:name="T98">
      <style:text-properties fo:font-size="13pt"/>
    </style:style>
    <style:style style:family="table-cell" style:name="ce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5">
      <style:paragraph-properties fo:text-align="center"/>
    </style:style>
    <style:style style:family="text" style:name="T99">
      <style:text-properties fo:font-size="13pt"/>
    </style:style>
    <style:style style:family="table-cell" style:name="ce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6">
      <style:paragraph-properties fo:text-align="center"/>
    </style:style>
    <style:style style:family="text" style:name="T100">
      <style:text-properties fo:font-size="13pt"/>
    </style:style>
    <style:style style:family="table-cell" style:name="ce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7">
      <style:paragraph-properties fo:text-align="center"/>
    </style:style>
    <style:style style:family="text" style:name="T101">
      <style:text-properties fo:font-size="13pt"/>
    </style:style>
    <style:style style:family="table-cell" style:name="ce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8">
      <style:paragraph-properties fo:text-align="center"/>
    </style:style>
    <style:style style:family="text" style:name="T102">
      <style:text-properties fo:font-size="13pt"/>
    </style:style>
    <style:style style:family="table-cell" style:name="ce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19">
      <style:paragraph-properties fo:text-align="center"/>
    </style:style>
    <style:style style:family="text" style:name="T103">
      <style:text-properties fo:font-size="13pt"/>
    </style:style>
    <style:style style:family="table-cell" style:name="ce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0">
      <style:paragraph-properties fo:text-align="center"/>
    </style:style>
    <style:style style:family="text" style:name="T104">
      <style:text-properties fo:font-size="13pt"/>
    </style:style>
    <style:style style:family="table-cell" style:name="ce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1">
      <style:paragraph-properties fo:text-align="center"/>
    </style:style>
    <style:style style:family="text" style:name="T105">
      <style:text-properties fo:font-size="13pt"/>
    </style:style>
    <style:style style:family="table-cell" style:name="ce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2">
      <style:paragraph-properties fo:text-align="center"/>
    </style:style>
    <style:style style:family="text" style:name="T106">
      <style:text-properties fo:font-size="13pt"/>
    </style:style>
    <style:style style:family="table-cell" style:name="ce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3">
      <style:paragraph-properties fo:text-align="center"/>
    </style:style>
    <style:style style:family="text" style:name="T107">
      <style:text-properties fo:font-size="13pt"/>
    </style:style>
    <style:style style:family="table-cell" style:name="ce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4">
      <style:paragraph-properties fo:text-align="center"/>
    </style:style>
    <style:style style:family="text" style:name="T108">
      <style:text-properties fo:font-size="13pt"/>
    </style:style>
    <style:style style:family="table-cell" style:name="ce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5">
      <style:paragraph-properties fo:text-align="center"/>
    </style:style>
    <style:style style:family="text" style:name="T109">
      <style:text-properties fo:font-size="13pt"/>
    </style:style>
    <style:style style:family="table-cell" style:name="ce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6">
      <style:paragraph-properties fo:text-align="center"/>
    </style:style>
    <style:style style:family="text" style:name="T110">
      <style:text-properties fo:font-size="13pt"/>
    </style:style>
    <style:style style:family="table-cell" style:name="ce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7">
      <style:paragraph-properties fo:text-align="center"/>
    </style:style>
    <style:style style:family="text" style:name="T111">
      <style:text-properties fo:font-size="13pt"/>
    </style:style>
    <style:style style:family="table-cell" style:name="ce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8">
      <style:paragraph-properties fo:text-align="center"/>
    </style:style>
    <style:style style:family="text" style:name="T112">
      <style:text-properties fo:font-size="13pt"/>
    </style:style>
    <style:style style:family="table-cell" style:name="ce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29">
      <style:paragraph-properties fo:text-align="center"/>
    </style:style>
    <style:style style:family="text" style:name="T113">
      <style:text-properties fo:font-size="13pt"/>
    </style:style>
    <style:style style:family="table-cell" style:name="ce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0">
      <style:paragraph-properties fo:text-align="center"/>
    </style:style>
    <style:style style:family="text" style:name="T114">
      <style:text-properties fo:font-size="13pt"/>
    </style:style>
    <style:style style:family="table-cell" style:name="ce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1">
      <style:paragraph-properties fo:text-align="center"/>
    </style:style>
    <style:style style:family="text" style:name="T115">
      <style:text-properties fo:font-size="13pt"/>
    </style:style>
    <style:style style:family="table-cell" style:name="ce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2">
      <style:paragraph-properties fo:text-align="center"/>
    </style:style>
    <style:style style:family="text" style:name="T116">
      <style:text-properties fo:font-size="13pt"/>
    </style:style>
    <style:style style:family="table-cell" style:name="ce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3">
      <style:paragraph-properties fo:text-align="center"/>
    </style:style>
    <style:style style:family="text" style:name="T117">
      <style:text-properties fo:font-size="13pt"/>
    </style:style>
    <style:style style:family="table-cell" style:name="ce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4">
      <style:paragraph-properties fo:text-align="center"/>
    </style:style>
    <style:style style:family="text" style:name="T118">
      <style:text-properties fo:font-size="13pt"/>
    </style:style>
    <style:style style:family="table-cell" style:name="ce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5">
      <style:paragraph-properties fo:text-align="center"/>
    </style:style>
    <style:style style:family="text" style:name="T119">
      <style:text-properties fo:font-size="13pt" style:text-underline-type="none" style:text-underline-width="auto"/>
    </style:style>
    <style:style style:family="table-cell" style:name="ce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6">
      <style:paragraph-properties fo:text-align="center"/>
    </style:style>
    <style:style style:family="text" style:name="T120">
      <style:text-properties fo:font-size="13pt" style:text-underline-type="none" style:text-underline-width="auto"/>
    </style:style>
    <style:style style:family="table-cell" style:name="ce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7">
      <style:paragraph-properties fo:text-align="center"/>
    </style:style>
    <style:style style:family="text" style:name="T121">
      <style:text-properties fo:font-size="13pt" style:text-underline-type="none" style:text-underline-width="auto"/>
    </style:style>
    <style:style style:family="table-cell" style:name="ce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8">
      <style:paragraph-properties fo:text-align="center"/>
    </style:style>
    <style:style style:family="text" style:name="T122">
      <style:text-properties fo:font-size="13pt" style:text-underline-type="none" style:text-underline-width="auto"/>
    </style:style>
    <style:style style:family="table-cell" style:name="ce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39">
      <style:paragraph-properties fo:text-align="center"/>
    </style:style>
    <style:style style:family="text" style:name="T123">
      <style:text-properties fo:font-size="13pt" style:text-underline-type="none" style:text-underline-width="auto"/>
    </style:style>
    <style:style style:family="table-cell" style:name="ce99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140">
      <style:paragraph-properties fo:text-align="center"/>
    </style:style>
    <style:style style:family="text" style:name="T124">
      <style:text-properties fo:font-size="13pt" style:text-underline-type="none" style:text-underline-width="auto"/>
    </style:style>
    <style:style style:family="table-row" style:name="ro4">
      <style:table-row-properties/>
    </style:style>
    <style:style style:family="table-cell" style:name="ce100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41">
      <style:paragraph-properties fo:text-align="center"/>
    </style:style>
    <style:style style:family="text" style:name="T125">
      <style:text-properties fo:font-size="13pt"/>
    </style:style>
    <style:style style:family="table-cell" style:name="ce1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42">
      <style:paragraph-properties fo:text-align="center"/>
    </style:style>
    <style:style style:family="text" style:name="T126">
      <style:text-properties fo:font-size="13pt"/>
    </style:style>
    <style:style style:family="table-cell" style:name="ce1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43">
      <style:paragraph-properties fo:text-align="center"/>
    </style:style>
    <style:style style:family="text" style:name="T127">
      <style:text-properties fo:font-size="13pt"/>
    </style:style>
    <style:style style:family="table-cell" style:name="ce1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44">
      <style:paragraph-properties fo:text-align="center"/>
    </style:style>
    <style:style style:family="text" style:name="T128">
      <style:text-properties fo:font-size="13pt"/>
    </style:style>
    <style:style style:family="table-cell" style:name="ce1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45">
      <style:paragraph-properties fo:text-align="center"/>
    </style:style>
    <style:style style:family="text" style:name="T129">
      <style:text-properties fo:font-size="13pt"/>
    </style:style>
    <style:style style:family="table-cell" style:name="ce1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46">
      <style:paragraph-properties fo:text-align="center"/>
    </style:style>
    <style:style style:family="text" style:name="T130">
      <style:text-properties fo:font-size="13pt"/>
    </style:style>
    <style:style style:family="table-cell" style:name="ce1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47">
      <style:paragraph-properties fo:text-align="center"/>
    </style:style>
    <style:style style:family="text" style:name="T131">
      <style:text-properties fo:font-size="13pt"/>
    </style:style>
    <style:style style:family="table-cell" style:name="ce1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48">
      <style:paragraph-properties fo:text-align="center"/>
    </style:style>
    <style:style style:family="text" style:name="T132">
      <style:text-properties fo:font-size="13pt"/>
    </style:style>
    <style:style style:family="table-cell" style:name="ce1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49">
      <style:paragraph-properties fo:text-align="center"/>
    </style:style>
    <style:style style:family="text" style:name="T133">
      <style:text-properties fo:font-size="13pt"/>
    </style:style>
    <style:style style:family="table-cell" style:name="ce1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0">
      <style:paragraph-properties fo:text-align="center"/>
    </style:style>
    <style:style style:family="text" style:name="T134">
      <style:text-properties fo:font-size="13pt"/>
    </style:style>
    <style:style style:family="table-cell" style:name="ce1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1">
      <style:paragraph-properties fo:text-align="center"/>
    </style:style>
    <style:style style:family="text" style:name="T135">
      <style:text-properties fo:font-size="13pt"/>
    </style:style>
    <style:style style:family="table-cell" style:name="ce1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2">
      <style:paragraph-properties fo:text-align="center"/>
    </style:style>
    <style:style style:family="text" style:name="T136">
      <style:text-properties fo:font-size="13pt"/>
    </style:style>
    <style:style style:family="table-cell" style:name="ce1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3">
      <style:paragraph-properties fo:text-align="center"/>
    </style:style>
    <style:style style:family="text" style:name="T137">
      <style:text-properties fo:font-size="13pt"/>
    </style:style>
    <style:style style:family="table-cell" style:name="ce1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4">
      <style:paragraph-properties fo:text-align="center"/>
    </style:style>
    <style:style style:family="text" style:name="T138">
      <style:text-properties fo:font-size="13pt"/>
    </style:style>
    <style:style style:family="table-cell" style:name="ce1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5">
      <style:paragraph-properties fo:text-align="center"/>
    </style:style>
    <style:style style:family="text" style:name="T139">
      <style:text-properties fo:font-size="13pt"/>
    </style:style>
    <style:style style:family="table-cell" style:name="ce1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6">
      <style:paragraph-properties fo:text-align="center"/>
    </style:style>
    <style:style style:family="text" style:name="T140">
      <style:text-properties fo:font-size="13pt"/>
    </style:style>
    <style:style style:family="table-cell" style:name="ce1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7">
      <style:paragraph-properties fo:text-align="center"/>
    </style:style>
    <style:style style:family="text" style:name="T141">
      <style:text-properties fo:font-size="13pt"/>
    </style:style>
    <style:style style:family="table-cell" style:name="ce1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8">
      <style:paragraph-properties fo:text-align="center"/>
    </style:style>
    <style:style style:family="text" style:name="T142">
      <style:text-properties fo:font-size="13pt"/>
    </style:style>
    <style:style style:family="table-cell" style:name="ce1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59">
      <style:paragraph-properties fo:text-align="center"/>
    </style:style>
    <style:style style:family="text" style:name="T143">
      <style:text-properties fo:font-size="13pt"/>
    </style:style>
    <style:style style:family="table-cell" style:name="ce1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0">
      <style:paragraph-properties fo:text-align="center"/>
    </style:style>
    <style:style style:family="text" style:name="T144">
      <style:text-properties fo:font-size="13pt"/>
    </style:style>
    <style:style style:family="table-cell" style:name="ce1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1">
      <style:paragraph-properties fo:text-align="center"/>
    </style:style>
    <style:style style:family="text" style:name="T145">
      <style:text-properties fo:font-size="13pt"/>
    </style:style>
    <style:style style:family="table-cell" style:name="ce1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2">
      <style:paragraph-properties fo:text-align="center"/>
    </style:style>
    <style:style style:family="text" style:name="T146">
      <style:text-properties fo:font-size="13pt"/>
    </style:style>
    <style:style style:family="table-cell" style:name="ce1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3">
      <style:paragraph-properties fo:text-align="center"/>
    </style:style>
    <style:style style:family="text" style:name="T147">
      <style:text-properties fo:font-size="13pt"/>
    </style:style>
    <style:style style:family="table-cell" style:name="ce1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4">
      <style:paragraph-properties fo:text-align="center"/>
    </style:style>
    <style:style style:family="text" style:name="T148">
      <style:text-properties fo:font-size="13pt"/>
    </style:style>
    <style:style style:family="table-cell" style:name="ce1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5">
      <style:paragraph-properties fo:text-align="center"/>
    </style:style>
    <style:style style:family="text" style:name="T149">
      <style:text-properties fo:font-size="13pt"/>
    </style:style>
    <style:style style:family="table-cell" style:name="ce1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6">
      <style:paragraph-properties fo:text-align="center"/>
    </style:style>
    <style:style style:family="text" style:name="T150">
      <style:text-properties fo:font-size="13pt"/>
    </style:style>
    <style:style style:family="table-cell" style:name="ce1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7">
      <style:paragraph-properties fo:text-align="center"/>
    </style:style>
    <style:style style:family="text" style:name="T151">
      <style:text-properties fo:font-size="13pt"/>
    </style:style>
    <style:style style:family="table-cell" style:name="ce1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8">
      <style:paragraph-properties fo:text-align="center"/>
    </style:style>
    <style:style style:family="text" style:name="T152">
      <style:text-properties fo:font-size="13pt" style:text-underline-type="none" style:text-underline-width="auto"/>
    </style:style>
    <style:style style:family="table-cell" style:name="ce1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69">
      <style:paragraph-properties fo:text-align="center"/>
    </style:style>
    <style:style style:family="text" style:name="T153">
      <style:text-properties fo:font-size="13pt" style:text-underline-type="none" style:text-underline-width="auto"/>
    </style:style>
    <style:style style:family="table-cell" style:name="ce1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70">
      <style:paragraph-properties fo:text-align="center"/>
    </style:style>
    <style:style style:family="text" style:name="T154">
      <style:text-properties fo:font-size="13pt" style:text-underline-type="none" style:text-underline-width="auto"/>
    </style:style>
    <style:style style:family="table-cell" style:name="ce1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71">
      <style:paragraph-properties fo:text-align="center"/>
    </style:style>
    <style:style style:family="text" style:name="T155">
      <style:text-properties fo:font-size="13pt" style:text-underline-type="none" style:text-underline-width="auto"/>
    </style:style>
    <style:style style:family="table-cell" style:name="ce1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72">
      <style:paragraph-properties fo:text-align="center"/>
    </style:style>
    <style:style style:family="text" style:name="T156">
      <style:text-properties fo:font-size="13pt" style:text-underline-type="none" style:text-underline-width="auto"/>
    </style:style>
    <style:style style:family="table-cell" style:name="ce132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173">
      <style:paragraph-properties fo:text-align="center"/>
    </style:style>
    <style:style style:family="text" style:name="T157">
      <style:text-properties fo:font-size="13pt" style:text-underline-type="none" style:text-underline-width="auto"/>
    </style:style>
    <style:style style:family="table-row" style:name="ro5">
      <style:table-row-properties/>
    </style:style>
    <style:style style:family="table-cell" style:name="ce133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74">
      <style:paragraph-properties fo:text-align="center"/>
    </style:style>
    <style:style style:family="text" style:name="T158">
      <style:text-properties fo:font-size="13pt"/>
    </style:style>
    <style:style style:family="table-cell" style:name="ce1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75">
      <style:paragraph-properties fo:text-align="center"/>
    </style:style>
    <style:style style:family="text" style:name="T159">
      <style:text-properties fo:font-size="13pt"/>
    </style:style>
    <style:style style:family="table-cell" style:name="ce1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76">
      <style:paragraph-properties fo:text-align="center"/>
    </style:style>
    <style:style style:family="text" style:name="T160">
      <style:text-properties fo:font-size="13pt"/>
    </style:style>
    <style:style style:family="table-cell" style:name="ce1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77">
      <style:paragraph-properties fo:text-align="center"/>
    </style:style>
    <style:style style:family="text" style:name="T161">
      <style:text-properties fo:font-size="13pt"/>
    </style:style>
    <style:style style:family="table-cell" style:name="ce1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78">
      <style:paragraph-properties fo:text-align="center"/>
    </style:style>
    <style:style style:family="text" style:name="T162">
      <style:text-properties fo:font-size="13pt"/>
    </style:style>
    <style:style style:family="table-cell" style:name="ce1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79">
      <style:paragraph-properties fo:text-align="center"/>
    </style:style>
    <style:style style:family="text" style:name="T163">
      <style:text-properties fo:font-size="13pt"/>
    </style:style>
    <style:style style:family="table-cell" style:name="ce1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0">
      <style:paragraph-properties fo:text-align="center"/>
    </style:style>
    <style:style style:family="text" style:name="T164">
      <style:text-properties fo:font-size="13pt"/>
    </style:style>
    <style:style style:family="table-cell" style:name="ce1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1">
      <style:paragraph-properties fo:text-align="center"/>
    </style:style>
    <style:style style:family="text" style:name="T165">
      <style:text-properties fo:font-size="13pt"/>
    </style:style>
    <style:style style:family="table-cell" style:name="ce1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2">
      <style:paragraph-properties fo:text-align="center"/>
    </style:style>
    <style:style style:family="text" style:name="T166">
      <style:text-properties fo:font-size="13pt"/>
    </style:style>
    <style:style style:family="table-cell" style:name="ce1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3">
      <style:paragraph-properties fo:text-align="center"/>
    </style:style>
    <style:style style:family="text" style:name="T167">
      <style:text-properties fo:font-size="13pt"/>
    </style:style>
    <style:style style:family="table-cell" style:name="ce1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4">
      <style:paragraph-properties fo:text-align="center"/>
    </style:style>
    <style:style style:family="text" style:name="T168">
      <style:text-properties fo:font-size="13pt"/>
    </style:style>
    <style:style style:family="table-cell" style:name="ce1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5">
      <style:paragraph-properties fo:text-align="center"/>
    </style:style>
    <style:style style:family="text" style:name="T169">
      <style:text-properties fo:font-size="13pt"/>
    </style:style>
    <style:style style:family="table-cell" style:name="ce1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6">
      <style:paragraph-properties fo:text-align="center"/>
    </style:style>
    <style:style style:family="text" style:name="T170">
      <style:text-properties fo:font-size="13pt"/>
    </style:style>
    <style:style style:family="table-cell" style:name="ce1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7">
      <style:paragraph-properties fo:text-align="center"/>
    </style:style>
    <style:style style:family="text" style:name="T171">
      <style:text-properties fo:font-size="13pt"/>
    </style:style>
    <style:style style:family="table-cell" style:name="ce1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8">
      <style:paragraph-properties fo:text-align="center"/>
    </style:style>
    <style:style style:family="text" style:name="T172">
      <style:text-properties fo:font-size="13pt"/>
    </style:style>
    <style:style style:family="table-cell" style:name="ce1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89">
      <style:paragraph-properties fo:text-align="center"/>
    </style:style>
    <style:style style:family="text" style:name="T173">
      <style:text-properties fo:font-size="13pt"/>
    </style:style>
    <style:style style:family="table-cell" style:name="ce1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0">
      <style:paragraph-properties fo:text-align="center"/>
    </style:style>
    <style:style style:family="text" style:name="T174">
      <style:text-properties fo:font-size="13pt"/>
    </style:style>
    <style:style style:family="table-cell" style:name="ce1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1">
      <style:paragraph-properties fo:text-align="center"/>
    </style:style>
    <style:style style:family="text" style:name="T175">
      <style:text-properties fo:font-size="13pt"/>
    </style:style>
    <style:style style:family="table-cell" style:name="ce1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2">
      <style:paragraph-properties fo:text-align="center"/>
    </style:style>
    <style:style style:family="text" style:name="T176">
      <style:text-properties fo:font-size="13pt"/>
    </style:style>
    <style:style style:family="table-cell" style:name="ce1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3">
      <style:paragraph-properties fo:text-align="center"/>
    </style:style>
    <style:style style:family="text" style:name="T177">
      <style:text-properties fo:font-size="13pt"/>
    </style:style>
    <style:style style:family="table-cell" style:name="ce1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4">
      <style:paragraph-properties fo:text-align="center"/>
    </style:style>
    <style:style style:family="text" style:name="T178">
      <style:text-properties fo:font-size="13pt"/>
    </style:style>
    <style:style style:family="table-cell" style:name="ce1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5">
      <style:paragraph-properties fo:text-align="center"/>
    </style:style>
    <style:style style:family="text" style:name="T179">
      <style:text-properties fo:font-size="13pt"/>
    </style:style>
    <style:style style:family="table-cell" style:name="ce1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6">
      <style:paragraph-properties fo:text-align="center"/>
    </style:style>
    <style:style style:family="text" style:name="T180">
      <style:text-properties fo:font-size="13pt"/>
    </style:style>
    <style:style style:family="table-cell" style:name="ce1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7">
      <style:paragraph-properties fo:text-align="center"/>
    </style:style>
    <style:style style:family="text" style:name="T181">
      <style:text-properties fo:font-size="13pt"/>
    </style:style>
    <style:style style:family="table-cell" style:name="ce1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8">
      <style:paragraph-properties fo:text-align="center"/>
    </style:style>
    <style:style style:family="text" style:name="T182">
      <style:text-properties fo:font-size="13pt"/>
    </style:style>
    <style:style style:family="table-cell" style:name="ce1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199">
      <style:paragraph-properties fo:text-align="center"/>
    </style:style>
    <style:style style:family="text" style:name="T183">
      <style:text-properties fo:font-size="13pt"/>
    </style:style>
    <style:style style:family="table-cell" style:name="ce1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00">
      <style:paragraph-properties fo:text-align="center"/>
    </style:style>
    <style:style style:family="text" style:name="T184">
      <style:text-properties fo:font-size="13pt"/>
    </style:style>
    <style:style style:family="table-cell" style:name="ce1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01">
      <style:paragraph-properties fo:text-align="center"/>
    </style:style>
    <style:style style:family="text" style:name="T185">
      <style:text-properties fo:font-size="13pt" style:text-underline-type="none" style:text-underline-width="auto"/>
    </style:style>
    <style:style style:family="table-cell" style:name="ce1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02">
      <style:paragraph-properties fo:text-align="center"/>
    </style:style>
    <style:style style:family="text" style:name="T186">
      <style:text-properties fo:font-size="13pt" style:text-underline-type="none" style:text-underline-width="auto"/>
    </style:style>
    <style:style style:family="table-cell" style:name="ce1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03">
      <style:paragraph-properties fo:text-align="center"/>
    </style:style>
    <style:style style:family="text" style:name="T187">
      <style:text-properties fo:font-size="13pt" style:text-underline-type="none" style:text-underline-width="auto"/>
    </style:style>
    <style:style style:family="table-cell" style:name="ce1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04">
      <style:paragraph-properties fo:text-align="center"/>
    </style:style>
    <style:style style:family="text" style:name="T188">
      <style:text-properties fo:font-size="13pt" style:text-underline-type="none" style:text-underline-width="auto"/>
    </style:style>
    <style:style style:family="table-cell" style:name="ce1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05">
      <style:paragraph-properties fo:text-align="center"/>
    </style:style>
    <style:style style:family="text" style:name="T189">
      <style:text-properties fo:font-size="13pt" style:text-underline-type="none" style:text-underline-width="auto"/>
    </style:style>
    <style:style style:family="table-cell" style:name="ce165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206">
      <style:paragraph-properties fo:text-align="center"/>
    </style:style>
    <style:style style:family="text" style:name="T190">
      <style:text-properties fo:font-size="13pt" style:text-underline-type="none" style:text-underline-width="auto"/>
    </style:style>
    <style:style style:family="table-row" style:name="ro6">
      <style:table-row-properties/>
    </style:style>
    <style:style style:family="table-cell" style:name="ce166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07">
      <style:paragraph-properties fo:text-align="center"/>
    </style:style>
    <style:style style:family="text" style:name="T191">
      <style:text-properties fo:font-size="13pt"/>
    </style:style>
    <style:style style:family="table-cell" style:name="ce1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08">
      <style:paragraph-properties fo:text-align="center"/>
    </style:style>
    <style:style style:family="text" style:name="T192">
      <style:text-properties fo:font-size="13pt"/>
    </style:style>
    <style:style style:family="table-cell" style:name="ce1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09">
      <style:paragraph-properties fo:text-align="center"/>
    </style:style>
    <style:style style:family="text" style:name="T193">
      <style:text-properties fo:font-size="13pt"/>
    </style:style>
    <style:style style:family="table-cell" style:name="ce1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0">
      <style:paragraph-properties fo:text-align="center"/>
    </style:style>
    <style:style style:family="text" style:name="T194">
      <style:text-properties fo:font-size="13pt"/>
    </style:style>
    <style:style style:family="table-cell" style:name="ce1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1">
      <style:paragraph-properties fo:text-align="center"/>
    </style:style>
    <style:style style:family="text" style:name="T195">
      <style:text-properties fo:font-size="13pt"/>
    </style:style>
    <style:style style:family="table-cell" style:name="ce1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2">
      <style:paragraph-properties fo:text-align="center"/>
    </style:style>
    <style:style style:family="text" style:name="T196">
      <style:text-properties fo:font-size="13pt"/>
    </style:style>
    <style:style style:family="table-cell" style:name="ce1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3">
      <style:paragraph-properties fo:text-align="center"/>
    </style:style>
    <style:style style:family="text" style:name="T197">
      <style:text-properties fo:font-size="13pt"/>
    </style:style>
    <style:style style:family="table-cell" style:name="ce1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4">
      <style:paragraph-properties fo:text-align="center"/>
    </style:style>
    <style:style style:family="text" style:name="T198">
      <style:text-properties fo:font-size="13pt"/>
    </style:style>
    <style:style style:family="table-cell" style:name="ce1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5">
      <style:paragraph-properties fo:text-align="center"/>
    </style:style>
    <style:style style:family="text" style:name="T199">
      <style:text-properties fo:font-size="13pt"/>
    </style:style>
    <style:style style:family="table-cell" style:name="ce1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6">
      <style:paragraph-properties fo:text-align="center"/>
    </style:style>
    <style:style style:family="text" style:name="T200">
      <style:text-properties fo:font-size="13pt"/>
    </style:style>
    <style:style style:family="table-cell" style:name="ce1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7">
      <style:paragraph-properties fo:text-align="center"/>
    </style:style>
    <style:style style:family="text" style:name="T201">
      <style:text-properties fo:font-size="13pt"/>
    </style:style>
    <style:style style:family="table-cell" style:name="ce1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8">
      <style:paragraph-properties fo:text-align="center"/>
    </style:style>
    <style:style style:family="text" style:name="T202">
      <style:text-properties fo:font-size="13pt"/>
    </style:style>
    <style:style style:family="table-cell" style:name="ce1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19">
      <style:paragraph-properties fo:text-align="center"/>
    </style:style>
    <style:style style:family="text" style:name="T203">
      <style:text-properties fo:font-size="13pt"/>
    </style:style>
    <style:style style:family="table-cell" style:name="ce1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0">
      <style:paragraph-properties fo:text-align="center"/>
    </style:style>
    <style:style style:family="text" style:name="T204">
      <style:text-properties fo:font-size="13pt"/>
    </style:style>
    <style:style style:family="table-cell" style:name="ce1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1">
      <style:paragraph-properties fo:text-align="center"/>
    </style:style>
    <style:style style:family="text" style:name="T205">
      <style:text-properties fo:font-size="13pt"/>
    </style:style>
    <style:style style:family="table-cell" style:name="ce1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2">
      <style:paragraph-properties fo:text-align="center"/>
    </style:style>
    <style:style style:family="text" style:name="T206">
      <style:text-properties fo:font-size="13pt"/>
    </style:style>
    <style:style style:family="table-cell" style:name="ce1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3">
      <style:paragraph-properties fo:text-align="center"/>
    </style:style>
    <style:style style:family="text" style:name="T207">
      <style:text-properties fo:font-size="13pt"/>
    </style:style>
    <style:style style:family="table-cell" style:name="ce1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4">
      <style:paragraph-properties fo:text-align="center"/>
    </style:style>
    <style:style style:family="text" style:name="T208">
      <style:text-properties fo:font-size="13pt"/>
    </style:style>
    <style:style style:family="table-cell" style:name="ce1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5">
      <style:paragraph-properties fo:text-align="center"/>
    </style:style>
    <style:style style:family="text" style:name="T209">
      <style:text-properties fo:font-size="13pt"/>
    </style:style>
    <style:style style:family="table-cell" style:name="ce1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6">
      <style:paragraph-properties fo:text-align="center"/>
    </style:style>
    <style:style style:family="text" style:name="T210">
      <style:text-properties fo:font-size="13pt"/>
    </style:style>
    <style:style style:family="table-cell" style:name="ce1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7">
      <style:paragraph-properties fo:text-align="center"/>
    </style:style>
    <style:style style:family="text" style:name="T211">
      <style:text-properties fo:font-size="13pt"/>
    </style:style>
    <style:style style:family="table-cell" style:name="ce1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8">
      <style:paragraph-properties fo:text-align="center"/>
    </style:style>
    <style:style style:family="text" style:name="T212">
      <style:text-properties fo:font-size="13pt"/>
    </style:style>
    <style:style style:family="table-cell" style:name="ce1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29">
      <style:paragraph-properties fo:text-align="center"/>
    </style:style>
    <style:style style:family="text" style:name="T213">
      <style:text-properties fo:font-size="13pt"/>
    </style:style>
    <style:style style:family="table-cell" style:name="ce1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30">
      <style:paragraph-properties fo:text-align="center"/>
    </style:style>
    <style:style style:family="text" style:name="T214">
      <style:text-properties fo:font-size="13pt"/>
    </style:style>
    <style:style style:family="table-cell" style:name="ce1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31">
      <style:paragraph-properties fo:text-align="center"/>
    </style:style>
    <style:style style:family="text" style:name="T215">
      <style:text-properties fo:font-size="13pt"/>
    </style:style>
    <style:style style:family="table-cell" style:name="ce1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32">
      <style:paragraph-properties fo:text-align="center"/>
    </style:style>
    <style:style style:family="text" style:name="T216">
      <style:text-properties fo:font-size="13pt"/>
    </style:style>
    <style:style style:family="table-cell" style:name="ce1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33">
      <style:paragraph-properties fo:text-align="center"/>
    </style:style>
    <style:style style:family="text" style:name="T217">
      <style:text-properties fo:font-size="13pt"/>
    </style:style>
    <style:style style:family="table-cell" style:name="ce1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34">
      <style:paragraph-properties fo:text-align="center"/>
    </style:style>
    <style:style style:family="text" style:name="T218">
      <style:text-properties fo:font-size="13pt" style:text-underline-type="none" style:text-underline-width="auto"/>
    </style:style>
    <style:style style:family="table-cell" style:name="ce1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35">
      <style:paragraph-properties fo:text-align="center"/>
    </style:style>
    <style:style style:family="text" style:name="T219">
      <style:text-properties fo:font-size="13pt" style:text-underline-type="none" style:text-underline-width="auto"/>
    </style:style>
    <style:style style:family="table-cell" style:name="ce1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36">
      <style:paragraph-properties fo:text-align="center"/>
    </style:style>
    <style:style style:family="text" style:name="T220">
      <style:text-properties fo:font-size="13pt" style:text-underline-type="none" style:text-underline-width="auto"/>
    </style:style>
    <style:style style:family="table-cell" style:name="ce1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37">
      <style:paragraph-properties fo:text-align="center"/>
    </style:style>
    <style:style style:family="text" style:name="T221">
      <style:text-properties fo:font-size="13pt" style:text-underline-type="none" style:text-underline-width="auto"/>
    </style:style>
    <style:style style:family="table-cell" style:name="ce1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38">
      <style:paragraph-properties fo:text-align="center"/>
    </style:style>
    <style:style style:family="text" style:name="T222">
      <style:text-properties fo:font-size="13pt" style:text-underline-type="none" style:text-underline-width="auto"/>
    </style:style>
    <style:style style:family="table-cell" style:name="ce198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239">
      <style:paragraph-properties fo:text-align="center"/>
    </style:style>
    <style:style style:family="text" style:name="T223">
      <style:text-properties fo:font-size="13pt" style:text-underline-type="none" style:text-underline-width="auto"/>
    </style:style>
    <style:style style:family="table-row" style:name="ro7">
      <style:table-row-properties/>
    </style:style>
    <style:style style:family="table-cell" style:name="ce199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0">
      <style:paragraph-properties fo:text-align="center"/>
    </style:style>
    <style:style style:family="text" style:name="T224">
      <style:text-properties fo:font-size="13pt"/>
    </style:style>
    <style:style style:family="table-cell" style:name="ce2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1">
      <style:paragraph-properties fo:text-align="center"/>
    </style:style>
    <style:style style:family="text" style:name="T225">
      <style:text-properties fo:font-size="13pt"/>
    </style:style>
    <style:style style:family="table-cell" style:name="ce2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2">
      <style:paragraph-properties fo:text-align="center"/>
    </style:style>
    <style:style style:family="text" style:name="T226">
      <style:text-properties fo:font-size="13pt"/>
    </style:style>
    <style:style style:family="table-cell" style:name="ce2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3">
      <style:paragraph-properties fo:text-align="center"/>
    </style:style>
    <style:style style:family="text" style:name="T227">
      <style:text-properties fo:font-size="13pt"/>
    </style:style>
    <style:style style:family="table-cell" style:name="ce2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4">
      <style:paragraph-properties fo:text-align="center"/>
    </style:style>
    <style:style style:family="text" style:name="T228">
      <style:text-properties fo:font-size="13pt"/>
    </style:style>
    <style:style style:family="table-cell" style:name="ce2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5">
      <style:paragraph-properties fo:text-align="center"/>
    </style:style>
    <style:style style:family="text" style:name="T229">
      <style:text-properties fo:font-size="13pt"/>
    </style:style>
    <style:style style:family="table-cell" style:name="ce2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6">
      <style:paragraph-properties fo:text-align="center"/>
    </style:style>
    <style:style style:family="text" style:name="T230">
      <style:text-properties fo:font-size="13pt"/>
    </style:style>
    <style:style style:family="table-cell" style:name="ce2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7">
      <style:paragraph-properties fo:text-align="center"/>
    </style:style>
    <style:style style:family="text" style:name="T231">
      <style:text-properties fo:font-size="13pt"/>
    </style:style>
    <style:style style:family="table-cell" style:name="ce2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8">
      <style:paragraph-properties fo:text-align="center"/>
    </style:style>
    <style:style style:family="text" style:name="T232">
      <style:text-properties fo:font-size="13pt"/>
    </style:style>
    <style:style style:family="table-cell" style:name="ce2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49">
      <style:paragraph-properties fo:text-align="center"/>
    </style:style>
    <style:style style:family="text" style:name="T233">
      <style:text-properties fo:font-size="13pt"/>
    </style:style>
    <style:style style:family="table-cell" style:name="ce2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0">
      <style:paragraph-properties fo:text-align="center"/>
    </style:style>
    <style:style style:family="text" style:name="T234">
      <style:text-properties fo:font-size="13pt"/>
    </style:style>
    <style:style style:family="table-cell" style:name="ce2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1">
      <style:paragraph-properties fo:text-align="center"/>
    </style:style>
    <style:style style:family="text" style:name="T235">
      <style:text-properties fo:font-size="13pt"/>
    </style:style>
    <style:style style:family="table-cell" style:name="ce2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2">
      <style:paragraph-properties fo:text-align="center"/>
    </style:style>
    <style:style style:family="text" style:name="T236">
      <style:text-properties fo:font-size="13pt"/>
    </style:style>
    <style:style style:family="table-cell" style:name="ce2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3">
      <style:paragraph-properties fo:text-align="center"/>
    </style:style>
    <style:style style:family="text" style:name="T237">
      <style:text-properties fo:font-size="13pt"/>
    </style:style>
    <style:style style:family="table-cell" style:name="ce2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4">
      <style:paragraph-properties fo:text-align="center"/>
    </style:style>
    <style:style style:family="text" style:name="T238">
      <style:text-properties fo:font-size="13pt"/>
    </style:style>
    <style:style style:family="table-cell" style:name="ce2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5">
      <style:paragraph-properties fo:text-align="center"/>
    </style:style>
    <style:style style:family="text" style:name="T239">
      <style:text-properties fo:font-size="13pt"/>
    </style:style>
    <style:style style:family="table-cell" style:name="ce2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6">
      <style:paragraph-properties fo:text-align="center"/>
    </style:style>
    <style:style style:family="text" style:name="T240">
      <style:text-properties fo:font-size="13pt"/>
    </style:style>
    <style:style style:family="table-cell" style:name="ce2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7">
      <style:paragraph-properties fo:text-align="center"/>
    </style:style>
    <style:style style:family="text" style:name="T241">
      <style:text-properties fo:font-size="13pt"/>
    </style:style>
    <style:style style:family="table-cell" style:name="ce2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8">
      <style:paragraph-properties fo:text-align="center"/>
    </style:style>
    <style:style style:family="text" style:name="T242">
      <style:text-properties fo:font-size="13pt"/>
    </style:style>
    <style:style style:family="table-cell" style:name="ce2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59">
      <style:paragraph-properties fo:text-align="center"/>
    </style:style>
    <style:style style:family="text" style:name="T243">
      <style:text-properties fo:font-size="13pt"/>
    </style:style>
    <style:style style:family="table-cell" style:name="ce2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0">
      <style:paragraph-properties fo:text-align="center"/>
    </style:style>
    <style:style style:family="text" style:name="T244">
      <style:text-properties fo:font-size="13pt"/>
    </style:style>
    <style:style style:family="table-cell" style:name="ce2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1">
      <style:paragraph-properties fo:text-align="center"/>
    </style:style>
    <style:style style:family="text" style:name="T245">
      <style:text-properties fo:font-size="13pt"/>
    </style:style>
    <style:style style:family="table-cell" style:name="ce2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2">
      <style:paragraph-properties fo:text-align="center"/>
    </style:style>
    <style:style style:family="text" style:name="T246">
      <style:text-properties fo:font-size="13pt"/>
    </style:style>
    <style:style style:family="table-cell" style:name="ce2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3">
      <style:paragraph-properties fo:text-align="center"/>
    </style:style>
    <style:style style:family="text" style:name="T247">
      <style:text-properties fo:font-size="13pt"/>
    </style:style>
    <style:style style:family="table-cell" style:name="ce2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4">
      <style:paragraph-properties fo:text-align="center"/>
    </style:style>
    <style:style style:family="text" style:name="T248">
      <style:text-properties fo:font-size="13pt"/>
    </style:style>
    <style:style style:family="table-cell" style:name="ce2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5">
      <style:paragraph-properties fo:text-align="center"/>
    </style:style>
    <style:style style:family="text" style:name="T249">
      <style:text-properties fo:font-size="13pt"/>
    </style:style>
    <style:style style:family="table-cell" style:name="ce2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6">
      <style:paragraph-properties fo:text-align="center"/>
    </style:style>
    <style:style style:family="text" style:name="T250">
      <style:text-properties fo:font-size="13pt"/>
    </style:style>
    <style:style style:family="table-cell" style:name="ce2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7">
      <style:paragraph-properties fo:text-align="center"/>
    </style:style>
    <style:style style:family="text" style:name="T251">
      <style:text-properties fo:font-size="13pt" style:text-underline-type="none" style:text-underline-width="auto"/>
    </style:style>
    <style:style style:family="table-cell" style:name="ce2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8">
      <style:paragraph-properties fo:text-align="center"/>
    </style:style>
    <style:style style:family="text" style:name="T252">
      <style:text-properties fo:font-size="13pt" style:text-underline-type="none" style:text-underline-width="auto"/>
    </style:style>
    <style:style style:family="table-cell" style:name="ce2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69">
      <style:paragraph-properties fo:text-align="center"/>
    </style:style>
    <style:style style:family="text" style:name="T253">
      <style:text-properties fo:font-size="13pt" style:text-underline-type="none" style:text-underline-width="auto"/>
    </style:style>
    <style:style style:family="table-cell" style:name="ce2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70">
      <style:paragraph-properties fo:text-align="center"/>
    </style:style>
    <style:style style:family="text" style:name="T254">
      <style:text-properties fo:font-size="13pt" style:text-underline-type="none" style:text-underline-width="auto"/>
    </style:style>
    <style:style style:family="table-cell" style:name="ce2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71">
      <style:paragraph-properties fo:text-align="center"/>
    </style:style>
    <style:style style:family="text" style:name="T255">
      <style:text-properties fo:font-size="13pt" style:text-underline-type="none" style:text-underline-width="auto"/>
    </style:style>
    <style:style style:family="table-cell" style:name="ce231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272">
      <style:paragraph-properties fo:text-align="center"/>
    </style:style>
    <style:style style:family="text" style:name="T256">
      <style:text-properties fo:font-size="13pt" style:text-underline-type="none" style:text-underline-width="auto"/>
    </style:style>
    <style:style style:family="table-row" style:name="ro8">
      <style:table-row-properties/>
    </style:style>
    <style:style style:family="table-cell" style:name="ce232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73">
      <style:paragraph-properties fo:text-align="center"/>
    </style:style>
    <style:style style:family="text" style:name="T257">
      <style:text-properties fo:font-size="13pt"/>
    </style:style>
    <style:style style:family="table-cell" style:name="ce2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74">
      <style:paragraph-properties fo:text-align="center"/>
    </style:style>
    <style:style style:family="text" style:name="T258">
      <style:text-properties fo:font-size="13pt"/>
    </style:style>
    <style:style style:family="table-cell" style:name="ce2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75">
      <style:paragraph-properties fo:text-align="center"/>
    </style:style>
    <style:style style:family="text" style:name="T259">
      <style:text-properties fo:font-size="13pt"/>
    </style:style>
    <style:style style:family="table-cell" style:name="ce2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76">
      <style:paragraph-properties fo:text-align="center"/>
    </style:style>
    <style:style style:family="text" style:name="T260">
      <style:text-properties fo:font-size="13pt"/>
    </style:style>
    <style:style style:family="table-cell" style:name="ce2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77">
      <style:paragraph-properties fo:text-align="center"/>
    </style:style>
    <style:style style:family="text" style:name="T261">
      <style:text-properties fo:font-size="13pt"/>
    </style:style>
    <style:style style:family="table-cell" style:name="ce2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78">
      <style:paragraph-properties fo:text-align="center"/>
    </style:style>
    <style:style style:family="text" style:name="T262">
      <style:text-properties fo:font-size="13pt"/>
    </style:style>
    <style:style style:family="table-cell" style:name="ce2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79">
      <style:paragraph-properties fo:text-align="center"/>
    </style:style>
    <style:style style:family="text" style:name="T263">
      <style:text-properties fo:font-size="13pt"/>
    </style:style>
    <style:style style:family="table-cell" style:name="ce2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0">
      <style:paragraph-properties fo:text-align="center"/>
    </style:style>
    <style:style style:family="text" style:name="T264">
      <style:text-properties fo:font-size="13pt"/>
    </style:style>
    <style:style style:family="table-cell" style:name="ce2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1">
      <style:paragraph-properties fo:text-align="center"/>
    </style:style>
    <style:style style:family="text" style:name="T265">
      <style:text-properties fo:font-size="13pt"/>
    </style:style>
    <style:style style:family="table-cell" style:name="ce2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2">
      <style:paragraph-properties fo:text-align="center"/>
    </style:style>
    <style:style style:family="text" style:name="T266">
      <style:text-properties fo:font-size="13pt"/>
    </style:style>
    <style:style style:family="table-cell" style:name="ce2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3">
      <style:paragraph-properties fo:text-align="center"/>
    </style:style>
    <style:style style:family="text" style:name="T267">
      <style:text-properties fo:font-size="13pt"/>
    </style:style>
    <style:style style:family="table-cell" style:name="ce2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4">
      <style:paragraph-properties fo:text-align="center"/>
    </style:style>
    <style:style style:family="text" style:name="T268">
      <style:text-properties fo:font-size="13pt"/>
    </style:style>
    <style:style style:family="table-cell" style:name="ce2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5">
      <style:paragraph-properties fo:text-align="center"/>
    </style:style>
    <style:style style:family="text" style:name="T269">
      <style:text-properties fo:font-size="13pt"/>
    </style:style>
    <style:style style:family="table-cell" style:name="ce2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6">
      <style:paragraph-properties fo:text-align="center"/>
    </style:style>
    <style:style style:family="text" style:name="T270">
      <style:text-properties fo:font-size="13pt"/>
    </style:style>
    <style:style style:family="table-cell" style:name="ce2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7">
      <style:paragraph-properties fo:text-align="center"/>
    </style:style>
    <style:style style:family="text" style:name="T271">
      <style:text-properties fo:font-size="13pt"/>
    </style:style>
    <style:style style:family="table-cell" style:name="ce2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8">
      <style:paragraph-properties fo:text-align="center"/>
    </style:style>
    <style:style style:family="text" style:name="T272">
      <style:text-properties fo:font-size="13pt"/>
    </style:style>
    <style:style style:family="table-cell" style:name="ce2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89">
      <style:paragraph-properties fo:text-align="center"/>
    </style:style>
    <style:style style:family="text" style:name="T273">
      <style:text-properties fo:font-size="13pt"/>
    </style:style>
    <style:style style:family="table-cell" style:name="ce2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0">
      <style:paragraph-properties fo:text-align="center"/>
    </style:style>
    <style:style style:family="text" style:name="T274">
      <style:text-properties fo:font-size="13pt"/>
    </style:style>
    <style:style style:family="table-cell" style:name="ce2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1">
      <style:paragraph-properties fo:text-align="center"/>
    </style:style>
    <style:style style:family="text" style:name="T275">
      <style:text-properties fo:font-size="13pt"/>
    </style:style>
    <style:style style:family="table-cell" style:name="ce2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2">
      <style:paragraph-properties fo:text-align="center"/>
    </style:style>
    <style:style style:family="text" style:name="T276">
      <style:text-properties fo:font-size="13pt"/>
    </style:style>
    <style:style style:family="table-cell" style:name="ce2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3">
      <style:paragraph-properties fo:text-align="center"/>
    </style:style>
    <style:style style:family="text" style:name="T277">
      <style:text-properties fo:font-size="13pt"/>
    </style:style>
    <style:style style:family="table-cell" style:name="ce2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4">
      <style:paragraph-properties fo:text-align="center"/>
    </style:style>
    <style:style style:family="text" style:name="T278">
      <style:text-properties fo:font-size="13pt"/>
    </style:style>
    <style:style style:family="table-cell" style:name="ce2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5">
      <style:paragraph-properties fo:text-align="center"/>
    </style:style>
    <style:style style:family="text" style:name="T279">
      <style:text-properties fo:font-size="13pt"/>
    </style:style>
    <style:style style:family="table-cell" style:name="ce2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6">
      <style:paragraph-properties fo:text-align="center"/>
    </style:style>
    <style:style style:family="text" style:name="T280">
      <style:text-properties fo:font-size="13pt"/>
    </style:style>
    <style:style style:family="table-cell" style:name="ce2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7">
      <style:paragraph-properties fo:text-align="center"/>
    </style:style>
    <style:style style:family="text" style:name="T281">
      <style:text-properties fo:font-size="13pt"/>
    </style:style>
    <style:style style:family="table-cell" style:name="ce2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8">
      <style:paragraph-properties fo:text-align="center"/>
    </style:style>
    <style:style style:family="text" style:name="T282">
      <style:text-properties fo:font-size="13pt"/>
    </style:style>
    <style:style style:family="table-cell" style:name="ce2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299">
      <style:paragraph-properties fo:text-align="center"/>
    </style:style>
    <style:style style:family="text" style:name="T283">
      <style:text-properties fo:font-size="13pt"/>
    </style:style>
    <style:style style:family="table-cell" style:name="ce2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00">
      <style:paragraph-properties fo:text-align="center"/>
    </style:style>
    <style:style style:family="text" style:name="T284">
      <style:text-properties fo:font-size="13pt" style:text-underline-type="none" style:text-underline-width="auto"/>
    </style:style>
    <style:style style:family="table-cell" style:name="ce2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01">
      <style:paragraph-properties fo:text-align="center"/>
    </style:style>
    <style:style style:family="text" style:name="T285">
      <style:text-properties fo:font-size="13pt" style:text-underline-type="none" style:text-underline-width="auto"/>
    </style:style>
    <style:style style:family="table-cell" style:name="ce2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02">
      <style:paragraph-properties fo:text-align="center"/>
    </style:style>
    <style:style style:family="text" style:name="T286">
      <style:text-properties fo:font-size="13pt" style:text-underline-type="none" style:text-underline-width="auto"/>
    </style:style>
    <style:style style:family="table-cell" style:name="ce2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03">
      <style:paragraph-properties fo:text-align="center"/>
    </style:style>
    <style:style style:family="text" style:name="T287">
      <style:text-properties fo:font-size="13pt" style:text-underline-type="none" style:text-underline-width="auto"/>
    </style:style>
    <style:style style:family="table-cell" style:name="ce2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04">
      <style:paragraph-properties fo:text-align="center"/>
    </style:style>
    <style:style style:family="text" style:name="T288">
      <style:text-properties fo:font-size="13pt" style:text-underline-type="none" style:text-underline-width="auto"/>
    </style:style>
    <style:style style:family="table-cell" style:name="ce264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305">
      <style:paragraph-properties fo:text-align="center"/>
    </style:style>
    <style:style style:family="text" style:name="T289">
      <style:text-properties fo:font-size="13pt" style:text-underline-type="none" style:text-underline-width="auto"/>
    </style:style>
    <style:style style:family="table-row" style:name="ro9">
      <style:table-row-properties/>
    </style:style>
    <style:style style:family="table-cell" style:name="ce265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06">
      <style:paragraph-properties fo:text-align="center"/>
    </style:style>
    <style:style style:family="text" style:name="T290">
      <style:text-properties fo:font-size="13pt"/>
    </style:style>
    <style:style style:family="table-cell" style:name="ce2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07">
      <style:paragraph-properties fo:text-align="center"/>
    </style:style>
    <style:style style:family="text" style:name="T291">
      <style:text-properties fo:font-size="13pt"/>
    </style:style>
    <style:style style:family="table-cell" style:name="ce2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08">
      <style:paragraph-properties fo:text-align="center"/>
    </style:style>
    <style:style style:family="text" style:name="T292">
      <style:text-properties fo:font-size="13pt"/>
    </style:style>
    <style:style style:family="table-cell" style:name="ce2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09">
      <style:paragraph-properties fo:text-align="center"/>
    </style:style>
    <style:style style:family="text" style:name="T293">
      <style:text-properties fo:font-size="13pt"/>
    </style:style>
    <style:style style:family="table-cell" style:name="ce2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0">
      <style:paragraph-properties fo:text-align="center"/>
    </style:style>
    <style:style style:family="text" style:name="T294">
      <style:text-properties fo:font-size="13pt"/>
    </style:style>
    <style:style style:family="table-cell" style:name="ce2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1">
      <style:paragraph-properties fo:text-align="center"/>
    </style:style>
    <style:style style:family="text" style:name="T295">
      <style:text-properties fo:font-size="13pt"/>
    </style:style>
    <style:style style:family="table-cell" style:name="ce2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2">
      <style:paragraph-properties fo:text-align="center"/>
    </style:style>
    <style:style style:family="text" style:name="T296">
      <style:text-properties fo:font-size="13pt"/>
    </style:style>
    <style:style style:family="table-cell" style:name="ce2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3">
      <style:paragraph-properties fo:text-align="center"/>
    </style:style>
    <style:style style:family="text" style:name="T297">
      <style:text-properties fo:font-size="13pt"/>
    </style:style>
    <style:style style:family="table-cell" style:name="ce2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4">
      <style:paragraph-properties fo:text-align="center"/>
    </style:style>
    <style:style style:family="text" style:name="T298">
      <style:text-properties fo:font-size="13pt"/>
    </style:style>
    <style:style style:family="table-cell" style:name="ce2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5">
      <style:paragraph-properties fo:text-align="center"/>
    </style:style>
    <style:style style:family="text" style:name="T299">
      <style:text-properties fo:font-size="13pt"/>
    </style:style>
    <style:style style:family="table-cell" style:name="ce2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6">
      <style:paragraph-properties fo:text-align="center"/>
    </style:style>
    <style:style style:family="text" style:name="T300">
      <style:text-properties fo:font-size="13pt"/>
    </style:style>
    <style:style style:family="table-cell" style:name="ce2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7">
      <style:paragraph-properties fo:text-align="center"/>
    </style:style>
    <style:style style:family="text" style:name="T301">
      <style:text-properties fo:font-size="13pt"/>
    </style:style>
    <style:style style:family="table-cell" style:name="ce2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8">
      <style:paragraph-properties fo:text-align="center"/>
    </style:style>
    <style:style style:family="text" style:name="T302">
      <style:text-properties fo:font-size="13pt"/>
    </style:style>
    <style:style style:family="table-cell" style:name="ce2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19">
      <style:paragraph-properties fo:text-align="center"/>
    </style:style>
    <style:style style:family="text" style:name="T303">
      <style:text-properties fo:font-size="13pt"/>
    </style:style>
    <style:style style:family="table-cell" style:name="ce2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0">
      <style:paragraph-properties fo:text-align="center"/>
    </style:style>
    <style:style style:family="text" style:name="T304">
      <style:text-properties fo:font-size="13pt"/>
    </style:style>
    <style:style style:family="table-cell" style:name="ce2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1">
      <style:paragraph-properties fo:text-align="center"/>
    </style:style>
    <style:style style:family="text" style:name="T305">
      <style:text-properties fo:font-size="13pt"/>
    </style:style>
    <style:style style:family="table-cell" style:name="ce2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2">
      <style:paragraph-properties fo:text-align="center"/>
    </style:style>
    <style:style style:family="text" style:name="T306">
      <style:text-properties fo:font-size="13pt"/>
    </style:style>
    <style:style style:family="table-cell" style:name="ce2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3">
      <style:paragraph-properties fo:text-align="center"/>
    </style:style>
    <style:style style:family="text" style:name="T307">
      <style:text-properties fo:font-size="13pt"/>
    </style:style>
    <style:style style:family="table-cell" style:name="ce2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4">
      <style:paragraph-properties fo:text-align="center"/>
    </style:style>
    <style:style style:family="text" style:name="T308">
      <style:text-properties fo:font-size="13pt"/>
    </style:style>
    <style:style style:family="table-cell" style:name="ce2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5">
      <style:paragraph-properties fo:text-align="center"/>
    </style:style>
    <style:style style:family="text" style:name="T309">
      <style:text-properties fo:font-size="13pt"/>
    </style:style>
    <style:style style:family="table-cell" style:name="ce2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6">
      <style:paragraph-properties fo:text-align="center"/>
    </style:style>
    <style:style style:family="text" style:name="T310">
      <style:text-properties fo:font-size="13pt"/>
    </style:style>
    <style:style style:family="table-cell" style:name="ce2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7">
      <style:paragraph-properties fo:text-align="center"/>
    </style:style>
    <style:style style:family="text" style:name="T311">
      <style:text-properties fo:font-size="13pt"/>
    </style:style>
    <style:style style:family="table-cell" style:name="ce2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8">
      <style:paragraph-properties fo:text-align="center"/>
    </style:style>
    <style:style style:family="text" style:name="T312">
      <style:text-properties fo:font-size="13pt"/>
    </style:style>
    <style:style style:family="table-cell" style:name="ce2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29">
      <style:paragraph-properties fo:text-align="center"/>
    </style:style>
    <style:style style:family="text" style:name="T313">
      <style:text-properties fo:font-size="13pt"/>
    </style:style>
    <style:style style:family="table-cell" style:name="ce2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30">
      <style:paragraph-properties fo:text-align="center"/>
    </style:style>
    <style:style style:family="text" style:name="T314">
      <style:text-properties fo:font-size="13pt"/>
    </style:style>
    <style:style style:family="table-cell" style:name="ce2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31">
      <style:paragraph-properties fo:text-align="center"/>
    </style:style>
    <style:style style:family="text" style:name="T315">
      <style:text-properties fo:font-size="13pt"/>
    </style:style>
    <style:style style:family="table-cell" style:name="ce2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32">
      <style:paragraph-properties fo:text-align="center"/>
    </style:style>
    <style:style style:family="text" style:name="T316">
      <style:text-properties fo:font-size="13pt"/>
    </style:style>
    <style:style style:family="table-cell" style:name="ce2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33">
      <style:paragraph-properties fo:text-align="center"/>
    </style:style>
    <style:style style:family="text" style:name="T317">
      <style:text-properties fo:font-size="13pt" style:text-underline-type="none" style:text-underline-width="auto"/>
    </style:style>
    <style:style style:family="table-cell" style:name="ce2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34">
      <style:paragraph-properties fo:text-align="center"/>
    </style:style>
    <style:style style:family="text" style:name="T318">
      <style:text-properties fo:font-size="13pt" style:text-underline-type="none" style:text-underline-width="auto"/>
    </style:style>
    <style:style style:family="table-cell" style:name="ce2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35">
      <style:paragraph-properties fo:text-align="center"/>
    </style:style>
    <style:style style:family="text" style:name="T319">
      <style:text-properties fo:font-size="13pt" style:text-underline-type="none" style:text-underline-width="auto"/>
    </style:style>
    <style:style style:family="table-cell" style:name="ce2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36">
      <style:paragraph-properties fo:text-align="center"/>
    </style:style>
    <style:style style:family="text" style:name="T320">
      <style:text-properties fo:font-size="13pt" style:text-underline-type="none" style:text-underline-width="auto"/>
    </style:style>
    <style:style style:family="table-cell" style:name="ce2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37">
      <style:paragraph-properties fo:text-align="center"/>
    </style:style>
    <style:style style:family="text" style:name="T321">
      <style:text-properties fo:font-size="13pt" style:text-underline-type="none" style:text-underline-width="auto"/>
    </style:style>
    <style:style style:family="table-cell" style:name="ce297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338">
      <style:paragraph-properties fo:text-align="center"/>
    </style:style>
    <style:style style:family="text" style:name="T322">
      <style:text-properties fo:font-size="13pt" style:text-underline-type="none" style:text-underline-width="auto"/>
    </style:style>
    <style:style style:family="table-row" style:name="ro10">
      <style:table-row-properties/>
    </style:style>
    <style:style style:family="table-cell" style:name="ce298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39">
      <style:paragraph-properties fo:text-align="center"/>
    </style:style>
    <style:style style:family="text" style:name="T323">
      <style:text-properties fo:font-size="13pt"/>
    </style:style>
    <style:style style:family="table-cell" style:name="ce2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0">
      <style:paragraph-properties fo:text-align="center"/>
    </style:style>
    <style:style style:family="text" style:name="T324">
      <style:text-properties fo:font-size="13pt"/>
    </style:style>
    <style:style style:family="table-cell" style:name="ce3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1">
      <style:paragraph-properties fo:text-align="center"/>
    </style:style>
    <style:style style:family="text" style:name="T325">
      <style:text-properties fo:font-size="13pt"/>
    </style:style>
    <style:style style:family="table-cell" style:name="ce3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2">
      <style:paragraph-properties fo:text-align="center"/>
    </style:style>
    <style:style style:family="text" style:name="T326">
      <style:text-properties fo:font-size="13pt"/>
    </style:style>
    <style:style style:family="table-cell" style:name="ce3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3">
      <style:paragraph-properties fo:text-align="center"/>
    </style:style>
    <style:style style:family="text" style:name="T327">
      <style:text-properties fo:font-size="13pt"/>
    </style:style>
    <style:style style:family="table-cell" style:name="ce3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4">
      <style:paragraph-properties fo:text-align="center"/>
    </style:style>
    <style:style style:family="text" style:name="T328">
      <style:text-properties fo:font-size="13pt"/>
    </style:style>
    <style:style style:family="table-cell" style:name="ce3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5">
      <style:paragraph-properties fo:text-align="center"/>
    </style:style>
    <style:style style:family="text" style:name="T329">
      <style:text-properties fo:font-size="13pt"/>
    </style:style>
    <style:style style:family="table-cell" style:name="ce3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6">
      <style:paragraph-properties fo:text-align="center"/>
    </style:style>
    <style:style style:family="text" style:name="T330">
      <style:text-properties fo:font-size="13pt"/>
    </style:style>
    <style:style style:family="table-cell" style:name="ce3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7">
      <style:paragraph-properties fo:text-align="center"/>
    </style:style>
    <style:style style:family="text" style:name="T331">
      <style:text-properties fo:font-size="13pt"/>
    </style:style>
    <style:style style:family="table-cell" style:name="ce3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8">
      <style:paragraph-properties fo:text-align="center"/>
    </style:style>
    <style:style style:family="text" style:name="T332">
      <style:text-properties fo:font-size="13pt"/>
    </style:style>
    <style:style style:family="table-cell" style:name="ce3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49">
      <style:paragraph-properties fo:text-align="center"/>
    </style:style>
    <style:style style:family="text" style:name="T333">
      <style:text-properties fo:font-size="13pt"/>
    </style:style>
    <style:style style:family="table-cell" style:name="ce3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0">
      <style:paragraph-properties fo:text-align="center"/>
    </style:style>
    <style:style style:family="text" style:name="T334">
      <style:text-properties fo:font-size="13pt"/>
    </style:style>
    <style:style style:family="table-cell" style:name="ce3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1">
      <style:paragraph-properties fo:text-align="center"/>
    </style:style>
    <style:style style:family="text" style:name="T335">
      <style:text-properties fo:font-size="13pt"/>
    </style:style>
    <style:style style:family="table-cell" style:name="ce3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2">
      <style:paragraph-properties fo:text-align="center"/>
    </style:style>
    <style:style style:family="text" style:name="T336">
      <style:text-properties fo:font-size="13pt"/>
    </style:style>
    <style:style style:family="table-cell" style:name="ce3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3">
      <style:paragraph-properties fo:text-align="center"/>
    </style:style>
    <style:style style:family="text" style:name="T337">
      <style:text-properties fo:font-size="13pt"/>
    </style:style>
    <style:style style:family="table-cell" style:name="ce3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4">
      <style:paragraph-properties fo:text-align="center"/>
    </style:style>
    <style:style style:family="text" style:name="T338">
      <style:text-properties fo:font-size="13pt"/>
    </style:style>
    <style:style style:family="table-cell" style:name="ce3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5">
      <style:paragraph-properties fo:text-align="center"/>
    </style:style>
    <style:style style:family="text" style:name="T339">
      <style:text-properties fo:font-size="13pt"/>
    </style:style>
    <style:style style:family="table-cell" style:name="ce3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6">
      <style:paragraph-properties fo:text-align="center"/>
    </style:style>
    <style:style style:family="text" style:name="T340">
      <style:text-properties fo:font-size="13pt" style:text-underline-type="none" style:text-underline-width="auto"/>
    </style:style>
    <style:style style:family="table-cell" style:name="ce3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7">
      <style:paragraph-properties fo:text-align="center"/>
    </style:style>
    <style:style style:family="text" style:name="T341">
      <style:text-properties fo:font-size="13pt" style:text-underline-type="none" style:text-underline-width="auto"/>
    </style:style>
    <style:style style:family="table-cell" style:name="ce3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8">
      <style:paragraph-properties fo:text-align="center"/>
    </style:style>
    <style:style style:family="text" style:name="T342">
      <style:text-properties fo:font-size="13pt" style:text-underline-type="none" style:text-underline-width="auto"/>
    </style:style>
    <style:style style:family="table-cell" style:name="ce3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59">
      <style:paragraph-properties fo:text-align="center"/>
    </style:style>
    <style:style style:family="text" style:name="T343">
      <style:text-properties fo:font-size="13pt" style:text-underline-type="none" style:text-underline-width="auto"/>
    </style:style>
    <style:style style:family="table-cell" style:name="ce3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0">
      <style:paragraph-properties fo:text-align="center"/>
    </style:style>
    <style:style style:family="text" style:name="T344">
      <style:text-properties fo:font-size="13pt" style:text-underline-type="none" style:text-underline-width="auto"/>
    </style:style>
    <style:style style:family="table-cell" style:name="ce3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1">
      <style:paragraph-properties fo:text-align="center"/>
    </style:style>
    <style:style style:family="text" style:name="T345">
      <style:text-properties fo:font-size="13pt" style:text-underline-type="none" style:text-underline-width="auto"/>
    </style:style>
    <style:style style:family="table-cell" style:name="ce3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2">
      <style:paragraph-properties fo:text-align="center"/>
    </style:style>
    <style:style style:family="text" style:name="T346">
      <style:text-properties fo:font-size="13pt" style:text-underline-type="none" style:text-underline-width="auto"/>
    </style:style>
    <style:style style:family="table-cell" style:name="ce3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3">
      <style:paragraph-properties fo:text-align="center"/>
    </style:style>
    <style:style style:family="text" style:name="T347">
      <style:text-properties fo:font-size="13pt" style:text-underline-type="none" style:text-underline-width="auto"/>
    </style:style>
    <style:style style:family="table-cell" style:name="ce3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4">
      <style:paragraph-properties fo:text-align="center"/>
    </style:style>
    <style:style style:family="text" style:name="T348">
      <style:text-properties fo:font-size="13pt" style:text-underline-type="none" style:text-underline-width="auto"/>
    </style:style>
    <style:style style:family="table-cell" style:name="ce3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5">
      <style:paragraph-properties fo:text-align="center"/>
    </style:style>
    <style:style style:family="text" style:name="T349">
      <style:text-properties fo:font-size="13pt" style:text-underline-type="none" style:text-underline-width="auto"/>
    </style:style>
    <style:style style:family="table-cell" style:name="ce3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6">
      <style:paragraph-properties fo:text-align="center"/>
    </style:style>
    <style:style style:family="text" style:name="T350">
      <style:text-properties fo:font-size="13pt" style:text-underline-type="none" style:text-underline-width="auto"/>
    </style:style>
    <style:style style:family="table-cell" style:name="ce3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7">
      <style:paragraph-properties fo:text-align="center"/>
    </style:style>
    <style:style style:family="text" style:name="T351">
      <style:text-properties fo:font-size="13pt" style:text-underline-type="none" style:text-underline-width="auto"/>
    </style:style>
    <style:style style:family="table-cell" style:name="ce3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8">
      <style:paragraph-properties fo:text-align="center"/>
    </style:style>
    <style:style style:family="text" style:name="T352">
      <style:text-properties fo:font-size="13pt" style:text-underline-type="none" style:text-underline-width="auto"/>
    </style:style>
    <style:style style:family="table-cell" style:name="ce3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69">
      <style:paragraph-properties fo:text-align="center"/>
    </style:style>
    <style:style style:family="text" style:name="T353">
      <style:text-properties fo:font-size="13pt" style:text-underline-type="none" style:text-underline-width="auto"/>
    </style:style>
    <style:style style:family="table-cell" style:name="ce3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70">
      <style:paragraph-properties fo:text-align="center"/>
    </style:style>
    <style:style style:family="text" style:name="T354">
      <style:text-properties fo:font-size="13pt" style:text-underline-type="none" style:text-underline-width="auto"/>
    </style:style>
    <style:style style:family="table-cell" style:name="ce330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371">
      <style:paragraph-properties fo:text-align="center"/>
    </style:style>
    <style:style style:family="text" style:name="T355">
      <style:text-properties fo:font-size="13pt" style:text-underline-type="none" style:text-underline-width="auto"/>
    </style:style>
    <style:style style:family="table-row" style:name="ro11">
      <style:table-row-properties/>
    </style:style>
    <style:style style:family="table-cell" style:name="ce331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72">
      <style:paragraph-properties fo:text-align="center"/>
    </style:style>
    <style:style style:family="text" style:name="T356">
      <style:text-properties fo:font-size="12pt"/>
    </style:style>
    <style:style style:family="table-cell" style:name="ce3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73">
      <style:paragraph-properties fo:text-align="center"/>
    </style:style>
    <style:style style:family="text" style:name="T357">
      <style:text-properties fo:font-size="13pt" style:text-underline-type="none" style:text-underline-width="auto"/>
    </style:style>
    <style:style style:family="table-cell" style:name="ce3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74">
      <style:paragraph-properties fo:text-align="center"/>
    </style:style>
    <style:style style:family="text" style:name="T358">
      <style:text-properties fo:font-size="13pt" style:text-underline-type="none" style:text-underline-width="auto"/>
    </style:style>
    <style:style style:family="table-cell" style:name="ce3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75">
      <style:paragraph-properties fo:text-align="center"/>
    </style:style>
    <style:style style:family="text" style:name="T359">
      <style:text-properties fo:font-size="13pt" style:text-underline-type="none" style:text-underline-width="auto"/>
    </style:style>
    <style:style style:family="table-cell" style:name="ce3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76">
      <style:paragraph-properties fo:text-align="center"/>
    </style:style>
    <style:style style:family="text" style:name="T360">
      <style:text-properties fo:font-size="13pt" style:text-underline-type="none" style:text-underline-width="auto"/>
    </style:style>
    <style:style style:family="table-cell" style:name="ce3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77">
      <style:paragraph-properties fo:text-align="center"/>
    </style:style>
    <style:style style:family="text" style:name="T361">
      <style:text-properties fo:font-size="13pt" style:text-underline-type="none" style:text-underline-width="auto"/>
    </style:style>
    <style:style style:family="table-cell" style:name="ce3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78">
      <style:paragraph-properties fo:text-align="center"/>
    </style:style>
    <style:style style:family="text" style:name="T362">
      <style:text-properties fo:font-size="13pt" style:text-underline-type="none" style:text-underline-width="auto"/>
    </style:style>
    <style:style style:family="table-cell" style:name="ce3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79">
      <style:paragraph-properties fo:text-align="center"/>
    </style:style>
    <style:style style:family="text" style:name="T363">
      <style:text-properties fo:font-size="13pt" style:text-underline-type="none" style:text-underline-width="auto"/>
    </style:style>
    <style:style style:family="table-cell" style:name="ce3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0">
      <style:paragraph-properties fo:text-align="center"/>
    </style:style>
    <style:style style:family="text" style:name="T364">
      <style:text-properties fo:font-size="13pt" style:text-underline-type="none" style:text-underline-width="auto"/>
    </style:style>
    <style:style style:family="table-cell" style:name="ce3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1">
      <style:paragraph-properties fo:text-align="center"/>
    </style:style>
    <style:style style:family="text" style:name="T365">
      <style:text-properties fo:font-size="13pt" style:text-underline-type="none" style:text-underline-width="auto"/>
    </style:style>
    <style:style style:family="table-cell" style:name="ce3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2">
      <style:paragraph-properties fo:text-align="center"/>
    </style:style>
    <style:style style:family="text" style:name="T366">
      <style:text-properties fo:font-size="13pt" style:text-underline-type="none" style:text-underline-width="auto"/>
    </style:style>
    <style:style style:family="table-cell" style:name="ce3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3">
      <style:paragraph-properties fo:text-align="center"/>
    </style:style>
    <style:style style:family="text" style:name="T367">
      <style:text-properties fo:font-size="13pt" style:text-underline-type="none" style:text-underline-width="auto"/>
    </style:style>
    <style:style style:family="table-cell" style:name="ce3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4">
      <style:paragraph-properties fo:text-align="center"/>
    </style:style>
    <style:style style:family="text" style:name="T368">
      <style:text-properties fo:font-size="13pt" style:text-underline-type="none" style:text-underline-width="auto"/>
    </style:style>
    <style:style style:family="table-cell" style:name="ce3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5">
      <style:paragraph-properties fo:text-align="center"/>
    </style:style>
    <style:style style:family="text" style:name="T369">
      <style:text-properties fo:font-size="13pt" style:text-underline-type="none" style:text-underline-width="auto"/>
    </style:style>
    <style:style style:family="table-cell" style:name="ce3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6">
      <style:paragraph-properties fo:text-align="center"/>
    </style:style>
    <style:style style:family="text" style:name="T370">
      <style:text-properties fo:font-size="13pt"/>
    </style:style>
    <style:style style:family="table-cell" style:name="ce3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7">
      <style:paragraph-properties fo:text-align="center"/>
    </style:style>
    <style:style style:family="text" style:name="T371">
      <style:text-properties fo:font-size="13pt"/>
    </style:style>
    <style:style style:family="table-cell" style:name="ce3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8">
      <style:paragraph-properties fo:text-align="center"/>
    </style:style>
    <style:style style:family="text" style:name="T372">
      <style:text-properties fo:font-size="13pt"/>
    </style:style>
    <style:style style:family="table-cell" style:name="ce3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9">
      <style:paragraph-properties fo:text-align="center"/>
    </style:style>
    <style:style style:family="text" style:name="T373">
      <style:text-properties fo:font-size="13pt" style:text-underline-type="none" style:text-underline-width="auto"/>
    </style:style>
    <style:style style:family="table-cell" style:name="ce3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0">
      <style:paragraph-properties fo:text-align="center"/>
    </style:style>
    <style:style style:family="text" style:name="T374">
      <style:text-properties fo:font-size="13pt" style:text-underline-type="none" style:text-underline-width="auto"/>
    </style:style>
    <style:style style:family="table-cell" style:name="ce3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1">
      <style:paragraph-properties fo:text-align="center"/>
    </style:style>
    <style:style style:family="text" style:name="T375">
      <style:text-properties fo:font-size="13pt" style:text-underline-type="none" style:text-underline-width="auto"/>
    </style:style>
    <style:style style:family="table-cell" style:name="ce3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2">
      <style:paragraph-properties fo:text-align="center"/>
    </style:style>
    <style:style style:family="text" style:name="T376">
      <style:text-properties fo:font-size="13pt" style:text-underline-type="none" style:text-underline-width="auto"/>
    </style:style>
    <style:style style:family="table-cell" style:name="ce3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3">
      <style:paragraph-properties fo:text-align="center"/>
    </style:style>
    <style:style style:family="text" style:name="T377">
      <style:text-properties fo:font-size="13pt" style:text-underline-type="none" style:text-underline-width="auto"/>
    </style:style>
    <style:style style:family="table-cell" style:name="ce3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4">
      <style:paragraph-properties fo:text-align="center"/>
    </style:style>
    <style:style style:family="text" style:name="T378">
      <style:text-properties fo:font-size="13pt" style:text-underline-type="none" style:text-underline-width="auto"/>
    </style:style>
    <style:style style:family="table-cell" style:name="ce3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5">
      <style:paragraph-properties fo:text-align="center"/>
    </style:style>
    <style:style style:family="text" style:name="T379">
      <style:text-properties fo:font-size="13pt" style:text-underline-type="none" style:text-underline-width="auto"/>
    </style:style>
    <style:style style:family="table-cell" style:name="ce3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6">
      <style:paragraph-properties fo:text-align="center"/>
    </style:style>
    <style:style style:family="text" style:name="T380">
      <style:text-properties fo:font-size="13pt" style:text-underline-type="none" style:text-underline-width="auto"/>
    </style:style>
    <style:style style:family="table-cell" style:name="ce3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7">
      <style:paragraph-properties fo:text-align="center"/>
    </style:style>
    <style:style style:family="text" style:name="T381">
      <style:text-properties fo:font-size="13pt" style:text-underline-type="none" style:text-underline-width="auto"/>
    </style:style>
    <style:style style:family="table-cell" style:name="ce3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8">
      <style:paragraph-properties fo:text-align="center"/>
    </style:style>
    <style:style style:family="text" style:name="T382">
      <style:text-properties fo:font-size="13pt" style:text-underline-type="none" style:text-underline-width="auto"/>
    </style:style>
    <style:style style:family="table-cell" style:name="ce3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9">
      <style:paragraph-properties fo:text-align="center"/>
    </style:style>
    <style:style style:family="text" style:name="T383">
      <style:text-properties fo:font-size="13pt" style:text-underline-type="none" style:text-underline-width="auto"/>
    </style:style>
    <style:style style:family="table-cell" style:name="ce3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00">
      <style:paragraph-properties fo:text-align="center"/>
    </style:style>
    <style:style style:family="text" style:name="T384">
      <style:text-properties fo:font-size="13pt" style:text-underline-type="none" style:text-underline-width="auto"/>
    </style:style>
    <style:style style:family="table-cell" style:name="ce3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01">
      <style:paragraph-properties fo:text-align="center"/>
    </style:style>
    <style:style style:family="text" style:name="T385">
      <style:text-properties fo:font-size="13pt" style:text-underline-type="none" style:text-underline-width="auto"/>
    </style:style>
    <style:style style:family="table-cell" style:name="ce3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02">
      <style:paragraph-properties fo:text-align="center"/>
    </style:style>
    <style:style style:family="text" style:name="T386">
      <style:text-properties fo:font-size="13pt" style:text-underline-type="none" style:text-underline-width="auto"/>
    </style:style>
    <style:style style:family="table-cell" style:name="ce3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03">
      <style:paragraph-properties fo:text-align="center"/>
    </style:style>
    <style:style style:family="text" style:name="T387">
      <style:text-properties fo:font-size="13pt" style:text-underline-type="none" style:text-underline-width="auto"/>
    </style:style>
    <style:style style:family="table-cell" style:name="ce363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404">
      <style:paragraph-properties fo:text-align="center"/>
    </style:style>
    <style:style style:family="text" style:name="T388">
      <style:text-properties fo:font-size="13pt" style:text-underline-type="none" style:text-underline-width="auto"/>
    </style:style>
    <style:style style:family="table-row" style:name="ro12">
      <style:table-row-properties/>
    </style:style>
    <style:style style:family="table-cell" style:name="ce364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05">
      <style:paragraph-properties fo:text-align="center"/>
    </style:style>
    <style:style style:family="text" style:name="T389">
      <style:text-properties fo:font-size="13pt"/>
    </style:style>
    <style:style style:family="table-cell" style:name="ce3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06">
      <style:paragraph-properties fo:text-align="center"/>
    </style:style>
    <style:style style:family="text" style:name="T390">
      <style:text-properties fo:font-size="13pt" style:text-underline-type="none" style:text-underline-width="auto"/>
    </style:style>
    <style:style style:family="table-cell" style:name="ce3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07">
      <style:paragraph-properties fo:text-align="center"/>
    </style:style>
    <style:style style:family="text" style:name="T391">
      <style:text-properties fo:font-size="13pt" style:text-underline-type="none" style:text-underline-width="auto"/>
    </style:style>
    <style:style style:family="table-cell" style:name="ce3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08">
      <style:paragraph-properties fo:text-align="center"/>
    </style:style>
    <style:style style:family="text" style:name="T392">
      <style:text-properties fo:font-size="13pt" style:text-underline-type="none" style:text-underline-width="auto"/>
    </style:style>
    <style:style style:family="table-cell" style:name="ce3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09">
      <style:paragraph-properties fo:text-align="center"/>
    </style:style>
    <style:style style:family="text" style:name="T393">
      <style:text-properties fo:font-size="13pt" style:text-underline-type="none" style:text-underline-width="auto"/>
    </style:style>
    <style:style style:family="table-cell" style:name="ce3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0">
      <style:paragraph-properties fo:text-align="center"/>
    </style:style>
    <style:style style:family="text" style:name="T394">
      <style:text-properties fo:font-size="13pt" style:text-underline-type="none" style:text-underline-width="auto"/>
    </style:style>
    <style:style style:family="table-cell" style:name="ce3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1">
      <style:paragraph-properties fo:text-align="center"/>
    </style:style>
    <style:style style:family="text" style:name="T395">
      <style:text-properties fo:font-size="13pt" style:text-underline-type="none" style:text-underline-width="auto"/>
    </style:style>
    <style:style style:family="table-cell" style:name="ce3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2">
      <style:paragraph-properties fo:text-align="center"/>
    </style:style>
    <style:style style:family="text" style:name="T396">
      <style:text-properties fo:font-size="13pt" style:text-underline-type="none" style:text-underline-width="auto"/>
    </style:style>
    <style:style style:family="table-cell" style:name="ce3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3">
      <style:paragraph-properties fo:text-align="center"/>
    </style:style>
    <style:style style:family="text" style:name="T397">
      <style:text-properties fo:font-size="13pt" style:text-underline-type="none" style:text-underline-width="auto"/>
    </style:style>
    <style:style style:family="table-cell" style:name="ce3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4">
      <style:paragraph-properties fo:text-align="center"/>
    </style:style>
    <style:style style:family="text" style:name="T398">
      <style:text-properties fo:font-size="13pt" style:text-underline-type="none" style:text-underline-width="auto"/>
    </style:style>
    <style:style style:family="table-cell" style:name="ce3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5">
      <style:paragraph-properties fo:text-align="center"/>
    </style:style>
    <style:style style:family="text" style:name="T399">
      <style:text-properties fo:font-size="13pt" style:text-underline-type="none" style:text-underline-width="auto"/>
    </style:style>
    <style:style style:family="table-cell" style:name="ce3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6">
      <style:paragraph-properties fo:text-align="center"/>
    </style:style>
    <style:style style:family="text" style:name="T400">
      <style:text-properties fo:font-size="13pt" style:text-underline-type="none" style:text-underline-width="auto"/>
    </style:style>
    <style:style style:family="table-cell" style:name="ce3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7">
      <style:paragraph-properties fo:text-align="center"/>
    </style:style>
    <style:style style:family="text" style:name="T401">
      <style:text-properties fo:font-size="13pt" style:text-underline-type="none" style:text-underline-width="auto"/>
    </style:style>
    <style:style style:family="table-cell" style:name="ce3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8">
      <style:paragraph-properties fo:text-align="center"/>
    </style:style>
    <style:style style:family="text" style:name="T402">
      <style:text-properties fo:font-size="13pt" style:text-underline-type="none" style:text-underline-width="auto"/>
    </style:style>
    <style:style style:family="table-cell" style:name="ce3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9">
      <style:paragraph-properties fo:text-align="center"/>
    </style:style>
    <style:style style:family="text" style:name="T403">
      <style:text-properties fo:font-size="13pt"/>
    </style:style>
    <style:style style:family="table-cell" style:name="ce3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0">
      <style:paragraph-properties fo:text-align="center"/>
    </style:style>
    <style:style style:family="text" style:name="T404">
      <style:text-properties fo:font-size="13pt"/>
    </style:style>
    <style:style style:family="table-cell" style:name="ce3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1">
      <style:paragraph-properties fo:text-align="center"/>
    </style:style>
    <style:style style:family="text" style:name="T405">
      <style:text-properties fo:font-size="13pt"/>
    </style:style>
    <style:style style:family="table-cell" style:name="ce3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2">
      <style:paragraph-properties fo:text-align="center"/>
    </style:style>
    <style:style style:family="text" style:name="T406">
      <style:text-properties fo:font-size="13pt" style:text-underline-type="none" style:text-underline-width="auto"/>
    </style:style>
    <style:style style:family="table-cell" style:name="ce3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3">
      <style:paragraph-properties fo:text-align="center"/>
    </style:style>
    <style:style style:family="text" style:name="T407">
      <style:text-properties fo:font-size="13pt" style:text-underline-type="none" style:text-underline-width="auto"/>
    </style:style>
    <style:style style:family="table-cell" style:name="ce3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4">
      <style:paragraph-properties fo:text-align="center"/>
    </style:style>
    <style:style style:family="text" style:name="T408">
      <style:text-properties fo:font-size="13pt" style:text-underline-type="none" style:text-underline-width="auto"/>
    </style:style>
    <style:style style:family="table-cell" style:name="ce3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5">
      <style:paragraph-properties fo:text-align="center"/>
    </style:style>
    <style:style style:family="text" style:name="T409">
      <style:text-properties fo:font-size="13pt" style:text-underline-type="none" style:text-underline-width="auto"/>
    </style:style>
    <style:style style:family="table-cell" style:name="ce3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6">
      <style:paragraph-properties fo:text-align="center"/>
    </style:style>
    <style:style style:family="text" style:name="T410">
      <style:text-properties fo:font-size="13pt" style:text-underline-type="none" style:text-underline-width="auto"/>
    </style:style>
    <style:style style:family="table-cell" style:name="ce3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7">
      <style:paragraph-properties fo:text-align="center"/>
    </style:style>
    <style:style style:family="text" style:name="T411">
      <style:text-properties fo:font-size="13pt" style:text-underline-type="none" style:text-underline-width="auto"/>
    </style:style>
    <style:style style:family="table-cell" style:name="ce3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8">
      <style:paragraph-properties fo:text-align="center"/>
    </style:style>
    <style:style style:family="text" style:name="T412">
      <style:text-properties fo:font-size="13pt" style:text-underline-type="none" style:text-underline-width="auto"/>
    </style:style>
    <style:style style:family="table-cell" style:name="ce3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9">
      <style:paragraph-properties fo:text-align="center"/>
    </style:style>
    <style:style style:family="text" style:name="T413">
      <style:text-properties fo:font-size="13pt" style:text-underline-type="none" style:text-underline-width="auto"/>
    </style:style>
    <style:style style:family="table-cell" style:name="ce3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0">
      <style:paragraph-properties fo:text-align="center"/>
    </style:style>
    <style:style style:family="text" style:name="T414">
      <style:text-properties fo:font-size="13pt" style:text-underline-type="none" style:text-underline-width="auto"/>
    </style:style>
    <style:style style:family="table-cell" style:name="ce3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1">
      <style:paragraph-properties fo:text-align="center"/>
    </style:style>
    <style:style style:family="text" style:name="T415">
      <style:text-properties fo:font-size="13pt" style:text-underline-type="none" style:text-underline-width="auto"/>
    </style:style>
    <style:style style:family="table-cell" style:name="ce3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2">
      <style:paragraph-properties fo:text-align="center"/>
    </style:style>
    <style:style style:family="text" style:name="T416">
      <style:text-properties fo:font-size="13pt" style:text-underline-type="none" style:text-underline-width="auto"/>
    </style:style>
    <style:style style:family="table-cell" style:name="ce3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3">
      <style:paragraph-properties fo:text-align="center"/>
    </style:style>
    <style:style style:family="text" style:name="T417">
      <style:text-properties fo:font-size="13pt" style:text-underline-type="none" style:text-underline-width="auto"/>
    </style:style>
    <style:style style:family="table-cell" style:name="ce3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4">
      <style:paragraph-properties fo:text-align="center"/>
    </style:style>
    <style:style style:family="text" style:name="T418">
      <style:text-properties fo:font-size="13pt" style:text-underline-type="none" style:text-underline-width="auto"/>
    </style:style>
    <style:style style:family="table-cell" style:name="ce3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5">
      <style:paragraph-properties fo:text-align="center"/>
    </style:style>
    <style:style style:family="text" style:name="T419">
      <style:text-properties fo:font-size="13pt" style:text-underline-type="none" style:text-underline-width="auto"/>
    </style:style>
    <style:style style:family="table-cell" style:name="ce3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6">
      <style:paragraph-properties fo:text-align="center"/>
    </style:style>
    <style:style style:family="text" style:name="T420">
      <style:text-properties fo:font-size="13pt" style:text-underline-type="none" style:text-underline-width="auto"/>
    </style:style>
    <style:style style:family="table-cell" style:name="ce396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437">
      <style:paragraph-properties fo:text-align="center"/>
    </style:style>
    <style:style style:family="text" style:name="T421">
      <style:text-properties fo:font-size="13pt" style:text-underline-type="none" style:text-underline-width="auto"/>
    </style:style>
    <style:style style:family="table-row" style:name="ro13">
      <style:table-row-properties/>
    </style:style>
    <style:style style:family="table-cell" style:name="ce397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8">
      <style:paragraph-properties fo:text-align="center"/>
    </style:style>
    <style:style style:family="text" style:name="T422">
      <style:text-properties fo:font-size="13pt"/>
    </style:style>
    <style:style style:family="table-cell" style:name="ce3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39">
      <style:paragraph-properties fo:text-align="center"/>
    </style:style>
    <style:style style:family="text" style:name="T423">
      <style:text-properties fo:font-size="13pt"/>
    </style:style>
    <style:style style:family="table-cell" style:name="ce3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0">
      <style:paragraph-properties fo:text-align="center"/>
    </style:style>
    <style:style style:family="text" style:name="T424">
      <style:text-properties fo:font-size="13pt"/>
    </style:style>
    <style:style style:family="table-cell" style:name="ce4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1">
      <style:paragraph-properties fo:text-align="center"/>
    </style:style>
    <style:style style:family="text" style:name="T425">
      <style:text-properties fo:font-size="13pt"/>
    </style:style>
    <style:style style:family="table-cell" style:name="ce4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2">
      <style:paragraph-properties fo:text-align="center"/>
    </style:style>
    <style:style style:family="text" style:name="T426">
      <style:text-properties fo:font-size="13pt"/>
    </style:style>
    <style:style style:family="table-cell" style:name="ce4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3">
      <style:paragraph-properties fo:text-align="center"/>
    </style:style>
    <style:style style:family="text" style:name="T427">
      <style:text-properties fo:font-size="13pt"/>
    </style:style>
    <style:style style:family="table-cell" style:name="ce4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4">
      <style:paragraph-properties fo:text-align="center"/>
    </style:style>
    <style:style style:family="text" style:name="T428">
      <style:text-properties fo:font-size="13pt"/>
    </style:style>
    <style:style style:family="table-cell" style:name="ce4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5">
      <style:paragraph-properties fo:text-align="center"/>
    </style:style>
    <style:style style:family="text" style:name="T429">
      <style:text-properties fo:font-size="13pt"/>
    </style:style>
    <style:style style:family="table-cell" style:name="ce4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6">
      <style:paragraph-properties fo:text-align="center"/>
    </style:style>
    <style:style style:family="text" style:name="T430">
      <style:text-properties fo:font-size="13pt"/>
    </style:style>
    <style:style style:family="table-cell" style:name="ce4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7">
      <style:paragraph-properties fo:text-align="center"/>
    </style:style>
    <style:style style:family="text" style:name="T431">
      <style:text-properties fo:font-size="13pt"/>
    </style:style>
    <style:style style:family="table-cell" style:name="ce4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8">
      <style:paragraph-properties fo:text-align="center"/>
    </style:style>
    <style:style style:family="text" style:name="T432">
      <style:text-properties fo:font-size="13pt"/>
    </style:style>
    <style:style style:family="table-cell" style:name="ce4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49">
      <style:paragraph-properties fo:text-align="center"/>
    </style:style>
    <style:style style:family="text" style:name="T433">
      <style:text-properties fo:font-size="13pt"/>
    </style:style>
    <style:style style:family="table-cell" style:name="ce4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0">
      <style:paragraph-properties fo:text-align="center"/>
    </style:style>
    <style:style style:family="text" style:name="T434">
      <style:text-properties fo:font-size="13pt"/>
    </style:style>
    <style:style style:family="table-cell" style:name="ce4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1">
      <style:paragraph-properties fo:text-align="center"/>
    </style:style>
    <style:style style:family="text" style:name="T435">
      <style:text-properties fo:font-size="13pt"/>
    </style:style>
    <style:style style:family="table-cell" style:name="ce4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2">
      <style:paragraph-properties fo:text-align="center"/>
    </style:style>
    <style:style style:family="text" style:name="T436">
      <style:text-properties fo:font-size="13pt"/>
    </style:style>
    <style:style style:family="table-cell" style:name="ce4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3">
      <style:paragraph-properties fo:text-align="center"/>
    </style:style>
    <style:style style:family="text" style:name="T437">
      <style:text-properties fo:font-size="13pt"/>
    </style:style>
    <style:style style:family="table-cell" style:name="ce4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4">
      <style:paragraph-properties fo:text-align="center"/>
    </style:style>
    <style:style style:family="text" style:name="T438">
      <style:text-properties fo:font-size="13pt"/>
    </style:style>
    <style:style style:family="table-cell" style:name="ce4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5">
      <style:paragraph-properties fo:text-align="center"/>
    </style:style>
    <style:style style:family="text" style:name="T439">
      <style:text-properties fo:font-size="13pt" style:text-underline-type="none" style:text-underline-width="auto"/>
    </style:style>
    <style:style style:family="table-cell" style:name="ce4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6">
      <style:paragraph-properties fo:text-align="center"/>
    </style:style>
    <style:style style:family="text" style:name="T440">
      <style:text-properties fo:font-size="13pt" style:text-underline-type="none" style:text-underline-width="auto"/>
    </style:style>
    <style:style style:family="table-cell" style:name="ce4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7">
      <style:paragraph-properties fo:text-align="center"/>
    </style:style>
    <style:style style:family="text" style:name="T441">
      <style:text-properties fo:font-size="13pt" style:text-underline-type="none" style:text-underline-width="auto"/>
    </style:style>
    <style:style style:family="table-cell" style:name="ce4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8">
      <style:paragraph-properties fo:text-align="center"/>
    </style:style>
    <style:style style:family="text" style:name="T442">
      <style:text-properties fo:font-size="13pt" style:text-underline-type="none" style:text-underline-width="auto"/>
    </style:style>
    <style:style style:family="table-cell" style:name="ce4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59">
      <style:paragraph-properties fo:text-align="center"/>
    </style:style>
    <style:style style:family="text" style:name="T443">
      <style:text-properties fo:font-size="13pt"/>
    </style:style>
    <style:style style:family="table-cell" style:name="ce4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0">
      <style:paragraph-properties fo:text-align="center"/>
    </style:style>
    <style:style style:family="text" style:name="T444">
      <style:text-properties fo:font-size="13pt"/>
    </style:style>
    <style:style style:family="table-cell" style:name="ce4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1">
      <style:paragraph-properties fo:text-align="center"/>
    </style:style>
    <style:style style:family="text" style:name="T445">
      <style:text-properties fo:font-size="13pt"/>
    </style:style>
    <style:style style:family="table-cell" style:name="ce4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2">
      <style:paragraph-properties fo:text-align="center"/>
    </style:style>
    <style:style style:family="text" style:name="T446">
      <style:text-properties fo:font-size="13pt"/>
    </style:style>
    <style:style style:family="table-cell" style:name="ce4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3">
      <style:paragraph-properties fo:text-align="center"/>
    </style:style>
    <style:style style:family="text" style:name="T447">
      <style:text-properties fo:font-size="13pt"/>
    </style:style>
    <style:style style:family="table-cell" style:name="ce4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4">
      <style:paragraph-properties fo:text-align="center"/>
    </style:style>
    <style:style style:family="text" style:name="T448">
      <style:text-properties fo:font-size="13pt"/>
    </style:style>
    <style:style style:family="table-cell" style:name="ce4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5">
      <style:paragraph-properties fo:text-align="center"/>
    </style:style>
    <style:style style:family="text" style:name="T449">
      <style:text-properties fo:font-size="13pt"/>
    </style:style>
    <style:style style:family="table-cell" style:name="ce4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6">
      <style:paragraph-properties fo:text-align="center"/>
    </style:style>
    <style:style style:family="text" style:name="T450">
      <style:text-properties fo:font-size="13pt"/>
    </style:style>
    <style:style style:family="table-cell" style:name="ce4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7">
      <style:paragraph-properties fo:text-align="center"/>
    </style:style>
    <style:style style:family="text" style:name="T451">
      <style:text-properties fo:font-size="13pt"/>
    </style:style>
    <style:style style:family="table-cell" style:name="ce4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8">
      <style:paragraph-properties fo:text-align="center"/>
    </style:style>
    <style:style style:family="text" style:name="T452">
      <style:text-properties fo:font-size="13pt"/>
    </style:style>
    <style:style style:family="table-cell" style:name="ce4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69">
      <style:paragraph-properties fo:text-align="center"/>
    </style:style>
    <style:style style:family="text" style:name="T453">
      <style:text-properties fo:font-size="13pt"/>
    </style:style>
    <style:style style:family="table-cell" style:name="ce429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470">
      <style:paragraph-properties fo:text-align="center"/>
    </style:style>
    <style:style style:family="text" style:name="T454">
      <style:text-properties fo:font-size="13pt"/>
    </style:style>
    <style:style style:family="table-row" style:name="ro14">
      <style:table-row-properties/>
    </style:style>
    <style:style style:family="table-cell" style:name="ce430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1">
      <style:paragraph-properties fo:text-align="center"/>
    </style:style>
    <style:style style:family="text" style:name="T455">
      <style:text-properties fo:font-size="13pt"/>
    </style:style>
    <style:style style:family="table-cell" style:name="ce4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2">
      <style:paragraph-properties fo:text-align="center"/>
    </style:style>
    <style:style style:family="text" style:name="T456">
      <style:text-properties fo:font-size="13pt"/>
    </style:style>
    <style:style style:family="table-cell" style:name="ce4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3">
      <style:paragraph-properties fo:text-align="center"/>
    </style:style>
    <style:style style:family="text" style:name="T457">
      <style:text-properties fo:font-size="13pt"/>
    </style:style>
    <style:style style:family="table-cell" style:name="ce4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4">
      <style:paragraph-properties fo:text-align="center"/>
    </style:style>
    <style:style style:family="text" style:name="T458">
      <style:text-properties fo:font-size="13pt"/>
    </style:style>
    <style:style style:family="table-cell" style:name="ce4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5">
      <style:paragraph-properties fo:text-align="center"/>
    </style:style>
    <style:style style:family="text" style:name="T459">
      <style:text-properties fo:font-size="13pt"/>
    </style:style>
    <style:style style:family="table-cell" style:name="ce4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6">
      <style:paragraph-properties fo:text-align="center"/>
    </style:style>
    <style:style style:family="text" style:name="T460">
      <style:text-properties fo:font-size="13pt"/>
    </style:style>
    <style:style style:family="table-cell" style:name="ce4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7">
      <style:paragraph-properties fo:text-align="center"/>
    </style:style>
    <style:style style:family="text" style:name="T461">
      <style:text-properties fo:font-size="13pt"/>
    </style:style>
    <style:style style:family="table-cell" style:name="ce4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8">
      <style:paragraph-properties fo:text-align="center"/>
    </style:style>
    <style:style style:family="text" style:name="T462">
      <style:text-properties fo:font-size="13pt"/>
    </style:style>
    <style:style style:family="table-cell" style:name="ce4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79">
      <style:paragraph-properties fo:text-align="center"/>
    </style:style>
    <style:style style:family="text" style:name="T463">
      <style:text-properties fo:font-size="13pt"/>
    </style:style>
    <style:style style:family="table-cell" style:name="ce4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0">
      <style:paragraph-properties fo:text-align="center"/>
    </style:style>
    <style:style style:family="text" style:name="T464">
      <style:text-properties fo:font-size="13pt"/>
    </style:style>
    <style:style style:family="table-cell" style:name="ce4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1">
      <style:paragraph-properties fo:text-align="center"/>
    </style:style>
    <style:style style:family="text" style:name="T465">
      <style:text-properties fo:font-size="13pt"/>
    </style:style>
    <style:style style:family="table-cell" style:name="ce4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2">
      <style:paragraph-properties fo:text-align="center"/>
    </style:style>
    <style:style style:family="text" style:name="T466">
      <style:text-properties fo:font-size="13pt"/>
    </style:style>
    <style:style style:family="table-cell" style:name="ce4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3">
      <style:paragraph-properties fo:text-align="center"/>
    </style:style>
    <style:style style:family="text" style:name="T467">
      <style:text-properties fo:font-size="13pt"/>
    </style:style>
    <style:style style:family="table-cell" style:name="ce4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4">
      <style:paragraph-properties fo:text-align="center"/>
    </style:style>
    <style:style style:family="text" style:name="T468">
      <style:text-properties fo:font-size="13pt"/>
    </style:style>
    <style:style style:family="table-cell" style:name="ce4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5">
      <style:paragraph-properties fo:text-align="center"/>
    </style:style>
    <style:style style:family="text" style:name="T469">
      <style:text-properties fo:font-size="13pt"/>
    </style:style>
    <style:style style:family="table-cell" style:name="ce4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6">
      <style:paragraph-properties fo:text-align="center"/>
    </style:style>
    <style:style style:family="text" style:name="T470">
      <style:text-properties fo:font-size="13pt"/>
    </style:style>
    <style:style style:family="table-cell" style:name="ce4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7">
      <style:paragraph-properties fo:text-align="center"/>
    </style:style>
    <style:style style:family="text" style:name="T471">
      <style:text-properties fo:font-size="13pt"/>
    </style:style>
    <style:style style:family="table-cell" style:name="ce4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8">
      <style:paragraph-properties fo:text-align="center"/>
    </style:style>
    <style:style style:family="text" style:name="T472">
      <style:text-properties fo:font-size="13pt" style:text-underline-type="none" style:text-underline-width="auto"/>
    </style:style>
    <style:style style:family="table-cell" style:name="ce4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89">
      <style:paragraph-properties fo:text-align="center"/>
    </style:style>
    <style:style style:family="text" style:name="T473">
      <style:text-properties fo:font-size="13pt" style:text-underline-type="none" style:text-underline-width="auto"/>
    </style:style>
    <style:style style:family="table-cell" style:name="ce4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0">
      <style:paragraph-properties fo:text-align="center"/>
    </style:style>
    <style:style style:family="text" style:name="T474">
      <style:text-properties fo:font-size="13pt" style:text-underline-type="none" style:text-underline-width="auto"/>
    </style:style>
    <style:style style:family="table-cell" style:name="ce4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1">
      <style:paragraph-properties fo:text-align="center"/>
    </style:style>
    <style:style style:family="text" style:name="T475">
      <style:text-properties fo:font-size="13pt" style:text-underline-type="none" style:text-underline-width="auto"/>
    </style:style>
    <style:style style:family="table-cell" style:name="ce4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2">
      <style:paragraph-properties fo:text-align="center"/>
    </style:style>
    <style:style style:family="text" style:name="T476">
      <style:text-properties fo:font-size="13pt"/>
    </style:style>
    <style:style style:family="table-cell" style:name="ce4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3">
      <style:paragraph-properties fo:text-align="center"/>
    </style:style>
    <style:style style:family="text" style:name="T477">
      <style:text-properties fo:font-size="13pt"/>
    </style:style>
    <style:style style:family="table-cell" style:name="ce4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4">
      <style:paragraph-properties fo:text-align="center"/>
    </style:style>
    <style:style style:family="text" style:name="T478">
      <style:text-properties fo:font-size="13pt"/>
    </style:style>
    <style:style style:family="table-cell" style:name="ce4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5">
      <style:paragraph-properties fo:text-align="center"/>
    </style:style>
    <style:style style:family="text" style:name="T479">
      <style:text-properties fo:font-size="13pt"/>
    </style:style>
    <style:style style:family="table-cell" style:name="ce4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6">
      <style:paragraph-properties fo:text-align="center"/>
    </style:style>
    <style:style style:family="text" style:name="T480">
      <style:text-properties fo:font-size="13pt"/>
    </style:style>
    <style:style style:family="table-cell" style:name="ce4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7">
      <style:paragraph-properties fo:text-align="center"/>
    </style:style>
    <style:style style:family="text" style:name="T481">
      <style:text-properties fo:font-size="13pt"/>
    </style:style>
    <style:style style:family="table-cell" style:name="ce4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8">
      <style:paragraph-properties fo:text-align="center"/>
    </style:style>
    <style:style style:family="text" style:name="T482">
      <style:text-properties fo:font-size="13pt"/>
    </style:style>
    <style:style style:family="table-cell" style:name="ce4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99">
      <style:paragraph-properties fo:text-align="center"/>
    </style:style>
    <style:style style:family="text" style:name="T483">
      <style:text-properties fo:font-size="13pt"/>
    </style:style>
    <style:style style:family="table-cell" style:name="ce4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0">
      <style:paragraph-properties fo:text-align="center"/>
    </style:style>
    <style:style style:family="text" style:name="T484">
      <style:text-properties fo:font-size="13pt"/>
    </style:style>
    <style:style style:family="table-cell" style:name="ce4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1">
      <style:paragraph-properties fo:text-align="center"/>
    </style:style>
    <style:style style:family="text" style:name="T485">
      <style:text-properties fo:font-size="13pt"/>
    </style:style>
    <style:style style:family="table-cell" style:name="ce4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2">
      <style:paragraph-properties fo:text-align="center"/>
    </style:style>
    <style:style style:family="text" style:name="T486">
      <style:text-properties fo:font-size="13pt"/>
    </style:style>
    <style:style style:family="table-cell" style:name="ce462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503">
      <style:paragraph-properties fo:text-align="center"/>
    </style:style>
    <style:style style:family="text" style:name="T487">
      <style:text-properties fo:font-size="13pt"/>
    </style:style>
    <style:style style:family="table-row" style:name="ro15">
      <style:table-row-properties/>
    </style:style>
    <style:style style:family="table-cell" style:name="ce463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4">
      <style:paragraph-properties fo:text-align="center"/>
    </style:style>
    <style:style style:family="text" style:name="T488">
      <style:text-properties fo:font-size="13pt"/>
    </style:style>
    <style:style style:family="table-cell" style:name="ce4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5">
      <style:paragraph-properties fo:text-align="center"/>
    </style:style>
    <style:style style:family="text" style:name="T489">
      <style:text-properties fo:font-size="13pt"/>
    </style:style>
    <style:style style:family="table-cell" style:name="ce4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6">
      <style:paragraph-properties fo:text-align="center"/>
    </style:style>
    <style:style style:family="text" style:name="T490">
      <style:text-properties fo:font-size="13pt"/>
    </style:style>
    <style:style style:family="table-cell" style:name="ce4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7">
      <style:paragraph-properties fo:text-align="center"/>
    </style:style>
    <style:style style:family="text" style:name="T491">
      <style:text-properties fo:font-size="13pt"/>
    </style:style>
    <style:style style:family="table-cell" style:name="ce4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8">
      <style:paragraph-properties fo:text-align="center"/>
    </style:style>
    <style:style style:family="text" style:name="T492">
      <style:text-properties fo:font-size="13pt"/>
    </style:style>
    <style:style style:family="table-cell" style:name="ce4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09">
      <style:paragraph-properties fo:text-align="center"/>
    </style:style>
    <style:style style:family="text" style:name="T493">
      <style:text-properties fo:font-size="13pt"/>
    </style:style>
    <style:style style:family="table-cell" style:name="ce4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0">
      <style:paragraph-properties fo:text-align="center"/>
    </style:style>
    <style:style style:family="text" style:name="T494">
      <style:text-properties fo:font-size="13pt"/>
    </style:style>
    <style:style style:family="table-cell" style:name="ce4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1">
      <style:paragraph-properties fo:text-align="center"/>
    </style:style>
    <style:style style:family="text" style:name="T495">
      <style:text-properties fo:font-size="13pt"/>
    </style:style>
    <style:style style:family="table-cell" style:name="ce4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2">
      <style:paragraph-properties fo:text-align="center"/>
    </style:style>
    <style:style style:family="text" style:name="T496">
      <style:text-properties fo:font-size="13pt"/>
    </style:style>
    <style:style style:family="table-cell" style:name="ce4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3">
      <style:paragraph-properties fo:text-align="center"/>
    </style:style>
    <style:style style:family="text" style:name="T497">
      <style:text-properties fo:font-size="13pt"/>
    </style:style>
    <style:style style:family="table-cell" style:name="ce4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4">
      <style:paragraph-properties fo:text-align="center"/>
    </style:style>
    <style:style style:family="text" style:name="T498">
      <style:text-properties fo:font-size="13pt"/>
    </style:style>
    <style:style style:family="table-cell" style:name="ce4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5">
      <style:paragraph-properties fo:text-align="center"/>
    </style:style>
    <style:style style:family="text" style:name="T499">
      <style:text-properties fo:font-size="13pt"/>
    </style:style>
    <style:style style:family="table-cell" style:name="ce4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6">
      <style:paragraph-properties fo:text-align="center"/>
    </style:style>
    <style:style style:family="text" style:name="T500">
      <style:text-properties fo:font-size="13pt"/>
    </style:style>
    <style:style style:family="table-cell" style:name="ce4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7">
      <style:paragraph-properties fo:text-align="center"/>
    </style:style>
    <style:style style:family="text" style:name="T501">
      <style:text-properties fo:font-size="13pt"/>
    </style:style>
    <style:style style:family="table-cell" style:name="ce4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8">
      <style:paragraph-properties fo:text-align="center"/>
    </style:style>
    <style:style style:family="text" style:name="T502">
      <style:text-properties fo:font-size="13pt"/>
    </style:style>
    <style:style style:family="table-cell" style:name="ce4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19">
      <style:paragraph-properties fo:text-align="center"/>
    </style:style>
    <style:style style:family="text" style:name="T503">
      <style:text-properties fo:font-size="13pt"/>
    </style:style>
    <style:style style:family="table-cell" style:name="ce4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0">
      <style:paragraph-properties fo:text-align="center"/>
    </style:style>
    <style:style style:family="text" style:name="T504">
      <style:text-properties fo:font-size="13pt"/>
    </style:style>
    <style:style style:family="table-cell" style:name="ce4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1">
      <style:paragraph-properties fo:text-align="center"/>
    </style:style>
    <style:style style:family="text" style:name="T505">
      <style:text-properties fo:font-size="13pt" style:text-underline-type="none" style:text-underline-width="auto"/>
    </style:style>
    <style:style style:family="table-cell" style:name="ce4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2">
      <style:paragraph-properties fo:text-align="center"/>
    </style:style>
    <style:style style:family="text" style:name="T506">
      <style:text-properties fo:font-size="13pt" style:text-underline-type="none" style:text-underline-width="auto"/>
    </style:style>
    <style:style style:family="table-cell" style:name="ce4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3">
      <style:paragraph-properties fo:text-align="center"/>
    </style:style>
    <style:style style:family="text" style:name="T507">
      <style:text-properties fo:font-size="13pt" style:text-underline-type="none" style:text-underline-width="auto"/>
    </style:style>
    <style:style style:family="table-cell" style:name="ce4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4">
      <style:paragraph-properties fo:text-align="center"/>
    </style:style>
    <style:style style:family="text" style:name="T508">
      <style:text-properties fo:font-size="13pt" style:text-underline-type="none" style:text-underline-width="auto"/>
    </style:style>
    <style:style style:family="table-cell" style:name="ce4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5">
      <style:paragraph-properties fo:text-align="center"/>
    </style:style>
    <style:style style:family="text" style:name="T509">
      <style:text-properties fo:font-size="13pt"/>
    </style:style>
    <style:style style:family="table-cell" style:name="ce4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6">
      <style:paragraph-properties fo:text-align="center"/>
    </style:style>
    <style:style style:family="text" style:name="T510">
      <style:text-properties fo:font-size="13pt"/>
    </style:style>
    <style:style style:family="table-cell" style:name="ce4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7">
      <style:paragraph-properties fo:text-align="center"/>
    </style:style>
    <style:style style:family="text" style:name="T511">
      <style:text-properties fo:font-size="13pt"/>
    </style:style>
    <style:style style:family="table-cell" style:name="ce4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8">
      <style:paragraph-properties fo:text-align="center"/>
    </style:style>
    <style:style style:family="text" style:name="T512">
      <style:text-properties fo:font-size="13pt"/>
    </style:style>
    <style:style style:family="table-cell" style:name="ce4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29">
      <style:paragraph-properties fo:text-align="center"/>
    </style:style>
    <style:style style:family="text" style:name="T513">
      <style:text-properties fo:font-size="13pt"/>
    </style:style>
    <style:style style:family="table-cell" style:name="ce4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0">
      <style:paragraph-properties fo:text-align="center"/>
    </style:style>
    <style:style style:family="text" style:name="T514">
      <style:text-properties fo:font-size="13pt"/>
    </style:style>
    <style:style style:family="table-cell" style:name="ce4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1">
      <style:paragraph-properties fo:text-align="center"/>
    </style:style>
    <style:style style:family="text" style:name="T515">
      <style:text-properties fo:font-size="13pt"/>
    </style:style>
    <style:style style:family="table-cell" style:name="ce4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2">
      <style:paragraph-properties fo:text-align="center"/>
    </style:style>
    <style:style style:family="text" style:name="T516">
      <style:text-properties fo:font-size="13pt"/>
    </style:style>
    <style:style style:family="table-cell" style:name="ce4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3">
      <style:paragraph-properties fo:text-align="center"/>
    </style:style>
    <style:style style:family="text" style:name="T517">
      <style:text-properties fo:font-size="13pt"/>
    </style:style>
    <style:style style:family="table-cell" style:name="ce4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4">
      <style:paragraph-properties fo:text-align="center"/>
    </style:style>
    <style:style style:family="text" style:name="T518">
      <style:text-properties fo:font-size="13pt"/>
    </style:style>
    <style:style style:family="table-cell" style:name="ce4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5">
      <style:paragraph-properties fo:text-align="center"/>
    </style:style>
    <style:style style:family="text" style:name="T519">
      <style:text-properties fo:font-size="13pt"/>
    </style:style>
    <style:style style:family="table-cell" style:name="ce495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536">
      <style:paragraph-properties fo:text-align="center"/>
    </style:style>
    <style:style style:family="text" style:name="T520">
      <style:text-properties fo:font-size="13pt"/>
    </style:style>
    <style:style style:family="table-row" style:name="ro16">
      <style:table-row-properties/>
    </style:style>
    <style:style style:family="table-cell" style:name="ce496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7">
      <style:paragraph-properties fo:text-align="center"/>
    </style:style>
    <style:style style:family="text" style:name="T521">
      <style:text-properties fo:font-size="13pt"/>
    </style:style>
    <style:style style:family="table-cell" style:name="ce4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8">
      <style:paragraph-properties fo:text-align="center"/>
    </style:style>
    <style:style style:family="text" style:name="T522">
      <style:text-properties fo:font-size="13pt"/>
    </style:style>
    <style:style style:family="table-cell" style:name="ce4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39">
      <style:paragraph-properties fo:text-align="center"/>
    </style:style>
    <style:style style:family="text" style:name="T523">
      <style:text-properties fo:font-size="13pt"/>
    </style:style>
    <style:style style:family="table-cell" style:name="ce4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0">
      <style:paragraph-properties fo:text-align="center"/>
    </style:style>
    <style:style style:family="text" style:name="T524">
      <style:text-properties fo:font-size="13pt"/>
    </style:style>
    <style:style style:family="table-cell" style:name="ce5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1">
      <style:paragraph-properties fo:text-align="center"/>
    </style:style>
    <style:style style:family="text" style:name="T525">
      <style:text-properties fo:font-size="13pt"/>
    </style:style>
    <style:style style:family="table-cell" style:name="ce5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2">
      <style:paragraph-properties fo:text-align="center"/>
    </style:style>
    <style:style style:family="text" style:name="T526">
      <style:text-properties fo:font-size="13pt"/>
    </style:style>
    <style:style style:family="table-cell" style:name="ce5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3">
      <style:paragraph-properties fo:text-align="center"/>
    </style:style>
    <style:style style:family="text" style:name="T527">
      <style:text-properties fo:font-size="13pt"/>
    </style:style>
    <style:style style:family="table-cell" style:name="ce5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4">
      <style:paragraph-properties fo:text-align="center"/>
    </style:style>
    <style:style style:family="text" style:name="T528">
      <style:text-properties fo:font-size="13pt"/>
    </style:style>
    <style:style style:family="table-cell" style:name="ce5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5">
      <style:paragraph-properties fo:text-align="center"/>
    </style:style>
    <style:style style:family="text" style:name="T529">
      <style:text-properties fo:font-size="13pt"/>
    </style:style>
    <style:style style:family="table-cell" style:name="ce5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6">
      <style:paragraph-properties fo:text-align="center"/>
    </style:style>
    <style:style style:family="text" style:name="T530">
      <style:text-properties fo:font-size="13pt"/>
    </style:style>
    <style:style style:family="table-cell" style:name="ce5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7">
      <style:paragraph-properties fo:text-align="center"/>
    </style:style>
    <style:style style:family="text" style:name="T531">
      <style:text-properties fo:font-size="13pt"/>
    </style:style>
    <style:style style:family="table-cell" style:name="ce5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8">
      <style:paragraph-properties fo:text-align="center"/>
    </style:style>
    <style:style style:family="text" style:name="T532">
      <style:text-properties fo:font-size="13pt"/>
    </style:style>
    <style:style style:family="table-cell" style:name="ce5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9">
      <style:paragraph-properties fo:text-align="center"/>
    </style:style>
    <style:style style:family="text" style:name="T533">
      <style:text-properties fo:font-size="13pt"/>
    </style:style>
    <style:style style:family="table-cell" style:name="ce5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0">
      <style:paragraph-properties fo:text-align="center"/>
    </style:style>
    <style:style style:family="text" style:name="T534">
      <style:text-properties fo:font-size="13pt"/>
    </style:style>
    <style:style style:family="table-cell" style:name="ce5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1">
      <style:paragraph-properties fo:text-align="center"/>
    </style:style>
    <style:style style:family="text" style:name="T535">
      <style:text-properties fo:font-size="13pt"/>
    </style:style>
    <style:style style:family="table-cell" style:name="ce5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2">
      <style:paragraph-properties fo:text-align="center"/>
    </style:style>
    <style:style style:family="text" style:name="T536">
      <style:text-properties fo:font-size="13pt"/>
    </style:style>
    <style:style style:family="table-cell" style:name="ce5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3">
      <style:paragraph-properties fo:text-align="center"/>
    </style:style>
    <style:style style:family="text" style:name="T537">
      <style:text-properties fo:font-size="13pt"/>
    </style:style>
    <style:style style:family="table-cell" style:name="ce5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4">
      <style:paragraph-properties fo:text-align="center"/>
    </style:style>
    <style:style style:family="text" style:name="T538">
      <style:text-properties fo:font-size="13pt" style:text-underline-type="none" style:text-underline-width="auto"/>
    </style:style>
    <style:style style:family="table-cell" style:name="ce5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5">
      <style:paragraph-properties fo:text-align="center"/>
    </style:style>
    <style:style style:family="text" style:name="T539">
      <style:text-properties fo:font-size="13pt" style:text-underline-type="none" style:text-underline-width="auto"/>
    </style:style>
    <style:style style:family="table-cell" style:name="ce5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6">
      <style:paragraph-properties fo:text-align="center"/>
    </style:style>
    <style:style style:family="text" style:name="T540">
      <style:text-properties fo:font-size="13pt" style:text-underline-type="none" style:text-underline-width="auto"/>
    </style:style>
    <style:style style:family="table-cell" style:name="ce5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7">
      <style:paragraph-properties fo:text-align="center"/>
    </style:style>
    <style:style style:family="text" style:name="T541">
      <style:text-properties fo:font-size="13pt" style:text-underline-type="none" style:text-underline-width="auto"/>
    </style:style>
    <style:style style:family="table-cell" style:name="ce5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8">
      <style:paragraph-properties fo:text-align="center"/>
    </style:style>
    <style:style style:family="text" style:name="T542">
      <style:text-properties fo:font-size="13pt"/>
    </style:style>
    <style:style style:family="table-cell" style:name="ce5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9">
      <style:paragraph-properties fo:text-align="center"/>
    </style:style>
    <style:style style:family="text" style:name="T543">
      <style:text-properties fo:font-size="13pt"/>
    </style:style>
    <style:style style:family="table-cell" style:name="ce5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0">
      <style:paragraph-properties fo:text-align="center"/>
    </style:style>
    <style:style style:family="text" style:name="T544">
      <style:text-properties fo:font-size="13pt"/>
    </style:style>
    <style:style style:family="table-cell" style:name="ce5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1">
      <style:paragraph-properties fo:text-align="center"/>
    </style:style>
    <style:style style:family="text" style:name="T545">
      <style:text-properties fo:font-size="13pt"/>
    </style:style>
    <style:style style:family="table-cell" style:name="ce5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2">
      <style:paragraph-properties fo:text-align="center"/>
    </style:style>
    <style:style style:family="text" style:name="T546">
      <style:text-properties fo:font-size="13pt"/>
    </style:style>
    <style:style style:family="table-cell" style:name="ce5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3">
      <style:paragraph-properties fo:text-align="center"/>
    </style:style>
    <style:style style:family="text" style:name="T547">
      <style:text-properties fo:font-size="13pt"/>
    </style:style>
    <style:style style:family="table-cell" style:name="ce5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4">
      <style:paragraph-properties fo:text-align="center"/>
    </style:style>
    <style:style style:family="text" style:name="T548">
      <style:text-properties fo:font-size="13pt"/>
    </style:style>
    <style:style style:family="table-cell" style:name="ce5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5">
      <style:paragraph-properties fo:text-align="center"/>
    </style:style>
    <style:style style:family="text" style:name="T549">
      <style:text-properties fo:font-size="13pt"/>
    </style:style>
    <style:style style:family="table-cell" style:name="ce5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6">
      <style:paragraph-properties fo:text-align="center"/>
    </style:style>
    <style:style style:family="text" style:name="T550">
      <style:text-properties fo:font-size="13pt"/>
    </style:style>
    <style:style style:family="table-cell" style:name="ce5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7">
      <style:paragraph-properties fo:text-align="center"/>
    </style:style>
    <style:style style:family="text" style:name="T551">
      <style:text-properties fo:font-size="13pt"/>
    </style:style>
    <style:style style:family="table-cell" style:name="ce5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68">
      <style:paragraph-properties fo:text-align="center"/>
    </style:style>
    <style:style style:family="text" style:name="T552">
      <style:text-properties fo:font-size="13pt"/>
    </style:style>
    <style:style style:family="table-cell" style:name="ce528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569">
      <style:paragraph-properties fo:text-align="center"/>
    </style:style>
    <style:style style:family="text" style:name="T553">
      <style:text-properties fo:font-size="13pt"/>
    </style:style>
    <style:style style:family="table-row" style:name="ro17">
      <style:table-row-properties/>
    </style:style>
    <style:style style:family="table-cell" style:name="ce529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0">
      <style:paragraph-properties fo:text-align="center"/>
    </style:style>
    <style:style style:family="text" style:name="T554">
      <style:text-properties fo:font-size="9pt"/>
    </style:style>
    <style:style style:family="table-cell" style:name="ce5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1">
      <style:paragraph-properties fo:text-align="center"/>
    </style:style>
    <style:style style:family="text" style:name="T555">
      <style:text-properties fo:font-size="13pt"/>
    </style:style>
    <style:style style:family="table-cell" style:name="ce5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2">
      <style:paragraph-properties fo:text-align="center"/>
    </style:style>
    <style:style style:family="text" style:name="T556">
      <style:text-properties fo:font-size="13pt"/>
    </style:style>
    <style:style style:family="table-cell" style:name="ce5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3">
      <style:paragraph-properties fo:text-align="center"/>
    </style:style>
    <style:style style:family="text" style:name="T557">
      <style:text-properties fo:font-size="13pt"/>
    </style:style>
    <style:style style:family="table-cell" style:name="ce5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4">
      <style:paragraph-properties fo:text-align="center"/>
    </style:style>
    <style:style style:family="text" style:name="T558">
      <style:text-properties fo:font-size="13pt"/>
    </style:style>
    <style:style style:family="table-cell" style:name="ce5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5">
      <style:paragraph-properties fo:text-align="center"/>
    </style:style>
    <style:style style:family="text" style:name="T559">
      <style:text-properties fo:font-size="13pt"/>
    </style:style>
    <style:style style:family="table-cell" style:name="ce5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6">
      <style:paragraph-properties fo:text-align="center"/>
    </style:style>
    <style:style style:family="text" style:name="T560">
      <style:text-properties fo:font-size="13pt"/>
    </style:style>
    <style:style style:family="table-cell" style:name="ce5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7">
      <style:paragraph-properties fo:text-align="center"/>
    </style:style>
    <style:style style:family="text" style:name="T561">
      <style:text-properties fo:font-size="13pt"/>
    </style:style>
    <style:style style:family="table-cell" style:name="ce5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8">
      <style:paragraph-properties fo:text-align="center"/>
    </style:style>
    <style:style style:family="text" style:name="T562">
      <style:text-properties fo:font-size="13pt"/>
    </style:style>
    <style:style style:family="table-cell" style:name="ce5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79">
      <style:paragraph-properties fo:text-align="center"/>
    </style:style>
    <style:style style:family="text" style:name="T563">
      <style:text-properties fo:font-size="13pt"/>
    </style:style>
    <style:style style:family="table-cell" style:name="ce5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0">
      <style:paragraph-properties fo:text-align="center"/>
    </style:style>
    <style:style style:family="text" style:name="T564">
      <style:text-properties fo:font-size="13pt"/>
    </style:style>
    <style:style style:family="table-cell" style:name="ce5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1">
      <style:paragraph-properties fo:text-align="center"/>
    </style:style>
    <style:style style:family="text" style:name="T565">
      <style:text-properties fo:font-size="13pt"/>
    </style:style>
    <style:style style:family="table-cell" style:name="ce5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2">
      <style:paragraph-properties fo:text-align="center"/>
    </style:style>
    <style:style style:family="text" style:name="T566">
      <style:text-properties fo:font-size="13pt"/>
    </style:style>
    <style:style style:family="table-cell" style:name="ce5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3">
      <style:paragraph-properties fo:text-align="center"/>
    </style:style>
    <style:style style:family="text" style:name="T567">
      <style:text-properties fo:font-size="13pt"/>
    </style:style>
    <style:style style:family="table-cell" style:name="ce5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4">
      <style:paragraph-properties fo:text-align="center"/>
    </style:style>
    <style:style style:family="text" style:name="T568">
      <style:text-properties fo:font-size="13pt"/>
    </style:style>
    <style:style style:family="table-cell" style:name="ce5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5">
      <style:paragraph-properties fo:text-align="center"/>
    </style:style>
    <style:style style:family="text" style:name="T569">
      <style:text-properties fo:font-size="13pt"/>
    </style:style>
    <style:style style:family="table-cell" style:name="ce5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6">
      <style:paragraph-properties fo:text-align="center"/>
    </style:style>
    <style:style style:family="text" style:name="T570">
      <style:text-properties fo:font-size="13pt"/>
    </style:style>
    <style:style style:family="table-cell" style:name="ce5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7">
      <style:paragraph-properties fo:text-align="center"/>
    </style:style>
    <style:style style:family="text" style:name="T571">
      <style:text-properties fo:font-size="13pt" style:text-underline-type="none" style:text-underline-width="auto"/>
    </style:style>
    <style:style style:family="table-cell" style:name="ce5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8">
      <style:paragraph-properties fo:text-align="center"/>
    </style:style>
    <style:style style:family="text" style:name="T572">
      <style:text-properties fo:font-size="13pt" style:text-underline-type="none" style:text-underline-width="auto"/>
    </style:style>
    <style:style style:family="table-cell" style:name="ce5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89">
      <style:paragraph-properties fo:text-align="center"/>
    </style:style>
    <style:style style:family="text" style:name="T573">
      <style:text-properties fo:font-size="13pt" style:text-underline-type="none" style:text-underline-width="auto"/>
    </style:style>
    <style:style style:family="table-cell" style:name="ce5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0">
      <style:paragraph-properties fo:text-align="center"/>
    </style:style>
    <style:style style:family="text" style:name="T574">
      <style:text-properties fo:font-size="13pt" style:text-underline-type="none" style:text-underline-width="auto"/>
    </style:style>
    <style:style style:family="table-cell" style:name="ce5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1">
      <style:paragraph-properties fo:text-align="center"/>
    </style:style>
    <style:style style:family="text" style:name="T575">
      <style:text-properties fo:font-size="13pt"/>
    </style:style>
    <style:style style:family="table-cell" style:name="ce5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2">
      <style:paragraph-properties fo:text-align="center"/>
    </style:style>
    <style:style style:family="text" style:name="T576">
      <style:text-properties fo:font-size="13pt"/>
    </style:style>
    <style:style style:family="table-cell" style:name="ce5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3">
      <style:paragraph-properties fo:text-align="center"/>
    </style:style>
    <style:style style:family="text" style:name="T577">
      <style:text-properties fo:font-size="13pt"/>
    </style:style>
    <style:style style:family="table-cell" style:name="ce5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4">
      <style:paragraph-properties fo:text-align="center"/>
    </style:style>
    <style:style style:family="text" style:name="T578">
      <style:text-properties fo:font-size="13pt"/>
    </style:style>
    <style:style style:family="table-cell" style:name="ce5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5">
      <style:paragraph-properties fo:text-align="center"/>
    </style:style>
    <style:style style:family="text" style:name="T579">
      <style:text-properties fo:font-size="13pt"/>
    </style:style>
    <style:style style:family="table-cell" style:name="ce5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6">
      <style:paragraph-properties fo:text-align="center"/>
    </style:style>
    <style:style style:family="text" style:name="T580">
      <style:text-properties fo:font-size="13pt"/>
    </style:style>
    <style:style style:family="table-cell" style:name="ce5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7">
      <style:paragraph-properties fo:text-align="center"/>
    </style:style>
    <style:style style:family="text" style:name="T581">
      <style:text-properties fo:font-size="13pt"/>
    </style:style>
    <style:style style:family="table-cell" style:name="ce5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8">
      <style:paragraph-properties fo:text-align="center"/>
    </style:style>
    <style:style style:family="text" style:name="T582">
      <style:text-properties fo:font-size="13pt"/>
    </style:style>
    <style:style style:family="table-cell" style:name="ce5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99">
      <style:paragraph-properties fo:text-align="center"/>
    </style:style>
    <style:style style:family="text" style:name="T583">
      <style:text-properties fo:font-size="13pt"/>
    </style:style>
    <style:style style:family="table-cell" style:name="ce5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0">
      <style:paragraph-properties fo:text-align="center"/>
    </style:style>
    <style:style style:family="text" style:name="T584">
      <style:text-properties fo:font-size="13pt"/>
    </style:style>
    <style:style style:family="table-cell" style:name="ce5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1">
      <style:paragraph-properties fo:text-align="center"/>
    </style:style>
    <style:style style:family="text" style:name="T585">
      <style:text-properties fo:font-size="13pt"/>
    </style:style>
    <style:style style:family="table-cell" style:name="ce561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602">
      <style:paragraph-properties fo:text-align="center"/>
    </style:style>
    <style:style style:family="text" style:name="T586">
      <style:text-properties fo:font-size="13pt"/>
    </style:style>
    <style:style style:family="table-row" style:name="ro18">
      <style:table-row-properties/>
    </style:style>
    <style:style style:family="table-cell" style:name="ce562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3">
      <style:paragraph-properties fo:text-align="center"/>
    </style:style>
    <style:style style:family="text" style:name="T587">
      <style:text-properties fo:font-size="10pt"/>
    </style:style>
    <style:style style:family="table-cell" style:name="ce5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4">
      <style:paragraph-properties fo:text-align="center"/>
    </style:style>
    <style:style style:family="text" style:name="T588">
      <style:text-properties fo:font-size="13pt"/>
    </style:style>
    <style:style style:family="table-cell" style:name="ce5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5">
      <style:paragraph-properties fo:text-align="center"/>
    </style:style>
    <style:style style:family="text" style:name="T589">
      <style:text-properties fo:font-size="13pt"/>
    </style:style>
    <style:style style:family="table-cell" style:name="ce5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6">
      <style:paragraph-properties fo:text-align="center"/>
    </style:style>
    <style:style style:family="text" style:name="T590">
      <style:text-properties fo:font-size="13pt"/>
    </style:style>
    <style:style style:family="table-cell" style:name="ce5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7">
      <style:paragraph-properties fo:text-align="center"/>
    </style:style>
    <style:style style:family="text" style:name="T591">
      <style:text-properties fo:font-size="13pt"/>
    </style:style>
    <style:style style:family="table-cell" style:name="ce5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8">
      <style:paragraph-properties fo:text-align="center"/>
    </style:style>
    <style:style style:family="text" style:name="T592">
      <style:text-properties fo:font-size="13pt"/>
    </style:style>
    <style:style style:family="table-cell" style:name="ce5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09">
      <style:paragraph-properties fo:text-align="center"/>
    </style:style>
    <style:style style:family="text" style:name="T593">
      <style:text-properties fo:font-size="13pt"/>
    </style:style>
    <style:style style:family="table-cell" style:name="ce5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0">
      <style:paragraph-properties fo:text-align="center"/>
    </style:style>
    <style:style style:family="text" style:name="T594">
      <style:text-properties fo:font-size="13pt"/>
    </style:style>
    <style:style style:family="table-cell" style:name="ce5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1">
      <style:paragraph-properties fo:text-align="center"/>
    </style:style>
    <style:style style:family="text" style:name="T595">
      <style:text-properties fo:font-size="13pt"/>
    </style:style>
    <style:style style:family="table-cell" style:name="ce5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2">
      <style:paragraph-properties fo:text-align="center"/>
    </style:style>
    <style:style style:family="text" style:name="T596">
      <style:text-properties fo:font-size="13pt"/>
    </style:style>
    <style:style style:family="table-cell" style:name="ce5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3">
      <style:paragraph-properties fo:text-align="center"/>
    </style:style>
    <style:style style:family="text" style:name="T597">
      <style:text-properties fo:font-size="13pt"/>
    </style:style>
    <style:style style:family="table-cell" style:name="ce5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4">
      <style:paragraph-properties fo:text-align="center"/>
    </style:style>
    <style:style style:family="text" style:name="T598">
      <style:text-properties fo:font-size="13pt"/>
    </style:style>
    <style:style style:family="table-cell" style:name="ce5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5">
      <style:paragraph-properties fo:text-align="center"/>
    </style:style>
    <style:style style:family="text" style:name="T599">
      <style:text-properties fo:font-size="13pt"/>
    </style:style>
    <style:style style:family="table-cell" style:name="ce5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6">
      <style:paragraph-properties fo:text-align="center"/>
    </style:style>
    <style:style style:family="text" style:name="T600">
      <style:text-properties fo:font-size="13pt"/>
    </style:style>
    <style:style style:family="table-cell" style:name="ce5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7">
      <style:paragraph-properties fo:text-align="center"/>
    </style:style>
    <style:style style:family="text" style:name="T601">
      <style:text-properties fo:font-size="13pt"/>
    </style:style>
    <style:style style:family="table-cell" style:name="ce5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8">
      <style:paragraph-properties fo:text-align="center"/>
    </style:style>
    <style:style style:family="text" style:name="T602">
      <style:text-properties fo:font-size="13pt"/>
    </style:style>
    <style:style style:family="table-cell" style:name="ce5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19">
      <style:paragraph-properties fo:text-align="center"/>
    </style:style>
    <style:style style:family="text" style:name="T603">
      <style:text-properties fo:font-size="13pt"/>
    </style:style>
    <style:style style:family="table-cell" style:name="ce5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0">
      <style:paragraph-properties fo:text-align="center"/>
    </style:style>
    <style:style style:family="text" style:name="T604">
      <style:text-properties fo:font-size="13pt" style:text-underline-type="none" style:text-underline-width="auto"/>
    </style:style>
    <style:style style:family="table-cell" style:name="ce5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1">
      <style:paragraph-properties fo:text-align="center"/>
    </style:style>
    <style:style style:family="text" style:name="T605">
      <style:text-properties fo:font-size="13pt" style:text-underline-type="none" style:text-underline-width="auto"/>
    </style:style>
    <style:style style:family="table-cell" style:name="ce5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2">
      <style:paragraph-properties fo:text-align="center"/>
    </style:style>
    <style:style style:family="text" style:name="T606">
      <style:text-properties fo:font-size="13pt" style:text-underline-type="none" style:text-underline-width="auto"/>
    </style:style>
    <style:style style:family="table-cell" style:name="ce5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3">
      <style:paragraph-properties fo:text-align="center"/>
    </style:style>
    <style:style style:family="text" style:name="T607">
      <style:text-properties fo:font-size="13pt" style:text-underline-type="none" style:text-underline-width="auto"/>
    </style:style>
    <style:style style:family="table-cell" style:name="ce5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4">
      <style:paragraph-properties fo:text-align="center"/>
    </style:style>
    <style:style style:family="text" style:name="T608">
      <style:text-properties fo:font-size="13pt"/>
    </style:style>
    <style:style style:family="table-cell" style:name="ce5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5">
      <style:paragraph-properties fo:text-align="center"/>
    </style:style>
    <style:style style:family="text" style:name="T609">
      <style:text-properties fo:font-size="13pt"/>
    </style:style>
    <style:style style:family="table-cell" style:name="ce5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6">
      <style:paragraph-properties fo:text-align="center"/>
    </style:style>
    <style:style style:family="text" style:name="T610">
      <style:text-properties fo:font-size="13pt"/>
    </style:style>
    <style:style style:family="table-cell" style:name="ce5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7">
      <style:paragraph-properties fo:text-align="center"/>
    </style:style>
    <style:style style:family="text" style:name="T611">
      <style:text-properties fo:font-size="13pt"/>
    </style:style>
    <style:style style:family="table-cell" style:name="ce5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8">
      <style:paragraph-properties fo:text-align="center"/>
    </style:style>
    <style:style style:family="text" style:name="T612">
      <style:text-properties fo:font-size="13pt"/>
    </style:style>
    <style:style style:family="table-cell" style:name="ce5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29">
      <style:paragraph-properties fo:text-align="center"/>
    </style:style>
    <style:style style:family="text" style:name="T613">
      <style:text-properties fo:font-size="13pt"/>
    </style:style>
    <style:style style:family="table-cell" style:name="ce5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0">
      <style:paragraph-properties fo:text-align="center"/>
    </style:style>
    <style:style style:family="text" style:name="T614">
      <style:text-properties fo:font-size="13pt"/>
    </style:style>
    <style:style style:family="table-cell" style:name="ce5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1">
      <style:paragraph-properties fo:text-align="center"/>
    </style:style>
    <style:style style:family="text" style:name="T615">
      <style:text-properties fo:font-size="13pt"/>
    </style:style>
    <style:style style:family="table-cell" style:name="ce5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2">
      <style:paragraph-properties fo:text-align="center"/>
    </style:style>
    <style:style style:family="text" style:name="T616">
      <style:text-properties fo:font-size="13pt"/>
    </style:style>
    <style:style style:family="table-cell" style:name="ce5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3">
      <style:paragraph-properties fo:text-align="center"/>
    </style:style>
    <style:style style:family="text" style:name="T617">
      <style:text-properties fo:font-size="13pt"/>
    </style:style>
    <style:style style:family="table-cell" style:name="ce5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4">
      <style:paragraph-properties fo:text-align="center"/>
    </style:style>
    <style:style style:family="text" style:name="T618">
      <style:text-properties fo:font-size="13pt"/>
    </style:style>
    <style:style style:family="table-cell" style:name="ce594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635">
      <style:paragraph-properties fo:text-align="center"/>
    </style:style>
    <style:style style:family="text" style:name="T619">
      <style:text-properties fo:font-size="13pt"/>
    </style:style>
    <style:style style:family="table-row" style:name="ro19">
      <style:table-row-properties/>
    </style:style>
    <style:style style:family="table-cell" style:name="ce595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6">
      <style:paragraph-properties fo:text-align="center"/>
    </style:style>
    <style:style style:family="text" style:name="T620">
      <style:text-properties fo:font-size="10pt"/>
    </style:style>
    <style:style style:family="table-cell" style:name="ce5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7">
      <style:paragraph-properties fo:text-align="center"/>
    </style:style>
    <style:style style:family="text" style:name="T621">
      <style:text-properties fo:font-size="13pt"/>
    </style:style>
    <style:style style:family="table-cell" style:name="ce5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8">
      <style:paragraph-properties fo:text-align="center"/>
    </style:style>
    <style:style style:family="text" style:name="T622">
      <style:text-properties fo:font-size="13pt" style:text-underline-type="none" style:text-underline-width="auto"/>
    </style:style>
    <style:style style:family="table-cell" style:name="ce5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39">
      <style:paragraph-properties fo:text-align="center"/>
    </style:style>
    <style:style style:family="text" style:name="T623">
      <style:text-properties fo:font-size="13pt" style:text-underline-type="none" style:text-underline-width="auto"/>
    </style:style>
    <style:style style:family="table-cell" style:name="ce5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0">
      <style:paragraph-properties fo:text-align="center"/>
    </style:style>
    <style:style style:family="text" style:name="T624">
      <style:text-properties fo:font-size="13pt" style:text-underline-type="none" style:text-underline-width="auto"/>
    </style:style>
    <style:style style:family="table-cell" style:name="ce6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1">
      <style:paragraph-properties fo:text-align="center"/>
    </style:style>
    <style:style style:family="text" style:name="T625">
      <style:text-properties fo:font-size="13pt"/>
    </style:style>
    <style:style style:family="table-cell" style:name="ce6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2">
      <style:paragraph-properties fo:text-align="center"/>
    </style:style>
    <style:style style:family="text" style:name="T626">
      <style:text-properties fo:font-size="13pt"/>
    </style:style>
    <style:style style:family="table-cell" style:name="ce6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3">
      <style:paragraph-properties fo:text-align="center"/>
    </style:style>
    <style:style style:family="text" style:name="T627">
      <style:text-properties fo:font-size="13pt"/>
    </style:style>
    <style:style style:family="table-cell" style:name="ce6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4">
      <style:paragraph-properties fo:text-align="center"/>
    </style:style>
    <style:style style:family="text" style:name="T628">
      <style:text-properties fo:font-size="13pt"/>
    </style:style>
    <style:style style:family="table-cell" style:name="ce6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5">
      <style:paragraph-properties fo:text-align="center"/>
    </style:style>
    <style:style style:family="text" style:name="T629">
      <style:text-properties fo:font-size="13pt"/>
    </style:style>
    <style:style style:family="table-cell" style:name="ce6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6">
      <style:paragraph-properties fo:text-align="center"/>
    </style:style>
    <style:style style:family="text" style:name="T630">
      <style:text-properties fo:font-size="13pt"/>
    </style:style>
    <style:style style:family="table-cell" style:name="ce6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7">
      <style:paragraph-properties fo:text-align="center"/>
    </style:style>
    <style:style style:family="text" style:name="T631">
      <style:text-properties fo:font-size="13pt"/>
    </style:style>
    <style:style style:family="table-cell" style:name="ce6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8">
      <style:paragraph-properties fo:text-align="center"/>
    </style:style>
    <style:style style:family="text" style:name="T632">
      <style:text-properties fo:font-size="13pt"/>
    </style:style>
    <style:style style:family="table-cell" style:name="ce6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49">
      <style:paragraph-properties fo:text-align="center"/>
    </style:style>
    <style:style style:family="text" style:name="T633">
      <style:text-properties fo:font-size="13pt"/>
    </style:style>
    <style:style style:family="table-cell" style:name="ce6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0">
      <style:paragraph-properties fo:text-align="center"/>
    </style:style>
    <style:style style:family="text" style:name="T634">
      <style:text-properties fo:font-size="13pt"/>
    </style:style>
    <style:style style:family="table-cell" style:name="ce6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1">
      <style:paragraph-properties fo:text-align="center"/>
    </style:style>
    <style:style style:family="text" style:name="T635">
      <style:text-properties fo:font-size="13pt"/>
    </style:style>
    <style:style style:family="table-cell" style:name="ce6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2">
      <style:paragraph-properties fo:text-align="center"/>
    </style:style>
    <style:style style:family="text" style:name="T636">
      <style:text-properties fo:font-size="13pt"/>
    </style:style>
    <style:style style:family="table-cell" style:name="ce6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3">
      <style:paragraph-properties fo:text-align="center"/>
    </style:style>
    <style:style style:family="text" style:name="T637">
      <style:text-properties fo:font-size="13pt"/>
    </style:style>
    <style:style style:family="table-cell" style:name="ce6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4">
      <style:paragraph-properties fo:text-align="center"/>
    </style:style>
    <style:style style:family="text" style:name="T638">
      <style:text-properties fo:font-size="13pt"/>
    </style:style>
    <style:style style:family="table-cell" style:name="ce6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5">
      <style:paragraph-properties fo:text-align="center"/>
    </style:style>
    <style:style style:family="text" style:name="T639">
      <style:text-properties fo:font-size="13pt"/>
    </style:style>
    <style:style style:family="table-cell" style:name="ce6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6">
      <style:paragraph-properties fo:text-align="center"/>
    </style:style>
    <style:style style:family="text" style:name="T640">
      <style:text-properties fo:font-size="13pt"/>
    </style:style>
    <style:style style:family="table-cell" style:name="ce6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7">
      <style:paragraph-properties fo:text-align="center"/>
    </style:style>
    <style:style style:family="text" style:name="T641">
      <style:text-properties fo:font-size="13pt" style:text-underline-type="none" style:text-underline-width="auto"/>
    </style:style>
    <style:style style:family="table-cell" style:name="ce6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8">
      <style:paragraph-properties fo:text-align="center"/>
    </style:style>
    <style:style style:family="text" style:name="T642">
      <style:text-properties fo:font-size="13pt" style:text-underline-type="none" style:text-underline-width="auto"/>
    </style:style>
    <style:style style:family="table-cell" style:name="ce6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59">
      <style:paragraph-properties fo:text-align="center"/>
    </style:style>
    <style:style style:family="text" style:name="T643">
      <style:text-properties fo:font-size="13pt" style:text-underline-type="none" style:text-underline-width="auto"/>
    </style:style>
    <style:style style:family="table-cell" style:name="ce6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0">
      <style:paragraph-properties fo:text-align="center"/>
    </style:style>
    <style:style style:family="text" style:name="T644">
      <style:text-properties fo:font-size="13pt" style:text-underline-type="none" style:text-underline-width="auto"/>
    </style:style>
    <style:style style:family="table-cell" style:name="ce6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1">
      <style:paragraph-properties fo:text-align="center"/>
    </style:style>
    <style:style style:family="text" style:name="T645">
      <style:text-properties fo:font-size="13pt" style:text-underline-type="none" style:text-underline-width="auto"/>
    </style:style>
    <style:style style:family="table-cell" style:name="ce6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2">
      <style:paragraph-properties fo:text-align="center"/>
    </style:style>
    <style:style style:family="text" style:name="T646">
      <style:text-properties fo:font-size="13pt" style:text-underline-type="none" style:text-underline-width="auto"/>
    </style:style>
    <style:style style:family="table-cell" style:name="ce6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3">
      <style:paragraph-properties fo:text-align="center"/>
    </style:style>
    <style:style style:family="text" style:name="T647">
      <style:text-properties fo:font-size="13pt" style:text-underline-type="none" style:text-underline-width="auto"/>
    </style:style>
    <style:style style:family="table-cell" style:name="ce6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4">
      <style:paragraph-properties fo:text-align="center"/>
    </style:style>
    <style:style style:family="text" style:name="T648">
      <style:text-properties fo:font-size="13pt" style:text-underline-type="none" style:text-underline-width="auto"/>
    </style:style>
    <style:style style:family="table-cell" style:name="ce6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5">
      <style:paragraph-properties fo:text-align="center"/>
    </style:style>
    <style:style style:family="text" style:name="T649">
      <style:text-properties fo:font-size="13pt" style:text-underline-type="none" style:text-underline-width="auto"/>
    </style:style>
    <style:style style:family="table-cell" style:name="ce6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6">
      <style:paragraph-properties fo:text-align="center"/>
    </style:style>
    <style:style style:family="text" style:name="T650">
      <style:text-properties fo:font-size="13pt" style:text-underline-type="none" style:text-underline-width="auto"/>
    </style:style>
    <style:style style:family="table-cell" style:name="ce6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7">
      <style:paragraph-properties fo:text-align="center"/>
    </style:style>
    <style:style style:family="text" style:name="T651">
      <style:text-properties fo:font-size="13pt" style:text-underline-type="none" style:text-underline-width="auto"/>
    </style:style>
    <style:style style:family="table-cell" style:name="ce627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668">
      <style:paragraph-properties fo:text-align="center"/>
    </style:style>
    <style:style style:family="text" style:name="T652">
      <style:text-properties fo:font-size="13pt" style:text-underline-type="none" style:text-underline-width="auto"/>
    </style:style>
    <style:style style:family="table-row" style:name="ro20">
      <style:table-row-properties/>
    </style:style>
    <style:style style:family="table-cell" style:name="ce628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9">
      <style:paragraph-properties fo:text-align="center"/>
    </style:style>
    <style:style style:family="text" style:name="T653">
      <style:text-properties fo:font-size="8pt"/>
    </style:style>
    <style:style style:family="table-cell" style:name="ce6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0">
      <style:paragraph-properties fo:text-align="center"/>
    </style:style>
    <style:style style:family="text" style:name="T654">
      <style:text-properties fo:font-size="13pt"/>
    </style:style>
    <style:style style:family="table-cell" style:name="ce6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1">
      <style:paragraph-properties fo:text-align="center"/>
    </style:style>
    <style:style style:family="text" style:name="T655">
      <style:text-properties fo:font-size="13pt" style:text-underline-type="none" style:text-underline-width="auto"/>
    </style:style>
    <style:style style:family="table-cell" style:name="ce6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2">
      <style:paragraph-properties fo:text-align="center"/>
    </style:style>
    <style:style style:family="text" style:name="T656">
      <style:text-properties fo:font-size="13pt" style:text-underline-type="none" style:text-underline-width="auto"/>
    </style:style>
    <style:style style:family="table-cell" style:name="ce6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3">
      <style:paragraph-properties fo:text-align="center"/>
    </style:style>
    <style:style style:family="text" style:name="T657">
      <style:text-properties fo:font-size="13pt" style:text-underline-type="none" style:text-underline-width="auto"/>
    </style:style>
    <style:style style:family="table-cell" style:name="ce6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4">
      <style:paragraph-properties fo:text-align="center"/>
    </style:style>
    <style:style style:family="text" style:name="T658">
      <style:text-properties fo:font-size="13pt"/>
    </style:style>
    <style:style style:family="table-cell" style:name="ce6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5">
      <style:paragraph-properties fo:text-align="center"/>
    </style:style>
    <style:style style:family="text" style:name="T659">
      <style:text-properties fo:font-size="13pt"/>
    </style:style>
    <style:style style:family="table-cell" style:name="ce6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6">
      <style:paragraph-properties fo:text-align="center"/>
    </style:style>
    <style:style style:family="text" style:name="T660">
      <style:text-properties fo:font-size="13pt"/>
    </style:style>
    <style:style style:family="table-cell" style:name="ce6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7">
      <style:paragraph-properties fo:text-align="center"/>
    </style:style>
    <style:style style:family="text" style:name="T661">
      <style:text-properties fo:font-size="13pt"/>
    </style:style>
    <style:style style:family="table-cell" style:name="ce6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8">
      <style:paragraph-properties fo:text-align="center"/>
    </style:style>
    <style:style style:family="text" style:name="T662">
      <style:text-properties fo:font-size="13pt"/>
    </style:style>
    <style:style style:family="table-cell" style:name="ce6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9">
      <style:paragraph-properties fo:text-align="center"/>
    </style:style>
    <style:style style:family="text" style:name="T663">
      <style:text-properties fo:font-size="13pt"/>
    </style:style>
    <style:style style:family="table-cell" style:name="ce6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0">
      <style:paragraph-properties fo:text-align="center"/>
    </style:style>
    <style:style style:family="text" style:name="T664">
      <style:text-properties fo:font-size="13pt"/>
    </style:style>
    <style:style style:family="table-cell" style:name="ce6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1">
      <style:paragraph-properties fo:text-align="center"/>
    </style:style>
    <style:style style:family="text" style:name="T665">
      <style:text-properties fo:font-size="13pt"/>
    </style:style>
    <style:style style:family="table-cell" style:name="ce6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2">
      <style:paragraph-properties fo:text-align="center"/>
    </style:style>
    <style:style style:family="text" style:name="T666">
      <style:text-properties fo:font-size="13pt"/>
    </style:style>
    <style:style style:family="table-cell" style:name="ce6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3">
      <style:paragraph-properties fo:text-align="center"/>
    </style:style>
    <style:style style:family="text" style:name="T667">
      <style:text-properties fo:font-size="13pt"/>
    </style:style>
    <style:style style:family="table-cell" style:name="ce6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4">
      <style:paragraph-properties fo:text-align="center"/>
    </style:style>
    <style:style style:family="text" style:name="T668">
      <style:text-properties fo:font-size="13pt"/>
    </style:style>
    <style:style style:family="table-cell" style:name="ce6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5">
      <style:paragraph-properties fo:text-align="center"/>
    </style:style>
    <style:style style:family="text" style:name="T669">
      <style:text-properties fo:font-size="13pt"/>
    </style:style>
    <style:style style:family="table-cell" style:name="ce6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6">
      <style:paragraph-properties fo:text-align="center"/>
    </style:style>
    <style:style style:family="text" style:name="T670">
      <style:text-properties fo:font-size="13pt"/>
    </style:style>
    <style:style style:family="table-cell" style:name="ce6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7">
      <style:paragraph-properties fo:text-align="center"/>
    </style:style>
    <style:style style:family="text" style:name="T671">
      <style:text-properties fo:font-size="13pt"/>
    </style:style>
    <style:style style:family="table-cell" style:name="ce6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8">
      <style:paragraph-properties fo:text-align="center"/>
    </style:style>
    <style:style style:family="text" style:name="T672">
      <style:text-properties fo:font-size="13pt"/>
    </style:style>
    <style:style style:family="table-cell" style:name="ce6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89">
      <style:paragraph-properties fo:text-align="center"/>
    </style:style>
    <style:style style:family="text" style:name="T673">
      <style:text-properties fo:font-size="13pt"/>
    </style:style>
    <style:style style:family="table-cell" style:name="ce6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0">
      <style:paragraph-properties fo:text-align="center"/>
    </style:style>
    <style:style style:family="text" style:name="T674">
      <style:text-properties fo:font-size="13pt" style:text-underline-type="none" style:text-underline-width="auto"/>
    </style:style>
    <style:style style:family="table-cell" style:name="ce6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1">
      <style:paragraph-properties fo:text-align="center"/>
    </style:style>
    <style:style style:family="text" style:name="T675">
      <style:text-properties fo:font-size="13pt" style:text-underline-type="none" style:text-underline-width="auto"/>
    </style:style>
    <style:style style:family="table-cell" style:name="ce6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2">
      <style:paragraph-properties fo:text-align="center"/>
    </style:style>
    <style:style style:family="text" style:name="T676">
      <style:text-properties fo:font-size="13pt" style:text-underline-type="none" style:text-underline-width="auto"/>
    </style:style>
    <style:style style:family="table-cell" style:name="ce6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3">
      <style:paragraph-properties fo:text-align="center"/>
    </style:style>
    <style:style style:family="text" style:name="T677">
      <style:text-properties fo:font-size="13pt" style:text-underline-type="none" style:text-underline-width="auto"/>
    </style:style>
    <style:style style:family="table-cell" style:name="ce6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4">
      <style:paragraph-properties fo:text-align="center"/>
    </style:style>
    <style:style style:family="text" style:name="T678">
      <style:text-properties fo:font-size="13pt" style:text-underline-type="none" style:text-underline-width="auto"/>
    </style:style>
    <style:style style:family="table-cell" style:name="ce6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5">
      <style:paragraph-properties fo:text-align="center"/>
    </style:style>
    <style:style style:family="text" style:name="T679">
      <style:text-properties fo:font-size="13pt" style:text-underline-type="none" style:text-underline-width="auto"/>
    </style:style>
    <style:style style:family="table-cell" style:name="ce6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6">
      <style:paragraph-properties fo:text-align="center"/>
    </style:style>
    <style:style style:family="text" style:name="T680">
      <style:text-properties fo:font-size="13pt" style:text-underline-type="none" style:text-underline-width="auto"/>
    </style:style>
    <style:style style:family="table-cell" style:name="ce6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7">
      <style:paragraph-properties fo:text-align="center"/>
    </style:style>
    <style:style style:family="text" style:name="T681">
      <style:text-properties fo:font-size="13pt" style:text-underline-type="none" style:text-underline-width="auto"/>
    </style:style>
    <style:style style:family="table-cell" style:name="ce6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8">
      <style:paragraph-properties fo:text-align="center"/>
    </style:style>
    <style:style style:family="text" style:name="T682">
      <style:text-properties fo:font-size="13pt" style:text-underline-type="none" style:text-underline-width="auto"/>
    </style:style>
    <style:style style:family="table-cell" style:name="ce6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99">
      <style:paragraph-properties fo:text-align="center"/>
    </style:style>
    <style:style style:family="text" style:name="T683">
      <style:text-properties fo:font-size="13pt" style:text-underline-type="none" style:text-underline-width="auto"/>
    </style:style>
    <style:style style:family="table-cell" style:name="ce6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0">
      <style:paragraph-properties fo:text-align="center"/>
    </style:style>
    <style:style style:family="text" style:name="T684">
      <style:text-properties fo:font-size="13pt" style:text-underline-type="none" style:text-underline-width="auto"/>
    </style:style>
    <style:style style:family="table-cell" style:name="ce660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701">
      <style:paragraph-properties fo:text-align="center"/>
    </style:style>
    <style:style style:family="text" style:name="T685">
      <style:text-properties fo:font-size="13pt" style:text-underline-type="none" style:text-underline-width="auto"/>
    </style:style>
    <style:style style:family="table-row" style:name="ro21">
      <style:table-row-properties/>
    </style:style>
    <style:style style:family="table-cell" style:name="ce661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2">
      <style:paragraph-properties fo:text-align="center"/>
    </style:style>
    <style:style style:family="text" style:name="T686">
      <style:text-properties fo:font-size="11pt"/>
    </style:style>
    <style:style style:family="table-cell" style:name="ce6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3">
      <style:paragraph-properties fo:text-align="center"/>
    </style:style>
    <style:style style:family="text" style:name="T687">
      <style:text-properties fo:font-size="13pt"/>
    </style:style>
    <style:style style:family="table-cell" style:name="ce6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4">
      <style:paragraph-properties fo:text-align="center"/>
    </style:style>
    <style:style style:family="text" style:name="T688">
      <style:text-properties fo:font-size="13pt" style:text-underline-type="none" style:text-underline-width="auto"/>
    </style:style>
    <style:style style:family="table-cell" style:name="ce6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5">
      <style:paragraph-properties fo:text-align="center"/>
    </style:style>
    <style:style style:family="text" style:name="T689">
      <style:text-properties fo:font-size="13pt" style:text-underline-type="none" style:text-underline-width="auto"/>
    </style:style>
    <style:style style:family="table-cell" style:name="ce6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6">
      <style:paragraph-properties fo:text-align="center"/>
    </style:style>
    <style:style style:family="text" style:name="T690">
      <style:text-properties fo:font-size="13pt" style:text-underline-type="none" style:text-underline-width="auto"/>
    </style:style>
    <style:style style:family="table-cell" style:name="ce6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7">
      <style:paragraph-properties fo:text-align="center"/>
    </style:style>
    <style:style style:family="text" style:name="T691">
      <style:text-properties fo:font-size="13pt"/>
    </style:style>
    <style:style style:family="table-cell" style:name="ce6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8">
      <style:paragraph-properties fo:text-align="center"/>
    </style:style>
    <style:style style:family="text" style:name="T692">
      <style:text-properties fo:font-size="13pt"/>
    </style:style>
    <style:style style:family="table-cell" style:name="ce6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09">
      <style:paragraph-properties fo:text-align="center"/>
    </style:style>
    <style:style style:family="text" style:name="T693">
      <style:text-properties fo:font-size="13pt"/>
    </style:style>
    <style:style style:family="table-cell" style:name="ce6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0">
      <style:paragraph-properties fo:text-align="center"/>
    </style:style>
    <style:style style:family="text" style:name="T694">
      <style:text-properties fo:font-size="13pt"/>
    </style:style>
    <style:style style:family="table-cell" style:name="ce6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1">
      <style:paragraph-properties fo:text-align="center"/>
    </style:style>
    <style:style style:family="text" style:name="T695">
      <style:text-properties fo:font-size="13pt"/>
    </style:style>
    <style:style style:family="table-cell" style:name="ce6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2">
      <style:paragraph-properties fo:text-align="center"/>
    </style:style>
    <style:style style:family="text" style:name="T696">
      <style:text-properties fo:font-size="13pt"/>
    </style:style>
    <style:style style:family="table-cell" style:name="ce6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3">
      <style:paragraph-properties fo:text-align="center"/>
    </style:style>
    <style:style style:family="text" style:name="T697">
      <style:text-properties fo:font-size="13pt"/>
    </style:style>
    <style:style style:family="table-cell" style:name="ce6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4">
      <style:paragraph-properties fo:text-align="center"/>
    </style:style>
    <style:style style:family="text" style:name="T698">
      <style:text-properties fo:font-size="13pt"/>
    </style:style>
    <style:style style:family="table-cell" style:name="ce6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5">
      <style:paragraph-properties fo:text-align="center"/>
    </style:style>
    <style:style style:family="text" style:name="T699">
      <style:text-properties fo:font-size="13pt"/>
    </style:style>
    <style:style style:family="table-cell" style:name="ce6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6">
      <style:paragraph-properties fo:text-align="center"/>
    </style:style>
    <style:style style:family="text" style:name="T700">
      <style:text-properties fo:font-size="13pt"/>
    </style:style>
    <style:style style:family="table-cell" style:name="ce6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7">
      <style:paragraph-properties fo:text-align="center"/>
    </style:style>
    <style:style style:family="text" style:name="T701">
      <style:text-properties fo:font-size="13pt"/>
    </style:style>
    <style:style style:family="table-cell" style:name="ce6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8">
      <style:paragraph-properties fo:text-align="center"/>
    </style:style>
    <style:style style:family="text" style:name="T702">
      <style:text-properties fo:font-size="13pt"/>
    </style:style>
    <style:style style:family="table-cell" style:name="ce6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19">
      <style:paragraph-properties fo:text-align="center"/>
    </style:style>
    <style:style style:family="text" style:name="T703">
      <style:text-properties fo:font-size="13pt"/>
    </style:style>
    <style:style style:family="table-cell" style:name="ce6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0">
      <style:paragraph-properties fo:text-align="center"/>
    </style:style>
    <style:style style:family="text" style:name="T704">
      <style:text-properties fo:font-size="13pt"/>
    </style:style>
    <style:style style:family="table-cell" style:name="ce6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1">
      <style:paragraph-properties fo:text-align="center"/>
    </style:style>
    <style:style style:family="text" style:name="T705">
      <style:text-properties fo:font-size="13pt"/>
    </style:style>
    <style:style style:family="table-cell" style:name="ce6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2">
      <style:paragraph-properties fo:text-align="center"/>
    </style:style>
    <style:style style:family="text" style:name="T706">
      <style:text-properties fo:font-size="13pt"/>
    </style:style>
    <style:style style:family="table-cell" style:name="ce6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3">
      <style:paragraph-properties fo:text-align="center"/>
    </style:style>
    <style:style style:family="text" style:name="T707">
      <style:text-properties fo:font-size="13pt" style:text-underline-type="none" style:text-underline-width="auto"/>
    </style:style>
    <style:style style:family="table-cell" style:name="ce6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4">
      <style:paragraph-properties fo:text-align="center"/>
    </style:style>
    <style:style style:family="text" style:name="T708">
      <style:text-properties fo:font-size="13pt" style:text-underline-type="none" style:text-underline-width="auto"/>
    </style:style>
    <style:style style:family="table-cell" style:name="ce6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5">
      <style:paragraph-properties fo:text-align="center"/>
    </style:style>
    <style:style style:family="text" style:name="T709">
      <style:text-properties fo:font-size="13pt" style:text-underline-type="none" style:text-underline-width="auto"/>
    </style:style>
    <style:style style:family="table-cell" style:name="ce6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6">
      <style:paragraph-properties fo:text-align="center"/>
    </style:style>
    <style:style style:family="text" style:name="T710">
      <style:text-properties fo:font-size="13pt" style:text-underline-type="none" style:text-underline-width="auto"/>
    </style:style>
    <style:style style:family="table-cell" style:name="ce6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7">
      <style:paragraph-properties fo:text-align="center"/>
    </style:style>
    <style:style style:family="text" style:name="T711">
      <style:text-properties fo:font-size="13pt"/>
    </style:style>
    <style:style style:family="table-cell" style:name="ce6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8">
      <style:paragraph-properties fo:text-align="center"/>
    </style:style>
    <style:style style:family="text" style:name="T712">
      <style:text-properties fo:font-size="13pt"/>
    </style:style>
    <style:style style:family="table-cell" style:name="ce6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29">
      <style:paragraph-properties fo:text-align="center"/>
    </style:style>
    <style:style style:family="text" style:name="T713">
      <style:text-properties fo:font-size="13pt"/>
    </style:style>
    <style:style style:family="table-cell" style:name="ce6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0">
      <style:paragraph-properties fo:text-align="center"/>
    </style:style>
    <style:style style:family="text" style:name="T714">
      <style:text-properties fo:font-size="13pt"/>
    </style:style>
    <style:style style:family="table-cell" style:name="ce6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1">
      <style:paragraph-properties fo:text-align="center"/>
    </style:style>
    <style:style style:family="text" style:name="T715">
      <style:text-properties fo:font-size="13pt"/>
    </style:style>
    <style:style style:family="table-cell" style:name="ce6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2">
      <style:paragraph-properties fo:text-align="center"/>
    </style:style>
    <style:style style:family="text" style:name="T716">
      <style:text-properties fo:font-size="13pt"/>
    </style:style>
    <style:style style:family="table-cell" style:name="ce6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3">
      <style:paragraph-properties fo:text-align="center"/>
    </style:style>
    <style:style style:family="text" style:name="T717">
      <style:text-properties fo:font-size="13pt"/>
    </style:style>
    <style:style style:family="table-cell" style:name="ce693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734">
      <style:paragraph-properties fo:text-align="center"/>
    </style:style>
    <style:style style:family="text" style:name="T718">
      <style:text-properties fo:font-size="13pt"/>
    </style:style>
    <style:style style:family="table-row" style:name="ro22">
      <style:table-row-properties/>
    </style:style>
    <style:style style:family="table-cell" style:name="ce694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5">
      <style:paragraph-properties fo:text-align="center"/>
    </style:style>
    <style:style style:family="text" style:name="T719">
      <style:text-properties fo:font-size="11pt"/>
    </style:style>
    <style:style style:family="table-cell" style:name="ce6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6">
      <style:paragraph-properties fo:text-align="center"/>
    </style:style>
    <style:style style:family="text" style:name="T720">
      <style:text-properties fo:font-size="13pt"/>
    </style:style>
    <style:style style:family="table-cell" style:name="ce6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7">
      <style:paragraph-properties fo:text-align="center"/>
    </style:style>
    <style:style style:family="text" style:name="T721">
      <style:text-properties fo:font-size="13pt" style:text-underline-type="none" style:text-underline-width="auto"/>
    </style:style>
    <style:style style:family="table-cell" style:name="ce6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8">
      <style:paragraph-properties fo:text-align="center"/>
    </style:style>
    <style:style style:family="text" style:name="T722">
      <style:text-properties fo:font-size="13pt" style:text-underline-type="none" style:text-underline-width="auto"/>
    </style:style>
    <style:style style:family="table-cell" style:name="ce6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39">
      <style:paragraph-properties fo:text-align="center"/>
    </style:style>
    <style:style style:family="text" style:name="T723">
      <style:text-properties fo:font-size="13pt" style:text-underline-type="none" style:text-underline-width="auto"/>
    </style:style>
    <style:style style:family="table-cell" style:name="ce6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0">
      <style:paragraph-properties fo:text-align="center"/>
    </style:style>
    <style:style style:family="text" style:name="T724">
      <style:text-properties fo:font-size="13pt"/>
    </style:style>
    <style:style style:family="table-cell" style:name="ce7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1">
      <style:paragraph-properties fo:text-align="center"/>
    </style:style>
    <style:style style:family="text" style:name="T725">
      <style:text-properties fo:font-size="13pt"/>
    </style:style>
    <style:style style:family="table-cell" style:name="ce7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2">
      <style:paragraph-properties fo:text-align="center"/>
    </style:style>
    <style:style style:family="text" style:name="T726">
      <style:text-properties fo:font-size="13pt"/>
    </style:style>
    <style:style style:family="table-cell" style:name="ce7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3">
      <style:paragraph-properties fo:text-align="center"/>
    </style:style>
    <style:style style:family="text" style:name="T727">
      <style:text-properties fo:font-size="13pt"/>
    </style:style>
    <style:style style:family="table-cell" style:name="ce7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4">
      <style:paragraph-properties fo:text-align="center"/>
    </style:style>
    <style:style style:family="text" style:name="T728">
      <style:text-properties fo:font-size="13pt"/>
    </style:style>
    <style:style style:family="table-cell" style:name="ce7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5">
      <style:paragraph-properties fo:text-align="center"/>
    </style:style>
    <style:style style:family="text" style:name="T729">
      <style:text-properties fo:font-size="13pt"/>
    </style:style>
    <style:style style:family="table-cell" style:name="ce7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6">
      <style:paragraph-properties fo:text-align="center"/>
    </style:style>
    <style:style style:family="text" style:name="T730">
      <style:text-properties fo:font-size="13pt"/>
    </style:style>
    <style:style style:family="table-cell" style:name="ce7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7">
      <style:paragraph-properties fo:text-align="center"/>
    </style:style>
    <style:style style:family="text" style:name="T731">
      <style:text-properties fo:font-size="13pt"/>
    </style:style>
    <style:style style:family="table-cell" style:name="ce7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8">
      <style:paragraph-properties fo:text-align="center"/>
    </style:style>
    <style:style style:family="text" style:name="T732">
      <style:text-properties fo:font-size="13pt"/>
    </style:style>
    <style:style style:family="table-cell" style:name="ce7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49">
      <style:paragraph-properties fo:text-align="center"/>
    </style:style>
    <style:style style:family="text" style:name="T733">
      <style:text-properties fo:font-size="13pt"/>
    </style:style>
    <style:style style:family="table-cell" style:name="ce7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0">
      <style:paragraph-properties fo:text-align="center"/>
    </style:style>
    <style:style style:family="text" style:name="T734">
      <style:text-properties fo:font-size="13pt"/>
    </style:style>
    <style:style style:family="table-cell" style:name="ce7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1">
      <style:paragraph-properties fo:text-align="center"/>
    </style:style>
    <style:style style:family="text" style:name="T735">
      <style:text-properties fo:font-size="13pt"/>
    </style:style>
    <style:style style:family="table-cell" style:name="ce7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2">
      <style:paragraph-properties fo:text-align="center"/>
    </style:style>
    <style:style style:family="text" style:name="T736">
      <style:text-properties fo:font-size="13pt"/>
    </style:style>
    <style:style style:family="table-cell" style:name="ce7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3">
      <style:paragraph-properties fo:text-align="center"/>
    </style:style>
    <style:style style:family="text" style:name="T737">
      <style:text-properties fo:font-size="13pt"/>
    </style:style>
    <style:style style:family="table-cell" style:name="ce7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4">
      <style:paragraph-properties fo:text-align="center"/>
    </style:style>
    <style:style style:family="text" style:name="T738">
      <style:text-properties fo:font-size="13pt"/>
    </style:style>
    <style:style style:family="table-cell" style:name="ce7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5">
      <style:paragraph-properties fo:text-align="center"/>
    </style:style>
    <style:style style:family="text" style:name="T739">
      <style:text-properties fo:font-size="13pt"/>
    </style:style>
    <style:style style:family="table-cell" style:name="ce7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6">
      <style:paragraph-properties fo:text-align="center"/>
    </style:style>
    <style:style style:family="text" style:name="T740">
      <style:text-properties fo:font-size="13pt" style:text-underline-type="none" style:text-underline-width="auto"/>
    </style:style>
    <style:style style:family="table-cell" style:name="ce7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7">
      <style:paragraph-properties fo:text-align="center"/>
    </style:style>
    <style:style style:family="text" style:name="T741">
      <style:text-properties fo:font-size="13pt" style:text-underline-type="none" style:text-underline-width="auto"/>
    </style:style>
    <style:style style:family="table-cell" style:name="ce7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8">
      <style:paragraph-properties fo:text-align="center"/>
    </style:style>
    <style:style style:family="text" style:name="T742">
      <style:text-properties fo:font-size="13pt" style:text-underline-type="none" style:text-underline-width="auto"/>
    </style:style>
    <style:style style:family="table-cell" style:name="ce7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59">
      <style:paragraph-properties fo:text-align="center"/>
    </style:style>
    <style:style style:family="text" style:name="T743">
      <style:text-properties fo:font-size="13pt" style:text-underline-type="none" style:text-underline-width="auto"/>
    </style:style>
    <style:style style:family="table-cell" style:name="ce7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0">
      <style:paragraph-properties fo:text-align="center"/>
    </style:style>
    <style:style style:family="text" style:name="T744">
      <style:text-properties fo:font-size="13pt"/>
    </style:style>
    <style:style style:family="table-cell" style:name="ce7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1">
      <style:paragraph-properties fo:text-align="center"/>
    </style:style>
    <style:style style:family="text" style:name="T745">
      <style:text-properties fo:font-size="13pt"/>
    </style:style>
    <style:style style:family="table-cell" style:name="ce7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2">
      <style:paragraph-properties fo:text-align="center"/>
    </style:style>
    <style:style style:family="text" style:name="T746">
      <style:text-properties fo:font-size="13pt"/>
    </style:style>
    <style:style style:family="table-cell" style:name="ce7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3">
      <style:paragraph-properties fo:text-align="center"/>
    </style:style>
    <style:style style:family="text" style:name="T747">
      <style:text-properties fo:font-size="13pt"/>
    </style:style>
    <style:style style:family="table-cell" style:name="ce7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4">
      <style:paragraph-properties fo:text-align="center"/>
    </style:style>
    <style:style style:family="text" style:name="T748">
      <style:text-properties fo:font-size="13pt"/>
    </style:style>
    <style:style style:family="table-cell" style:name="ce7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5">
      <style:paragraph-properties fo:text-align="center"/>
    </style:style>
    <style:style style:family="text" style:name="T749">
      <style:text-properties fo:font-size="13pt"/>
    </style:style>
    <style:style style:family="table-cell" style:name="ce7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6">
      <style:paragraph-properties fo:text-align="center"/>
    </style:style>
    <style:style style:family="text" style:name="T750">
      <style:text-properties fo:font-size="13pt"/>
    </style:style>
    <style:style style:family="table-cell" style:name="ce726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767">
      <style:paragraph-properties fo:text-align="center"/>
    </style:style>
    <style:style style:family="text" style:name="T751">
      <style:text-properties fo:font-size="13pt"/>
    </style:style>
    <style:style style:family="table-row" style:name="ro23">
      <style:table-row-properties/>
    </style:style>
    <style:style style:family="table-cell" style:name="ce727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8">
      <style:paragraph-properties fo:text-align="center"/>
    </style:style>
    <style:style style:family="text" style:name="T752">
      <style:text-properties fo:font-size="10pt"/>
    </style:style>
    <style:style style:family="table-cell" style:name="ce7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69">
      <style:paragraph-properties fo:text-align="center"/>
    </style:style>
    <style:style style:family="text" style:name="T753">
      <style:text-properties fo:font-size="13pt"/>
    </style:style>
    <style:style style:family="table-cell" style:name="ce7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0">
      <style:paragraph-properties fo:text-align="center"/>
    </style:style>
    <style:style style:family="text" style:name="T754">
      <style:text-properties fo:font-size="13pt" style:text-underline-type="none" style:text-underline-width="auto"/>
    </style:style>
    <style:style style:family="table-cell" style:name="ce7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1">
      <style:paragraph-properties fo:text-align="center"/>
    </style:style>
    <style:style style:family="text" style:name="T755">
      <style:text-properties fo:font-size="13pt" style:text-underline-type="none" style:text-underline-width="auto"/>
    </style:style>
    <style:style style:family="table-cell" style:name="ce7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2">
      <style:paragraph-properties fo:text-align="center"/>
    </style:style>
    <style:style style:family="text" style:name="T756">
      <style:text-properties fo:font-size="13pt" style:text-underline-type="none" style:text-underline-width="auto"/>
    </style:style>
    <style:style style:family="table-cell" style:name="ce7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3">
      <style:paragraph-properties fo:text-align="center"/>
    </style:style>
    <style:style style:family="text" style:name="T757">
      <style:text-properties fo:font-size="13pt"/>
    </style:style>
    <style:style style:family="table-cell" style:name="ce7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4">
      <style:paragraph-properties fo:text-align="center"/>
    </style:style>
    <style:style style:family="text" style:name="T758">
      <style:text-properties fo:font-size="13pt"/>
    </style:style>
    <style:style style:family="table-cell" style:name="ce7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5">
      <style:paragraph-properties fo:text-align="center"/>
    </style:style>
    <style:style style:family="text" style:name="T759">
      <style:text-properties fo:font-size="13pt"/>
    </style:style>
    <style:style style:family="table-cell" style:name="ce7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6">
      <style:paragraph-properties fo:text-align="center"/>
    </style:style>
    <style:style style:family="text" style:name="T760">
      <style:text-properties fo:font-size="13pt"/>
    </style:style>
    <style:style style:family="table-cell" style:name="ce7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7">
      <style:paragraph-properties fo:text-align="center"/>
    </style:style>
    <style:style style:family="text" style:name="T761">
      <style:text-properties fo:font-size="13pt"/>
    </style:style>
    <style:style style:family="table-cell" style:name="ce7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8">
      <style:paragraph-properties fo:text-align="center"/>
    </style:style>
    <style:style style:family="text" style:name="T762">
      <style:text-properties fo:font-size="13pt"/>
    </style:style>
    <style:style style:family="table-cell" style:name="ce7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79">
      <style:paragraph-properties fo:text-align="center"/>
    </style:style>
    <style:style style:family="text" style:name="T763">
      <style:text-properties fo:font-size="13pt"/>
    </style:style>
    <style:style style:family="table-cell" style:name="ce7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0">
      <style:paragraph-properties fo:text-align="center"/>
    </style:style>
    <style:style style:family="text" style:name="T764">
      <style:text-properties fo:font-size="13pt"/>
    </style:style>
    <style:style style:family="table-cell" style:name="ce7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1">
      <style:paragraph-properties fo:text-align="center"/>
    </style:style>
    <style:style style:family="text" style:name="T765">
      <style:text-properties fo:font-size="13pt"/>
    </style:style>
    <style:style style:family="table-cell" style:name="ce7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2">
      <style:paragraph-properties fo:text-align="center"/>
    </style:style>
    <style:style style:family="text" style:name="T766">
      <style:text-properties fo:font-size="13pt"/>
    </style:style>
    <style:style style:family="table-cell" style:name="ce7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3">
      <style:paragraph-properties fo:text-align="center"/>
    </style:style>
    <style:style style:family="text" style:name="T767">
      <style:text-properties fo:font-size="13pt"/>
    </style:style>
    <style:style style:family="table-cell" style:name="ce7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4">
      <style:paragraph-properties fo:text-align="center"/>
    </style:style>
    <style:style style:family="text" style:name="T768">
      <style:text-properties fo:font-size="13pt"/>
    </style:style>
    <style:style style:family="table-cell" style:name="ce7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5">
      <style:paragraph-properties fo:text-align="center"/>
    </style:style>
    <style:style style:family="text" style:name="T769">
      <style:text-properties fo:font-size="13pt"/>
    </style:style>
    <style:style style:family="table-cell" style:name="ce7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6">
      <style:paragraph-properties fo:text-align="center"/>
    </style:style>
    <style:style style:family="text" style:name="T770">
      <style:text-properties fo:font-size="13pt"/>
    </style:style>
    <style:style style:family="table-cell" style:name="ce7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7">
      <style:paragraph-properties fo:text-align="center"/>
    </style:style>
    <style:style style:family="text" style:name="T771">
      <style:text-properties fo:font-size="13pt"/>
    </style:style>
    <style:style style:family="table-cell" style:name="ce7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8">
      <style:paragraph-properties fo:text-align="center"/>
    </style:style>
    <style:style style:family="text" style:name="T772">
      <style:text-properties fo:font-size="13pt"/>
    </style:style>
    <style:style style:family="table-cell" style:name="ce7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89">
      <style:paragraph-properties fo:text-align="center"/>
    </style:style>
    <style:style style:family="text" style:name="T773">
      <style:text-properties fo:font-size="13pt" style:text-underline-type="none" style:text-underline-width="auto"/>
    </style:style>
    <style:style style:family="table-cell" style:name="ce7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0">
      <style:paragraph-properties fo:text-align="center"/>
    </style:style>
    <style:style style:family="text" style:name="T774">
      <style:text-properties fo:font-size="13pt" style:text-underline-type="none" style:text-underline-width="auto"/>
    </style:style>
    <style:style style:family="table-cell" style:name="ce7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1">
      <style:paragraph-properties fo:text-align="center"/>
    </style:style>
    <style:style style:family="text" style:name="T775">
      <style:text-properties fo:font-size="13pt" style:text-underline-type="none" style:text-underline-width="auto"/>
    </style:style>
    <style:style style:family="table-cell" style:name="ce7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2">
      <style:paragraph-properties fo:text-align="center"/>
    </style:style>
    <style:style style:family="text" style:name="T776">
      <style:text-properties fo:font-size="13pt" style:text-underline-type="none" style:text-underline-width="auto"/>
    </style:style>
    <style:style style:family="table-cell" style:name="ce7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3">
      <style:paragraph-properties fo:text-align="center"/>
    </style:style>
    <style:style style:family="text" style:name="T777">
      <style:text-properties fo:font-size="13pt"/>
    </style:style>
    <style:style style:family="table-cell" style:name="ce7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4">
      <style:paragraph-properties fo:text-align="center"/>
    </style:style>
    <style:style style:family="text" style:name="T778">
      <style:text-properties fo:font-size="13pt"/>
    </style:style>
    <style:style style:family="table-cell" style:name="ce7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5">
      <style:paragraph-properties fo:text-align="center"/>
    </style:style>
    <style:style style:family="text" style:name="T779">
      <style:text-properties fo:font-size="13pt"/>
    </style:style>
    <style:style style:family="table-cell" style:name="ce7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6">
      <style:paragraph-properties fo:text-align="center"/>
    </style:style>
    <style:style style:family="text" style:name="T780">
      <style:text-properties fo:font-size="13pt"/>
    </style:style>
    <style:style style:family="table-cell" style:name="ce7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7">
      <style:paragraph-properties fo:text-align="center"/>
    </style:style>
    <style:style style:family="text" style:name="T781">
      <style:text-properties fo:font-size="13pt"/>
    </style:style>
    <style:style style:family="table-cell" style:name="ce7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8">
      <style:paragraph-properties fo:text-align="center"/>
    </style:style>
    <style:style style:family="text" style:name="T782">
      <style:text-properties fo:font-size="13pt"/>
    </style:style>
    <style:style style:family="table-cell" style:name="ce7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799">
      <style:paragraph-properties fo:text-align="center"/>
    </style:style>
    <style:style style:family="text" style:name="T783">
      <style:text-properties fo:font-size="13pt"/>
    </style:style>
    <style:style style:family="table-cell" style:name="ce759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800">
      <style:paragraph-properties fo:text-align="center"/>
    </style:style>
    <style:style style:family="text" style:name="T784">
      <style:text-properties fo:font-size="13pt"/>
    </style:style>
    <style:style style:family="table-row" style:name="ro24">
      <style:table-row-properties/>
    </style:style>
    <style:style style:family="table-cell" style:name="ce760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1">
      <style:paragraph-properties fo:text-align="center"/>
    </style:style>
    <style:style style:family="text" style:name="T785">
      <style:text-properties fo:font-size="10pt"/>
    </style:style>
    <style:style style:family="table-cell" style:name="ce7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2">
      <style:paragraph-properties fo:text-align="center"/>
    </style:style>
    <style:style style:family="text" style:name="T786">
      <style:text-properties fo:font-size="13pt"/>
    </style:style>
    <style:style style:family="table-cell" style:name="ce7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3">
      <style:paragraph-properties fo:text-align="center"/>
    </style:style>
    <style:style style:family="text" style:name="T787">
      <style:text-properties fo:font-size="13pt" style:text-underline-type="none" style:text-underline-width="auto"/>
    </style:style>
    <style:style style:family="table-cell" style:name="ce7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4">
      <style:paragraph-properties fo:text-align="center"/>
    </style:style>
    <style:style style:family="text" style:name="T788">
      <style:text-properties fo:font-size="13pt" style:text-underline-type="none" style:text-underline-width="auto"/>
    </style:style>
    <style:style style:family="table-cell" style:name="ce7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5">
      <style:paragraph-properties fo:text-align="center"/>
    </style:style>
    <style:style style:family="text" style:name="T789">
      <style:text-properties fo:font-size="13pt" style:text-underline-type="none" style:text-underline-width="auto"/>
    </style:style>
    <style:style style:family="table-cell" style:name="ce7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6">
      <style:paragraph-properties fo:text-align="center"/>
    </style:style>
    <style:style style:family="text" style:name="T790">
      <style:text-properties fo:font-size="13pt"/>
    </style:style>
    <style:style style:family="table-cell" style:name="ce7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7">
      <style:paragraph-properties fo:text-align="center"/>
    </style:style>
    <style:style style:family="text" style:name="T791">
      <style:text-properties fo:font-size="13pt"/>
    </style:style>
    <style:style style:family="table-cell" style:name="ce7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8">
      <style:paragraph-properties fo:text-align="center"/>
    </style:style>
    <style:style style:family="text" style:name="T792">
      <style:text-properties fo:font-size="13pt"/>
    </style:style>
    <style:style style:family="table-cell" style:name="ce7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09">
      <style:paragraph-properties fo:text-align="center"/>
    </style:style>
    <style:style style:family="text" style:name="T793">
      <style:text-properties fo:font-size="13pt"/>
    </style:style>
    <style:style style:family="table-cell" style:name="ce7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0">
      <style:paragraph-properties fo:text-align="center"/>
    </style:style>
    <style:style style:family="text" style:name="T794">
      <style:text-properties fo:font-size="13pt"/>
    </style:style>
    <style:style style:family="table-cell" style:name="ce7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1">
      <style:paragraph-properties fo:text-align="center"/>
    </style:style>
    <style:style style:family="text" style:name="T795">
      <style:text-properties fo:font-size="13pt"/>
    </style:style>
    <style:style style:family="table-cell" style:name="ce7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2">
      <style:paragraph-properties fo:text-align="center"/>
    </style:style>
    <style:style style:family="text" style:name="T796">
      <style:text-properties fo:font-size="13pt"/>
    </style:style>
    <style:style style:family="table-cell" style:name="ce7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3">
      <style:paragraph-properties fo:text-align="center"/>
    </style:style>
    <style:style style:family="text" style:name="T797">
      <style:text-properties fo:font-size="13pt"/>
    </style:style>
    <style:style style:family="table-cell" style:name="ce7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4">
      <style:paragraph-properties fo:text-align="center"/>
    </style:style>
    <style:style style:family="text" style:name="T798">
      <style:text-properties fo:font-size="13pt"/>
    </style:style>
    <style:style style:family="table-cell" style:name="ce7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5">
      <style:paragraph-properties fo:text-align="center"/>
    </style:style>
    <style:style style:family="text" style:name="T799">
      <style:text-properties fo:font-size="13pt"/>
    </style:style>
    <style:style style:family="table-cell" style:name="ce7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6">
      <style:paragraph-properties fo:text-align="center"/>
    </style:style>
    <style:style style:family="text" style:name="T800">
      <style:text-properties fo:font-size="13pt"/>
    </style:style>
    <style:style style:family="table-cell" style:name="ce7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7">
      <style:paragraph-properties fo:text-align="center"/>
    </style:style>
    <style:style style:family="text" style:name="T801">
      <style:text-properties fo:font-size="13pt"/>
    </style:style>
    <style:style style:family="table-cell" style:name="ce7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8">
      <style:paragraph-properties fo:text-align="center"/>
    </style:style>
    <style:style style:family="text" style:name="T802">
      <style:text-properties fo:font-size="13pt"/>
    </style:style>
    <style:style style:family="table-cell" style:name="ce7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19">
      <style:paragraph-properties fo:text-align="center"/>
    </style:style>
    <style:style style:family="text" style:name="T803">
      <style:text-properties fo:font-size="13pt"/>
    </style:style>
    <style:style style:family="table-cell" style:name="ce7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0">
      <style:paragraph-properties fo:text-align="center"/>
    </style:style>
    <style:style style:family="text" style:name="T804">
      <style:text-properties fo:font-size="13pt"/>
    </style:style>
    <style:style style:family="table-cell" style:name="ce7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1">
      <style:paragraph-properties fo:text-align="center"/>
    </style:style>
    <style:style style:family="text" style:name="T805">
      <style:text-properties fo:font-size="13pt"/>
    </style:style>
    <style:style style:family="table-cell" style:name="ce7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2">
      <style:paragraph-properties fo:text-align="center"/>
    </style:style>
    <style:style style:family="text" style:name="T806">
      <style:text-properties fo:font-size="13pt" style:text-underline-type="none" style:text-underline-width="auto"/>
    </style:style>
    <style:style style:family="table-cell" style:name="ce7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3">
      <style:paragraph-properties fo:text-align="center"/>
    </style:style>
    <style:style style:family="text" style:name="T807">
      <style:text-properties fo:font-size="13pt" style:text-underline-type="none" style:text-underline-width="auto"/>
    </style:style>
    <style:style style:family="table-cell" style:name="ce7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4">
      <style:paragraph-properties fo:text-align="center"/>
    </style:style>
    <style:style style:family="text" style:name="T808">
      <style:text-properties fo:font-size="13pt" style:text-underline-type="none" style:text-underline-width="auto"/>
    </style:style>
    <style:style style:family="table-cell" style:name="ce7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5">
      <style:paragraph-properties fo:text-align="center"/>
    </style:style>
    <style:style style:family="text" style:name="T809">
      <style:text-properties fo:font-size="13pt" style:text-underline-type="none" style:text-underline-width="auto"/>
    </style:style>
    <style:style style:family="table-cell" style:name="ce7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6">
      <style:paragraph-properties fo:text-align="center"/>
    </style:style>
    <style:style style:family="text" style:name="T810">
      <style:text-properties fo:font-size="13pt"/>
    </style:style>
    <style:style style:family="table-cell" style:name="ce7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7">
      <style:paragraph-properties fo:text-align="center"/>
    </style:style>
    <style:style style:family="text" style:name="T811">
      <style:text-properties fo:font-size="13pt"/>
    </style:style>
    <style:style style:family="table-cell" style:name="ce7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8">
      <style:paragraph-properties fo:text-align="center"/>
    </style:style>
    <style:style style:family="text" style:name="T812">
      <style:text-properties fo:font-size="13pt"/>
    </style:style>
    <style:style style:family="table-cell" style:name="ce7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29">
      <style:paragraph-properties fo:text-align="center"/>
    </style:style>
    <style:style style:family="text" style:name="T813">
      <style:text-properties fo:font-size="13pt"/>
    </style:style>
    <style:style style:family="table-cell" style:name="ce7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0">
      <style:paragraph-properties fo:text-align="center"/>
    </style:style>
    <style:style style:family="text" style:name="T814">
      <style:text-properties fo:font-size="13pt"/>
    </style:style>
    <style:style style:family="table-cell" style:name="ce7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1">
      <style:paragraph-properties fo:text-align="center"/>
    </style:style>
    <style:style style:family="text" style:name="T815">
      <style:text-properties fo:font-size="13pt"/>
    </style:style>
    <style:style style:family="table-cell" style:name="ce7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2">
      <style:paragraph-properties fo:text-align="center"/>
    </style:style>
    <style:style style:family="text" style:name="T816">
      <style:text-properties fo:font-size="13pt"/>
    </style:style>
    <style:style style:family="table-cell" style:name="ce792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833">
      <style:paragraph-properties fo:text-align="center"/>
    </style:style>
    <style:style style:family="text" style:name="T817">
      <style:text-properties fo:font-size="13pt"/>
    </style:style>
    <style:style style:family="table-row" style:name="ro25">
      <style:table-row-properties/>
    </style:style>
    <style:style style:family="table-cell" style:name="ce793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4">
      <style:paragraph-properties fo:text-align="center"/>
    </style:style>
    <style:style style:family="text" style:name="T818">
      <style:text-properties fo:font-size="10pt"/>
    </style:style>
    <style:style style:family="table-cell" style:name="ce7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5">
      <style:paragraph-properties fo:text-align="center"/>
    </style:style>
    <style:style style:family="text" style:name="T819">
      <style:text-properties fo:font-size="13pt"/>
    </style:style>
    <style:style style:family="table-cell" style:name="ce7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6">
      <style:paragraph-properties fo:text-align="center"/>
    </style:style>
    <style:style style:family="text" style:name="T820">
      <style:text-properties fo:font-size="13pt" style:text-underline-type="none" style:text-underline-width="auto"/>
    </style:style>
    <style:style style:family="table-cell" style:name="ce7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7">
      <style:paragraph-properties fo:text-align="center"/>
    </style:style>
    <style:style style:family="text" style:name="T821">
      <style:text-properties fo:font-size="13pt" style:text-underline-type="none" style:text-underline-width="auto"/>
    </style:style>
    <style:style style:family="table-cell" style:name="ce7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8">
      <style:paragraph-properties fo:text-align="center"/>
    </style:style>
    <style:style style:family="text" style:name="T822">
      <style:text-properties fo:font-size="13pt" style:text-underline-type="none" style:text-underline-width="auto"/>
    </style:style>
    <style:style style:family="table-cell" style:name="ce7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39">
      <style:paragraph-properties fo:text-align="center"/>
    </style:style>
    <style:style style:family="text" style:name="T823">
      <style:text-properties fo:font-size="13pt"/>
    </style:style>
    <style:style style:family="table-cell" style:name="ce7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0">
      <style:paragraph-properties fo:text-align="center"/>
    </style:style>
    <style:style style:family="text" style:name="T824">
      <style:text-properties fo:font-size="13pt"/>
    </style:style>
    <style:style style:family="table-cell" style:name="ce8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1">
      <style:paragraph-properties fo:text-align="center"/>
    </style:style>
    <style:style style:family="text" style:name="T825">
      <style:text-properties fo:font-size="13pt"/>
    </style:style>
    <style:style style:family="table-cell" style:name="ce8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2">
      <style:paragraph-properties fo:text-align="center"/>
    </style:style>
    <style:style style:family="text" style:name="T826">
      <style:text-properties fo:font-size="13pt"/>
    </style:style>
    <style:style style:family="table-cell" style:name="ce8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3">
      <style:paragraph-properties fo:text-align="center"/>
    </style:style>
    <style:style style:family="text" style:name="T827">
      <style:text-properties fo:font-size="13pt"/>
    </style:style>
    <style:style style:family="table-cell" style:name="ce8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4">
      <style:paragraph-properties fo:text-align="center"/>
    </style:style>
    <style:style style:family="text" style:name="T828">
      <style:text-properties fo:font-size="13pt"/>
    </style:style>
    <style:style style:family="table-cell" style:name="ce8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5">
      <style:paragraph-properties fo:text-align="center"/>
    </style:style>
    <style:style style:family="text" style:name="T829">
      <style:text-properties fo:font-size="13pt"/>
    </style:style>
    <style:style style:family="table-cell" style:name="ce8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6">
      <style:paragraph-properties fo:text-align="center"/>
    </style:style>
    <style:style style:family="text" style:name="T830">
      <style:text-properties fo:font-size="13pt"/>
    </style:style>
    <style:style style:family="table-cell" style:name="ce8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7">
      <style:paragraph-properties fo:text-align="center"/>
    </style:style>
    <style:style style:family="text" style:name="T831">
      <style:text-properties fo:font-size="13pt"/>
    </style:style>
    <style:style style:family="table-cell" style:name="ce8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8">
      <style:paragraph-properties fo:text-align="center"/>
    </style:style>
    <style:style style:family="text" style:name="T832">
      <style:text-properties fo:font-size="13pt"/>
    </style:style>
    <style:style style:family="table-cell" style:name="ce8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49">
      <style:paragraph-properties fo:text-align="center"/>
    </style:style>
    <style:style style:family="text" style:name="T833">
      <style:text-properties fo:font-size="13pt"/>
    </style:style>
    <style:style style:family="table-cell" style:name="ce8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0">
      <style:paragraph-properties fo:text-align="center"/>
    </style:style>
    <style:style style:family="text" style:name="T834">
      <style:text-properties fo:font-size="13pt"/>
    </style:style>
    <style:style style:family="table-cell" style:name="ce8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1">
      <style:paragraph-properties fo:text-align="center"/>
    </style:style>
    <style:style style:family="text" style:name="T835">
      <style:text-properties fo:font-size="13pt"/>
    </style:style>
    <style:style style:family="table-cell" style:name="ce8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2">
      <style:paragraph-properties fo:text-align="center"/>
    </style:style>
    <style:style style:family="text" style:name="T836">
      <style:text-properties fo:font-size="13pt"/>
    </style:style>
    <style:style style:family="table-cell" style:name="ce8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3">
      <style:paragraph-properties fo:text-align="center"/>
    </style:style>
    <style:style style:family="text" style:name="T837">
      <style:text-properties fo:font-size="13pt"/>
    </style:style>
    <style:style style:family="table-cell" style:name="ce8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4">
      <style:paragraph-properties fo:text-align="center"/>
    </style:style>
    <style:style style:family="text" style:name="T838">
      <style:text-properties fo:font-size="13pt"/>
    </style:style>
    <style:style style:family="table-cell" style:name="ce8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5">
      <style:paragraph-properties fo:text-align="center"/>
    </style:style>
    <style:style style:family="text" style:name="T839">
      <style:text-properties fo:font-size="13pt" style:text-underline-type="none" style:text-underline-width="auto"/>
    </style:style>
    <style:style style:family="table-cell" style:name="ce8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6">
      <style:paragraph-properties fo:text-align="center"/>
    </style:style>
    <style:style style:family="text" style:name="T840">
      <style:text-properties fo:font-size="13pt" style:text-underline-type="none" style:text-underline-width="auto"/>
    </style:style>
    <style:style style:family="table-cell" style:name="ce8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7">
      <style:paragraph-properties fo:text-align="center"/>
    </style:style>
    <style:style style:family="text" style:name="T841">
      <style:text-properties fo:font-size="13pt" style:text-underline-type="none" style:text-underline-width="auto"/>
    </style:style>
    <style:style style:family="table-cell" style:name="ce8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8">
      <style:paragraph-properties fo:text-align="center"/>
    </style:style>
    <style:style style:family="text" style:name="T842">
      <style:text-properties fo:font-size="13pt" style:text-underline-type="none" style:text-underline-width="auto"/>
    </style:style>
    <style:style style:family="table-cell" style:name="ce8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59">
      <style:paragraph-properties fo:text-align="center"/>
    </style:style>
    <style:style style:family="text" style:name="T843">
      <style:text-properties fo:font-size="13pt" style:text-underline-type="none" style:text-underline-width="auto"/>
    </style:style>
    <style:style style:family="table-cell" style:name="ce8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0">
      <style:paragraph-properties fo:text-align="center"/>
    </style:style>
    <style:style style:family="text" style:name="T844">
      <style:text-properties fo:font-size="13pt" style:text-underline-type="none" style:text-underline-width="auto"/>
    </style:style>
    <style:style style:family="table-cell" style:name="ce8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1">
      <style:paragraph-properties fo:text-align="center"/>
    </style:style>
    <style:style style:family="text" style:name="T845">
      <style:text-properties fo:font-size="13pt" style:text-underline-type="none" style:text-underline-width="auto"/>
    </style:style>
    <style:style style:family="table-cell" style:name="ce8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2">
      <style:paragraph-properties fo:text-align="center"/>
    </style:style>
    <style:style style:family="text" style:name="T846">
      <style:text-properties fo:font-size="13pt" style:text-underline-type="none" style:text-underline-width="auto"/>
    </style:style>
    <style:style style:family="table-cell" style:name="ce8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3">
      <style:paragraph-properties fo:text-align="center"/>
    </style:style>
    <style:style style:family="text" style:name="T847">
      <style:text-properties fo:font-size="13pt"/>
    </style:style>
    <style:style style:family="table-cell" style:name="ce8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4">
      <style:paragraph-properties fo:text-align="center"/>
    </style:style>
    <style:style style:family="text" style:name="T848">
      <style:text-properties fo:font-size="13pt"/>
    </style:style>
    <style:style style:family="table-cell" style:name="ce8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5">
      <style:paragraph-properties fo:text-align="center"/>
    </style:style>
    <style:style style:family="text" style:name="T849">
      <style:text-properties fo:font-size="13pt"/>
    </style:style>
    <style:style style:family="table-cell" style:name="ce825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866">
      <style:paragraph-properties fo:text-align="center"/>
    </style:style>
    <style:style style:family="text" style:name="T850">
      <style:text-properties fo:font-size="13pt"/>
    </style:style>
    <style:style style:family="table-row" style:name="ro26">
      <style:table-row-properties/>
    </style:style>
    <style:style style:family="table-cell" style:name="ce826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7">
      <style:paragraph-properties fo:text-align="center"/>
    </style:style>
    <style:style style:family="text" style:name="T851">
      <style:text-properties fo:font-size="10pt"/>
    </style:style>
    <style:style style:family="table-cell" style:name="ce8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8">
      <style:paragraph-properties fo:text-align="center"/>
    </style:style>
    <style:style style:family="text" style:name="T852">
      <style:text-properties fo:font-size="13pt"/>
    </style:style>
    <style:style style:family="table-cell" style:name="ce8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69">
      <style:paragraph-properties fo:text-align="center"/>
    </style:style>
    <style:style style:family="text" style:name="T853">
      <style:text-properties fo:font-size="13pt" style:text-underline-type="none" style:text-underline-width="auto"/>
    </style:style>
    <style:style style:family="table-cell" style:name="ce8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0">
      <style:paragraph-properties fo:text-align="center"/>
    </style:style>
    <style:style style:family="text" style:name="T854">
      <style:text-properties fo:font-size="13pt" style:text-underline-type="none" style:text-underline-width="auto"/>
    </style:style>
    <style:style style:family="table-cell" style:name="ce8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1">
      <style:paragraph-properties fo:text-align="center"/>
    </style:style>
    <style:style style:family="text" style:name="T855">
      <style:text-properties fo:font-size="13pt" style:text-underline-type="none" style:text-underline-width="auto"/>
    </style:style>
    <style:style style:family="table-cell" style:name="ce8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2">
      <style:paragraph-properties fo:text-align="center"/>
    </style:style>
    <style:style style:family="text" style:name="T856">
      <style:text-properties fo:font-size="13pt"/>
    </style:style>
    <style:style style:family="table-cell" style:name="ce8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3">
      <style:paragraph-properties fo:text-align="center"/>
    </style:style>
    <style:style style:family="text" style:name="T857">
      <style:text-properties fo:font-size="13pt"/>
    </style:style>
    <style:style style:family="table-cell" style:name="ce8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4">
      <style:paragraph-properties fo:text-align="center"/>
    </style:style>
    <style:style style:family="text" style:name="T858">
      <style:text-properties fo:font-size="13pt"/>
    </style:style>
    <style:style style:family="table-cell" style:name="ce8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5">
      <style:paragraph-properties fo:text-align="center"/>
    </style:style>
    <style:style style:family="text" style:name="T859">
      <style:text-properties fo:font-size="13pt"/>
    </style:style>
    <style:style style:family="table-cell" style:name="ce8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6">
      <style:paragraph-properties fo:text-align="center"/>
    </style:style>
    <style:style style:family="text" style:name="T860">
      <style:text-properties fo:font-size="13pt"/>
    </style:style>
    <style:style style:family="table-cell" style:name="ce8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7">
      <style:paragraph-properties fo:text-align="center"/>
    </style:style>
    <style:style style:family="text" style:name="T861">
      <style:text-properties fo:font-size="13pt"/>
    </style:style>
    <style:style style:family="table-cell" style:name="ce8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8">
      <style:paragraph-properties fo:text-align="center"/>
    </style:style>
    <style:style style:family="text" style:name="T862">
      <style:text-properties fo:font-size="13pt"/>
    </style:style>
    <style:style style:family="table-cell" style:name="ce8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79">
      <style:paragraph-properties fo:text-align="center"/>
    </style:style>
    <style:style style:family="text" style:name="T863">
      <style:text-properties fo:font-size="13pt"/>
    </style:style>
    <style:style style:family="table-cell" style:name="ce8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0">
      <style:paragraph-properties fo:text-align="center"/>
    </style:style>
    <style:style style:family="text" style:name="T864">
      <style:text-properties fo:font-size="13pt"/>
    </style:style>
    <style:style style:family="table-cell" style:name="ce8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1">
      <style:paragraph-properties fo:text-align="center"/>
    </style:style>
    <style:style style:family="text" style:name="T865">
      <style:text-properties fo:font-size="13pt"/>
    </style:style>
    <style:style style:family="table-cell" style:name="ce8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2">
      <style:paragraph-properties fo:text-align="center"/>
    </style:style>
    <style:style style:family="text" style:name="T866">
      <style:text-properties fo:font-size="13pt"/>
    </style:style>
    <style:style style:family="table-cell" style:name="ce8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3">
      <style:paragraph-properties fo:text-align="center"/>
    </style:style>
    <style:style style:family="text" style:name="T867">
      <style:text-properties fo:font-size="13pt"/>
    </style:style>
    <style:style style:family="table-cell" style:name="ce8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4">
      <style:paragraph-properties fo:text-align="center"/>
    </style:style>
    <style:style style:family="text" style:name="T868">
      <style:text-properties fo:font-size="13pt"/>
    </style:style>
    <style:style style:family="table-cell" style:name="ce8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5">
      <style:paragraph-properties fo:text-align="center"/>
    </style:style>
    <style:style style:family="text" style:name="T869">
      <style:text-properties fo:font-size="13pt"/>
    </style:style>
    <style:style style:family="table-cell" style:name="ce8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6">
      <style:paragraph-properties fo:text-align="center"/>
    </style:style>
    <style:style style:family="text" style:name="T870">
      <style:text-properties fo:font-size="13pt"/>
    </style:style>
    <style:style style:family="table-cell" style:name="ce8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7">
      <style:paragraph-properties fo:text-align="center"/>
    </style:style>
    <style:style style:family="text" style:name="T871">
      <style:text-properties fo:font-size="13pt"/>
    </style:style>
    <style:style style:family="table-cell" style:name="ce8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8">
      <style:paragraph-properties fo:text-align="center"/>
    </style:style>
    <style:style style:family="text" style:name="T872">
      <style:text-properties fo:font-size="13pt" style:text-underline-type="none" style:text-underline-width="auto"/>
    </style:style>
    <style:style style:family="table-cell" style:name="ce8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89">
      <style:paragraph-properties fo:text-align="center"/>
    </style:style>
    <style:style style:family="text" style:name="T873">
      <style:text-properties fo:font-size="13pt" style:text-underline-type="none" style:text-underline-width="auto"/>
    </style:style>
    <style:style style:family="table-cell" style:name="ce8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0">
      <style:paragraph-properties fo:text-align="center"/>
    </style:style>
    <style:style style:family="text" style:name="T874">
      <style:text-properties fo:font-size="13pt" style:text-underline-type="none" style:text-underline-width="auto"/>
    </style:style>
    <style:style style:family="table-cell" style:name="ce8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1">
      <style:paragraph-properties fo:text-align="center"/>
    </style:style>
    <style:style style:family="text" style:name="T875">
      <style:text-properties fo:font-size="13pt" style:text-underline-type="none" style:text-underline-width="auto"/>
    </style:style>
    <style:style style:family="table-cell" style:name="ce8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2">
      <style:paragraph-properties fo:text-align="center"/>
    </style:style>
    <style:style style:family="text" style:name="T876">
      <style:text-properties fo:font-size="13pt"/>
    </style:style>
    <style:style style:family="table-cell" style:name="ce8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3">
      <style:paragraph-properties fo:text-align="center"/>
    </style:style>
    <style:style style:family="text" style:name="T877">
      <style:text-properties fo:font-size="13pt"/>
    </style:style>
    <style:style style:family="table-cell" style:name="ce8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4">
      <style:paragraph-properties fo:text-align="center"/>
    </style:style>
    <style:style style:family="text" style:name="T878">
      <style:text-properties fo:font-size="13pt"/>
    </style:style>
    <style:style style:family="table-cell" style:name="ce8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5">
      <style:paragraph-properties fo:text-align="center"/>
    </style:style>
    <style:style style:family="text" style:name="T879">
      <style:text-properties fo:font-size="13pt"/>
    </style:style>
    <style:style style:family="table-cell" style:name="ce8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6">
      <style:paragraph-properties fo:text-align="center"/>
    </style:style>
    <style:style style:family="text" style:name="T880">
      <style:text-properties fo:font-size="13pt"/>
    </style:style>
    <style:style style:family="table-cell" style:name="ce8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7">
      <style:paragraph-properties fo:text-align="center"/>
    </style:style>
    <style:style style:family="text" style:name="T881">
      <style:text-properties fo:font-size="13pt"/>
    </style:style>
    <style:style style:family="table-cell" style:name="ce8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898">
      <style:paragraph-properties fo:text-align="center"/>
    </style:style>
    <style:style style:family="text" style:name="T882">
      <style:text-properties fo:font-size="13pt"/>
    </style:style>
    <style:style style:family="table-cell" style:name="ce858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61" style:family="paragraph" style:name="P899">
      <style:paragraph-properties fo:text-align="center"/>
    </style:style>
    <style:style style:family="text" style:name="T883">
      <style:text-properties fo:font-size="13pt"/>
    </style:style>
    <style:style style:parent-style-name="655" style:family="paragraph" style:name="P900">
      <style:paragraph-properties/>
    </style:style>
    <style:style style:parent-style-name="655" style:family="paragraph" style:name="P901">
      <style:paragraph-properties/>
    </style:style>
    <style:style style:parent-style-name="655" style:family="paragraph" style:name="P902">
      <style:paragraph-properties/>
    </style:style>
    <style:style style:family="text" style:name="T884">
      <style:text-properties style:text-underline-type="none" style:text-underline-width="auto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  <table:table-column table:style-name="co6"/>
          <table:table-column table:style-name="co7"/>
          <table:table-column table:style-name="co8"/>
          <table:table-column table:style-name="co9"/>
          <table:table-column table:style-name="co10"/>
          <table:table-column table:style-name="co11"/>
          <table:table-column table:style-name="co12"/>
          <table:table-column table:style-name="co13"/>
          <table:table-column table:style-name="co14"/>
          <table:table-column table:style-name="co15"/>
          <table:table-column table:style-name="co16"/>
          <table:table-column table:style-name="co17"/>
          <table:table-column table:style-name="co18"/>
          <table:table-column table:style-name="co19"/>
          <table:table-column table:style-name="co20"/>
          <table:table-column table:style-name="co21"/>
          <table:table-column table:style-name="co22"/>
          <table:table-column table:style-name="co23"/>
          <table:table-column table:style-name="co24"/>
          <table:table-column table:style-name="co25"/>
          <table:table-column table:style-name="co26"/>
          <table:table-column table:style-name="co27"/>
          <table:table-column table:style-name="co28"/>
          <table:table-column table:style-name="co29"/>
          <table:table-column table:style-name="co30"/>
          <table:table-column table:style-name="co31"/>
          <table:table-column table:style-name="co32"/>
          <table:table-column table:style-name="co33"/>
        </table:table-columns>
        <table:table-row table:style-name="ro1">
          <table:table-cell table:style-name="ce1">
            <text:p text:style-name="P42"><text:span text:style-name="T26">Ins</text:span><text:span/></text:p>
          </table:table-cell>
          <table:table-cell table:style-name="ce2">
            <text:p text:style-name="P43"><text:span text:style-name="T27">31</text:span><text:span/></text:p>
          </table:table-cell>
          <table:table-cell table:style-name="ce3">
            <text:p text:style-name="P44"><text:span text:style-name="T28">30</text:span><text:span/></text:p>
          </table:table-cell>
          <table:table-cell table:style-name="ce4">
            <text:p text:style-name="P45"><text:span text:style-name="T29">29</text:span><text:span/></text:p>
          </table:table-cell>
          <table:table-cell table:style-name="ce5">
            <text:p text:style-name="P46"><text:span text:style-name="T30">28</text:span><text:span/></text:p>
          </table:table-cell>
          <table:table-cell table:style-name="ce6">
            <text:p text:style-name="P47"><text:span text:style-name="T31">27</text:span><text:span/></text:p>
          </table:table-cell>
          <table:table-cell table:style-name="ce7">
            <text:p text:style-name="P48"><text:span text:style-name="T32">26</text:span><text:span/></text:p>
          </table:table-cell>
          <table:table-cell table:style-name="ce8">
            <text:p text:style-name="P49"><text:span text:style-name="T33">25</text:span><text:span/></text:p>
          </table:table-cell>
          <table:table-cell table:style-name="ce9">
            <text:p text:style-name="P50"><text:span text:style-name="T34">24</text:span><text:span/></text:p>
          </table:table-cell>
          <table:table-cell table:style-name="ce10">
            <text:p text:style-name="P51"><text:span text:style-name="T35">23</text:span><text:span/></text:p>
          </table:table-cell>
          <table:table-cell table:style-name="ce11">
            <text:p text:style-name="P52"><text:span text:style-name="T36">22</text:span><text:span/></text:p>
          </table:table-cell>
          <table:table-cell table:style-name="ce12">
            <text:p text:style-name="P53"><text:span text:style-name="T37">21</text:span><text:span/></text:p>
          </table:table-cell>
          <table:table-cell table:style-name="ce13">
            <text:p text:style-name="P54"><text:span text:style-name="T38">20</text:span><text:span/></text:p>
          </table:table-cell>
          <table:table-cell table:style-name="ce14">
            <text:p text:style-name="P55"><text:span text:style-name="T39">19</text:span><text:span/></text:p>
          </table:table-cell>
          <table:table-cell table:style-name="ce15">
            <text:p text:style-name="P56"><text:span text:style-name="T40">18</text:span><text:span/></text:p>
          </table:table-cell>
          <table:table-cell table:style-name="ce16">
            <text:p text:style-name="P57"><text:span text:style-name="T41">17</text:span><text:span/></text:p>
          </table:table-cell>
          <table:table-cell table:style-name="ce17">
            <text:p text:style-name="P58"><text:span text:style-name="T42">16</text:span><text:span/></text:p>
          </table:table-cell>
          <table:table-cell table:style-name="ce18">
            <text:p text:style-name="P59"><text:span text:style-name="T43">15</text:span><text:span/></text:p>
          </table:table-cell>
          <table:table-cell table:style-name="ce19">
            <text:p text:style-name="P60"><text:span text:style-name="T44">14</text:span><text:span/></text:p>
          </table:table-cell>
          <table:table-cell table:style-name="ce20">
            <text:p text:style-name="P61"><text:span text:style-name="T45">13</text:span><text:span/></text:p>
          </table:table-cell>
          <table:table-cell table:style-name="ce21">
            <text:p text:style-name="P62"><text:span text:style-name="T46">12</text:span><text:span/></text:p>
          </table:table-cell>
          <table:table-cell table:style-name="ce22">
            <text:p text:style-name="P63"><text:span text:style-name="T47">11</text:span><text:span/></text:p>
          </table:table-cell>
          <table:table-cell table:style-name="ce23">
            <text:p text:style-name="P64"><text:span text:style-name="T48">10</text:span><text:span/></text:p>
          </table:table-cell>
          <table:table-cell table:style-name="ce24">
            <text:p text:style-name="P65"><text:span text:style-name="T49">09</text:span><text:span/></text:p>
          </table:table-cell>
          <table:table-cell table:style-name="ce25">
            <text:p text:style-name="P66"><text:span text:style-name="T50">08</text:span><text:span/></text:p>
          </table:table-cell>
          <table:table-cell table:style-name="ce26">
            <text:p text:style-name="P67"><text:span text:style-name="T51">07</text:span><text:span/></text:p>
          </table:table-cell>
          <table:table-cell table:style-name="ce27">
            <text:p text:style-name="P68"><text:span text:style-name="T52">06</text:span><text:span/></text:p>
          </table:table-cell>
          <table:table-cell table:style-name="ce28">
            <text:p text:style-name="P69"><text:span text:style-name="T53">05</text:span><text:span/></text:p>
          </table:table-cell>
          <table:table-cell table:style-name="ce29">
            <text:p text:style-name="P70"><text:span text:style-name="T54">04</text:span><text:span/></text:p>
          </table:table-cell>
          <table:table-cell table:style-name="ce30">
            <text:p text:style-name="P71"><text:span text:style-name="T55">03</text:span><text:span/></text:p>
          </table:table-cell>
          <table:table-cell table:style-name="ce31">
            <text:p text:style-name="P72"><text:span text:style-name="T56">02</text:span><text:span/></text:p>
          </table:table-cell>
          <table:table-cell table:style-name="ce32">
            <text:p text:style-name="P73"><text:span text:style-name="T57">01</text:span><text:span/></text:p>
          </table:table-cell>
          <table:table-cell table:style-name="ce33">
            <text:p text:style-name="P74"><text:span text:style-name="T58">00</text:span><text:span/></text:p>
          </table:table-cell>
        </table:table-row>
        <table:table-row table:style-name="ro2">
          <table:table-cell table:style-name="ce34">
            <text:p text:style-name="P75"><text:span text:style-name="T59">CMP</text:span><text:span/></text:p>
          </table:table-cell>
          <table:table-cell table:style-name="ce35">
            <text:p text:style-name="P76"><text:span text:style-name="T60">0</text:span><text:span/></text:p>
          </table:table-cell>
          <table:table-cell table:style-name="ce36">
            <text:p text:style-name="P77"><text:span text:style-name="T61">0</text:span><text:span/></text:p>
          </table:table-cell>
          <table:table-cell table:style-name="ce37">
            <text:p text:style-name="P78"><text:span text:style-name="T62">0</text:span><text:span/></text:p>
          </table:table-cell>
          <table:table-cell table:style-name="ce38">
            <text:p text:style-name="P79"><text:span text:style-name="T63">1</text:span><text:span/></text:p>
          </table:table-cell>
          <table:table-cell table:style-name="ce39">
            <text:p text:style-name="P80"><text:span text:style-name="T64">Op</text:span><text:span/></text:p>
          </table:table-cell>
          <table:table-cell table:style-name="ce40">
            <text:p text:style-name="P81"><text:span text:style-name="T65">Op</text:span><text:span/></text:p>
          </table:table-cell>
          <table:table-cell table:style-name="ce41">
            <text:p text:style-name="P82"><text:span text:style-name="T66">Op</text:span><text:span/></text:p>
          </table:table-cell>
          <table:table-cell table:style-name="ce42">
            <text:p text:style-name="P83"><text:span text:style-name="T67">Op</text:span><text:span/></text:p>
          </table:table-cell>
          <table:table-cell table:style-name="ce43">
            <text:p text:style-name="P84"><text:span text:style-name="T68">Op</text:span><text:span/></text:p>
          </table:table-cell>
          <table:table-cell table:style-name="ce44">
            <text:p text:style-name="P85"><text:span text:style-name="T69">Op</text:span><text:span/></text:p>
          </table:table-cell>
          <table:table-cell table:style-name="ce45">
            <text:p text:style-name="P86"><text:span text:style-name="T70">Op</text:span><text:span/></text:p>
          </table:table-cell>
          <table:table-cell table:style-name="ce46">
            <text:p text:style-name="P87"><text:span text:style-name="T71">Op</text:span><text:span/></text:p>
          </table:table-cell>
          <table:table-cell table:style-name="ce47">
            <text:p text:style-name="P88"><text:span text:style-name="T72">Op</text:span><text:span/></text:p>
          </table:table-cell>
          <table:table-cell table:style-name="ce48">
            <text:p text:style-name="P89"><text:span text:style-name="T73">0</text:span><text:span/></text:p>
          </table:table-cell>
          <table:table-cell table:style-name="ce49">
            <text:p text:style-name="P90"><text:span text:style-name="T74">1</text:span><text:span/></text:p>
          </table:table-cell>
          <table:table-cell table:style-name="ce50">
            <text:p text:style-name="P91"><text:span text:style-name="T75">1</text:span><text:span/></text:p>
          </table:table-cell>
          <table:table-cell table:style-name="ce51">
            <text:p text:style-name="P92"><text:span text:style-name="T76">-</text:span><text:span/></text:p>
          </table:table-cell>
          <table:table-cell table:style-name="ce52">
            <text:p text:style-name="P93"><text:span text:style-name="T77">-</text:span><text:span/></text:p>
          </table:table-cell>
          <table:table-cell table:style-name="ce53">
            <text:p text:style-name="P94"><text:span text:style-name="T78">-</text:span><text:span/></text:p>
          </table:table-cell>
          <table:table-cell table:style-name="ce54">
            <text:p text:style-name="P95"><text:span text:style-name="T79">-</text:span><text:span/></text:p>
          </table:table-cell>
          <table:table-cell table:style-name="ce55">
            <text:p text:style-name="P96"><text:span text:style-name="T80">R1</text:span><text:span/></text:p>
          </table:table-cell>
          <table:table-cell table:style-name="ce56">
            <text:p text:style-name="P97"><text:span text:style-name="T81">R1</text:span><text:span/></text:p>
          </table:table-cell>
          <table:table-cell table:style-name="ce57">
            <text:p text:style-name="P98"><text:span text:style-name="T82">R1</text:span><text:span/></text:p>
          </table:table-cell>
          <table:table-cell table:style-name="ce58">
            <text:p text:style-name="P99"><text:span text:style-name="T83">R1</text:span><text:span/></text:p>
          </table:table-cell>
          <table:table-cell table:style-name="ce59">
            <text:p text:style-name="P100"><text:span text:style-name="T84">R2</text:span><text:span/></text:p>
          </table:table-cell>
          <table:table-cell table:style-name="ce60">
            <text:p text:style-name="P101"><text:span text:style-name="T85">R2</text:span><text:span/></text:p>
          </table:table-cell>
          <table:table-cell table:style-name="ce61">
            <text:p text:style-name="P102"><text:span text:style-name="T86">R2</text:span><text:span/></text:p>
          </table:table-cell>
          <table:table-cell table:style-name="ce62">
            <text:p text:style-name="P103"><text:span text:style-name="T87">R2</text:span><text:span/></text:p>
          </table:table-cell>
          <table:table-cell table:style-name="ce63">
            <text:p text:style-name="P104"><text:span text:style-name="T88">0</text:span><text:span/></text:p>
          </table:table-cell>
          <table:table-cell table:style-name="ce64">
            <text:p text:style-name="P105"><text:span text:style-name="T89">0</text:span><text:span/></text:p>
          </table:table-cell>
          <table:table-cell table:style-name="ce65">
            <text:p text:style-name="P106"><text:span text:style-name="T90">0</text:span><text:span/></text:p>
          </table:table-cell>
          <table:table-cell table:style-name="ce66">
            <text:p text:style-name="P107"><text:span text:style-name="T91">0</text:span><text:span/></text:p>
          </table:table-cell>
        </table:table-row>
        <table:table-row table:style-name="ro3">
          <table:table-cell table:style-name="ce67">
            <text:p text:style-name="P108"><text:span text:style-name="T92">J</text:span><text:span/></text:p>
          </table:table-cell>
          <table:table-cell table:style-name="ce68">
            <text:p text:style-name="P109"><text:span text:style-name="T93">0</text:span><text:span/></text:p>
          </table:table-cell>
          <table:table-cell table:style-name="ce69">
            <text:p text:style-name="P110"><text:span text:style-name="T94">0</text:span><text:span/></text:p>
          </table:table-cell>
          <table:table-cell table:style-name="ce70">
            <text:p text:style-name="P111"><text:span text:style-name="T95">1</text:span><text:span/></text:p>
          </table:table-cell>
          <table:table-cell table:style-name="ce71">
            <text:p text:style-name="P112"><text:span text:style-name="T96">Op</text:span><text:span/></text:p>
          </table:table-cell>
          <table:table-cell table:style-name="ce72">
            <text:p text:style-name="P113"><text:span text:style-name="T97">Op</text:span><text:span/></text:p>
          </table:table-cell>
          <table:table-cell table:style-name="ce73">
            <text:p text:style-name="P114"><text:span text:style-name="T98">Op</text:span><text:span/></text:p>
          </table:table-cell>
          <table:table-cell table:style-name="ce74">
            <text:p text:style-name="P115"><text:span text:style-name="T99">Op</text:span><text:span/></text:p>
          </table:table-cell>
          <table:table-cell table:style-name="ce75">
            <text:p text:style-name="P116"><text:span text:style-name="T100">Op</text:span><text:span/></text:p>
          </table:table-cell>
          <table:table-cell table:style-name="ce76">
            <text:p text:style-name="P117"><text:span text:style-name="T101">Op</text:span><text:span/></text:p>
          </table:table-cell>
          <table:table-cell table:style-name="ce77">
            <text:p text:style-name="P118"><text:span text:style-name="T102">Op</text:span><text:span/></text:p>
          </table:table-cell>
          <table:table-cell table:style-name="ce78">
            <text:p text:style-name="P119"><text:span text:style-name="T103">Op</text:span><text:span/></text:p>
          </table:table-cell>
          <table:table-cell table:style-name="ce79">
            <text:p text:style-name="P120"><text:span text:style-name="T104">Op</text:span><text:span/></text:p>
          </table:table-cell>
          <table:table-cell table:style-name="ce80">
            <text:p text:style-name="P121"><text:span text:style-name="T105">Op</text:span><text:span/></text:p>
          </table:table-cell>
          <table:table-cell table:style-name="ce81">
            <text:p text:style-name="P122"><text:span text:style-name="T106">0</text:span><text:span/></text:p>
          </table:table-cell>
          <table:table-cell table:style-name="ce82">
            <text:p text:style-name="P123"><text:span text:style-name="T107">0</text:span><text:span/></text:p>
          </table:table-cell>
          <table:table-cell table:style-name="ce83">
            <text:p text:style-name="P124"><text:span text:style-name="T108">0</text:span><text:span/></text:p>
          </table:table-cell>
          <table:table-cell table:style-name="ce84">
            <text:p text:style-name="P125"><text:span text:style-name="T109">D</text:span><text:span/></text:p>
          </table:table-cell>
          <table:table-cell table:style-name="ce85">
            <text:p text:style-name="P126"><text:span text:style-name="T110">D</text:span><text:span/></text:p>
          </table:table-cell>
          <table:table-cell table:style-name="ce86">
            <text:p text:style-name="P127"><text:span text:style-name="T111">D</text:span><text:span/></text:p>
          </table:table-cell>
          <table:table-cell table:style-name="ce87">
            <text:p text:style-name="P128"><text:span text:style-name="T112">D</text:span><text:span/></text:p>
          </table:table-cell>
          <table:table-cell table:style-name="ce88">
            <text:p text:style-name="P129"><text:span text:style-name="T113">D</text:span><text:span/></text:p>
          </table:table-cell>
          <table:table-cell table:style-name="ce89">
            <text:p text:style-name="P130"><text:span text:style-name="T114">D</text:span><text:span/></text:p>
          </table:table-cell>
          <table:table-cell table:style-name="ce90">
            <text:p text:style-name="P131"><text:span text:style-name="T115">D</text:span><text:span/></text:p>
          </table:table-cell>
          <table:table-cell table:style-name="ce91">
            <text:p text:style-name="P132"><text:span text:style-name="T116">D</text:span><text:span/></text:p>
          </table:table-cell>
          <table:table-cell table:style-name="ce92">
            <text:p text:style-name="P133"><text:span text:style-name="T117">D</text:span><text:span/></text:p>
          </table:table-cell>
          <table:table-cell table:style-name="ce93">
            <text:p text:style-name="P134"><text:span text:style-name="T118">D</text:span><text:span/></text:p>
          </table:table-cell>
          <table:table-cell table:style-name="ce94">
            <text:p text:style-name="P135"><text:span text:style-name="T119">-</text:span><text:span/></text:p>
          </table:table-cell>
          <table:table-cell table:style-name="ce95">
            <text:p text:style-name="P136"><text:span text:style-name="T120">-</text:span><text:span/></text:p>
          </table:table-cell>
          <table:table-cell table:style-name="ce96">
            <text:p text:style-name="P137"><text:span text:style-name="T121">-</text:span><text:span/></text:p>
          </table:table-cell>
          <table:table-cell table:style-name="ce97">
            <text:p text:style-name="P138"><text:span text:style-name="T122">-</text:span><text:span/></text:p>
          </table:table-cell>
          <table:table-cell table:style-name="ce98">
            <text:p text:style-name="P139"><text:span text:style-name="T123">-</text:span><text:span/></text:p>
          </table:table-cell>
          <table:table-cell table:style-name="ce99">
            <text:p text:style-name="P140"><text:span text:style-name="T124">-</text:span><text:span/></text:p>
          </table:table-cell>
        </table:table-row>
        <table:table-row table:style-name="ro4">
          <table:table-cell table:style-name="ce100">
            <text:p text:style-name="P141"><text:span text:style-name="T125">JZ</text:span><text:span/></text:p>
          </table:table-cell>
          <table:table-cell table:style-name="ce101">
            <text:p text:style-name="P142"><text:span text:style-name="T126">0</text:span><text:span/></text:p>
          </table:table-cell>
          <table:table-cell table:style-name="ce102">
            <text:p text:style-name="P143"><text:span text:style-name="T127">0</text:span><text:span/></text:p>
          </table:table-cell>
          <table:table-cell table:style-name="ce103">
            <text:p text:style-name="P144"><text:span text:style-name="T128">1</text:span><text:span/></text:p>
          </table:table-cell>
          <table:table-cell table:style-name="ce104">
            <text:p text:style-name="P145"><text:span text:style-name="T129">Op</text:span><text:span/></text:p>
          </table:table-cell>
          <table:table-cell table:style-name="ce105">
            <text:p text:style-name="P146"><text:span text:style-name="T130">Op</text:span><text:span/></text:p>
          </table:table-cell>
          <table:table-cell table:style-name="ce106">
            <text:p text:style-name="P147"><text:span text:style-name="T131">Op</text:span><text:span/></text:p>
          </table:table-cell>
          <table:table-cell table:style-name="ce107">
            <text:p text:style-name="P148"><text:span text:style-name="T132">Op</text:span><text:span/></text:p>
          </table:table-cell>
          <table:table-cell table:style-name="ce108">
            <text:p text:style-name="P149"><text:span text:style-name="T133">Op</text:span><text:span/></text:p>
          </table:table-cell>
          <table:table-cell table:style-name="ce109">
            <text:p text:style-name="P150"><text:span text:style-name="T134">Op</text:span><text:span/></text:p>
          </table:table-cell>
          <table:table-cell table:style-name="ce110">
            <text:p text:style-name="P151"><text:span text:style-name="T135">Op</text:span><text:span/></text:p>
          </table:table-cell>
          <table:table-cell table:style-name="ce111">
            <text:p text:style-name="P152"><text:span text:style-name="T136">Op</text:span><text:span/></text:p>
          </table:table-cell>
          <table:table-cell table:style-name="ce112">
            <text:p text:style-name="P153"><text:span text:style-name="T137">Op</text:span><text:span/></text:p>
          </table:table-cell>
          <table:table-cell table:style-name="ce113">
            <text:p text:style-name="P154"><text:span text:style-name="T138">Op</text:span><text:span/></text:p>
          </table:table-cell>
          <table:table-cell table:style-name="ce114">
            <text:p text:style-name="P155"><text:span text:style-name="T139">0</text:span><text:span/></text:p>
          </table:table-cell>
          <table:table-cell table:style-name="ce115">
            <text:p text:style-name="P156"><text:span text:style-name="T140">0</text:span><text:span/></text:p>
          </table:table-cell>
          <table:table-cell table:style-name="ce116">
            <text:p text:style-name="P157"><text:span text:style-name="T141">1</text:span><text:span/></text:p>
          </table:table-cell>
          <table:table-cell table:style-name="ce117">
            <text:p text:style-name="P158"><text:span text:style-name="T142">D</text:span><text:span/></text:p>
          </table:table-cell>
          <table:table-cell table:style-name="ce118">
            <text:p text:style-name="P159"><text:span text:style-name="T143">D</text:span><text:span/></text:p>
          </table:table-cell>
          <table:table-cell table:style-name="ce119">
            <text:p text:style-name="P160"><text:span text:style-name="T144">D</text:span><text:span/></text:p>
          </table:table-cell>
          <table:table-cell table:style-name="ce120">
            <text:p text:style-name="P161"><text:span text:style-name="T145">D</text:span><text:span/></text:p>
          </table:table-cell>
          <table:table-cell table:style-name="ce121">
            <text:p text:style-name="P162"><text:span text:style-name="T146">D</text:span><text:span/></text:p>
          </table:table-cell>
          <table:table-cell table:style-name="ce122">
            <text:p text:style-name="P163"><text:span text:style-name="T147">D</text:span><text:span/></text:p>
          </table:table-cell>
          <table:table-cell table:style-name="ce123">
            <text:p text:style-name="P164"><text:span text:style-name="T148">D</text:span><text:span/></text:p>
          </table:table-cell>
          <table:table-cell table:style-name="ce124">
            <text:p text:style-name="P165"><text:span text:style-name="T149">D</text:span><text:span/></text:p>
          </table:table-cell>
          <table:table-cell table:style-name="ce125">
            <text:p text:style-name="P166"><text:span text:style-name="T150">D</text:span><text:span/></text:p>
          </table:table-cell>
          <table:table-cell table:style-name="ce126">
            <text:p text:style-name="P167"><text:span text:style-name="T151">D</text:span><text:span/></text:p>
          </table:table-cell>
          <table:table-cell table:style-name="ce127">
            <text:p text:style-name="P168"><text:span text:style-name="T152">-</text:span><text:span/></text:p>
          </table:table-cell>
          <table:table-cell table:style-name="ce128">
            <text:p text:style-name="P169"><text:span text:style-name="T153">-</text:span><text:span/></text:p>
          </table:table-cell>
          <table:table-cell table:style-name="ce129">
            <text:p text:style-name="P170"><text:span text:style-name="T154">-</text:span><text:span/></text:p>
          </table:table-cell>
          <table:table-cell table:style-name="ce130">
            <text:p text:style-name="P171"><text:span text:style-name="T155">-</text:span><text:span/></text:p>
          </table:table-cell>
          <table:table-cell table:style-name="ce131">
            <text:p text:style-name="P172"><text:span text:style-name="T156">-</text:span><text:span/></text:p>
          </table:table-cell>
          <table:table-cell table:style-name="ce132">
            <text:p text:style-name="P173"><text:span text:style-name="T157">-</text:span><text:span/></text:p>
          </table:table-cell>
        </table:table-row>
        <table:table-row table:style-name="ro5">
          <table:table-cell table:style-name="ce133">
            <text:p text:style-name="P174"><text:span text:style-name="T158">JNZ</text:span><text:span/></text:p>
          </table:table-cell>
          <table:table-cell table:style-name="ce134">
            <text:p text:style-name="P175"><text:span text:style-name="T159">0</text:span><text:span/></text:p>
          </table:table-cell>
          <table:table-cell table:style-name="ce135">
            <text:p text:style-name="P176"><text:span text:style-name="T160">0</text:span><text:span/></text:p>
          </table:table-cell>
          <table:table-cell table:style-name="ce136">
            <text:p text:style-name="P177"><text:span text:style-name="T161">1</text:span><text:span/></text:p>
          </table:table-cell>
          <table:table-cell table:style-name="ce137">
            <text:p text:style-name="P178"><text:span text:style-name="T162">Op</text:span><text:span/></text:p>
          </table:table-cell>
          <table:table-cell table:style-name="ce138">
            <text:p text:style-name="P179"><text:span text:style-name="T163">Op</text:span><text:span/></text:p>
          </table:table-cell>
          <table:table-cell table:style-name="ce139">
            <text:p text:style-name="P180"><text:span text:style-name="T164">Op</text:span><text:span/></text:p>
          </table:table-cell>
          <table:table-cell table:style-name="ce140">
            <text:p text:style-name="P181"><text:span text:style-name="T165">Op</text:span><text:span/></text:p>
          </table:table-cell>
          <table:table-cell table:style-name="ce141">
            <text:p text:style-name="P182"><text:span text:style-name="T166">Op</text:span><text:span/></text:p>
          </table:table-cell>
          <table:table-cell table:style-name="ce142">
            <text:p text:style-name="P183"><text:span text:style-name="T167">Op</text:span><text:span/></text:p>
          </table:table-cell>
          <table:table-cell table:style-name="ce143">
            <text:p text:style-name="P184"><text:span text:style-name="T168">Op</text:span><text:span/></text:p>
          </table:table-cell>
          <table:table-cell table:style-name="ce144">
            <text:p text:style-name="P185"><text:span text:style-name="T169">Op</text:span><text:span/></text:p>
          </table:table-cell>
          <table:table-cell table:style-name="ce145">
            <text:p text:style-name="P186"><text:span text:style-name="T170">Op</text:span><text:span/></text:p>
          </table:table-cell>
          <table:table-cell table:style-name="ce146">
            <text:p text:style-name="P187"><text:span text:style-name="T171">Op</text:span><text:span/></text:p>
          </table:table-cell>
          <table:table-cell table:style-name="ce147">
            <text:p text:style-name="P188"><text:span text:style-name="T172">0</text:span><text:span/></text:p>
          </table:table-cell>
          <table:table-cell table:style-name="ce148">
            <text:p text:style-name="P189"><text:span text:style-name="T173">1</text:span><text:span/></text:p>
          </table:table-cell>
          <table:table-cell table:style-name="ce149">
            <text:p text:style-name="P190"><text:span text:style-name="T174">0</text:span><text:span/></text:p>
          </table:table-cell>
          <table:table-cell table:style-name="ce150">
            <text:p text:style-name="P191"><text:span text:style-name="T175">D</text:span><text:span/></text:p>
          </table:table-cell>
          <table:table-cell table:style-name="ce151">
            <text:p text:style-name="P192"><text:span text:style-name="T176">D</text:span><text:span/></text:p>
          </table:table-cell>
          <table:table-cell table:style-name="ce152">
            <text:p text:style-name="P193"><text:span text:style-name="T177">D</text:span><text:span/></text:p>
          </table:table-cell>
          <table:table-cell table:style-name="ce153">
            <text:p text:style-name="P194"><text:span text:style-name="T178">D</text:span><text:span/></text:p>
          </table:table-cell>
          <table:table-cell table:style-name="ce154">
            <text:p text:style-name="P195"><text:span text:style-name="T179">D</text:span><text:span/></text:p>
          </table:table-cell>
          <table:table-cell table:style-name="ce155">
            <text:p text:style-name="P196"><text:span text:style-name="T180">D</text:span><text:span/></text:p>
          </table:table-cell>
          <table:table-cell table:style-name="ce156">
            <text:p text:style-name="P197"><text:span text:style-name="T181">D</text:span><text:span/></text:p>
          </table:table-cell>
          <table:table-cell table:style-name="ce157">
            <text:p text:style-name="P198"><text:span text:style-name="T182">D</text:span><text:span/></text:p>
          </table:table-cell>
          <table:table-cell table:style-name="ce158">
            <text:p text:style-name="P199"><text:span text:style-name="T183">D</text:span><text:span/></text:p>
          </table:table-cell>
          <table:table-cell table:style-name="ce159">
            <text:p text:style-name="P200"><text:span text:style-name="T184">D</text:span><text:span/></text:p>
          </table:table-cell>
          <table:table-cell table:style-name="ce160">
            <text:p text:style-name="P201"><text:span text:style-name="T185">-</text:span><text:span/></text:p>
          </table:table-cell>
          <table:table-cell table:style-name="ce161">
            <text:p text:style-name="P202"><text:span text:style-name="T186">-</text:span><text:span/></text:p>
          </table:table-cell>
          <table:table-cell table:style-name="ce162">
            <text:p text:style-name="P203"><text:span text:style-name="T187">-</text:span><text:span/></text:p>
          </table:table-cell>
          <table:table-cell table:style-name="ce163">
            <text:p text:style-name="P204"><text:span text:style-name="T188">-</text:span><text:span/></text:p>
          </table:table-cell>
          <table:table-cell table:style-name="ce164">
            <text:p text:style-name="P205"><text:span text:style-name="T189">-</text:span><text:span/></text:p>
          </table:table-cell>
          <table:table-cell table:style-name="ce165">
            <text:p text:style-name="P206"><text:span text:style-name="T190">-</text:span><text:span/></text:p>
          </table:table-cell>
        </table:table-row>
        <table:table-row table:style-name="ro6">
          <table:table-cell table:style-name="ce166">
            <text:p text:style-name="P207"><text:span text:style-name="T191">JA</text:span><text:span/></text:p>
          </table:table-cell>
          <table:table-cell table:style-name="ce167">
            <text:p text:style-name="P208"><text:span text:style-name="T192">0</text:span><text:span/></text:p>
          </table:table-cell>
          <table:table-cell table:style-name="ce168">
            <text:p text:style-name="P209"><text:span text:style-name="T193">0</text:span><text:span/></text:p>
          </table:table-cell>
          <table:table-cell table:style-name="ce169">
            <text:p text:style-name="P210"><text:span text:style-name="T194">1</text:span><text:span/></text:p>
          </table:table-cell>
          <table:table-cell table:style-name="ce170">
            <text:p text:style-name="P211"><text:span text:style-name="T195">Op</text:span><text:span/></text:p>
          </table:table-cell>
          <table:table-cell table:style-name="ce171">
            <text:p text:style-name="P212"><text:span text:style-name="T196">Op</text:span><text:span/></text:p>
          </table:table-cell>
          <table:table-cell table:style-name="ce172">
            <text:p text:style-name="P213"><text:span text:style-name="T197">Op</text:span><text:span/></text:p>
          </table:table-cell>
          <table:table-cell table:style-name="ce173">
            <text:p text:style-name="P214"><text:span text:style-name="T198">Op</text:span><text:span/></text:p>
          </table:table-cell>
          <table:table-cell table:style-name="ce174">
            <text:p text:style-name="P215"><text:span text:style-name="T199">Op</text:span><text:span/></text:p>
          </table:table-cell>
          <table:table-cell table:style-name="ce175">
            <text:p text:style-name="P216"><text:span text:style-name="T200">Op</text:span><text:span/></text:p>
          </table:table-cell>
          <table:table-cell table:style-name="ce176">
            <text:p text:style-name="P217"><text:span text:style-name="T201">Op</text:span><text:span/></text:p>
          </table:table-cell>
          <table:table-cell table:style-name="ce177">
            <text:p text:style-name="P218"><text:span text:style-name="T202">Op</text:span><text:span/></text:p>
          </table:table-cell>
          <table:table-cell table:style-name="ce178">
            <text:p text:style-name="P219"><text:span text:style-name="T203">Op</text:span><text:span/></text:p>
          </table:table-cell>
          <table:table-cell table:style-name="ce179">
            <text:p text:style-name="P220"><text:span text:style-name="T204">Op</text:span><text:span/></text:p>
          </table:table-cell>
          <table:table-cell table:style-name="ce180">
            <text:p text:style-name="P221"><text:span text:style-name="T205">0</text:span><text:span/></text:p>
          </table:table-cell>
          <table:table-cell table:style-name="ce181">
            <text:p text:style-name="P222"><text:span text:style-name="T206">1</text:span><text:span/></text:p>
          </table:table-cell>
          <table:table-cell table:style-name="ce182">
            <text:p text:style-name="P223"><text:span text:style-name="T207">1</text:span><text:span/></text:p>
          </table:table-cell>
          <table:table-cell table:style-name="ce183">
            <text:p text:style-name="P224"><text:span text:style-name="T208">D</text:span><text:span/></text:p>
          </table:table-cell>
          <table:table-cell table:style-name="ce184">
            <text:p text:style-name="P225"><text:span text:style-name="T209">D</text:span><text:span/></text:p>
          </table:table-cell>
          <table:table-cell table:style-name="ce185">
            <text:p text:style-name="P226"><text:span text:style-name="T210">D</text:span><text:span/></text:p>
          </table:table-cell>
          <table:table-cell table:style-name="ce186">
            <text:p text:style-name="P227"><text:span text:style-name="T211">D</text:span><text:span/></text:p>
          </table:table-cell>
          <table:table-cell table:style-name="ce187">
            <text:p text:style-name="P228"><text:span text:style-name="T212">D</text:span><text:span/></text:p>
          </table:table-cell>
          <table:table-cell table:style-name="ce188">
            <text:p text:style-name="P229"><text:span text:style-name="T213">D</text:span><text:span/></text:p>
          </table:table-cell>
          <table:table-cell table:style-name="ce189">
            <text:p text:style-name="P230"><text:span text:style-name="T214">D</text:span><text:span/></text:p>
          </table:table-cell>
          <table:table-cell table:style-name="ce190">
            <text:p text:style-name="P231"><text:span text:style-name="T215">D</text:span><text:span/></text:p>
          </table:table-cell>
          <table:table-cell table:style-name="ce191">
            <text:p text:style-name="P232"><text:span text:style-name="T216">D</text:span><text:span/></text:p>
          </table:table-cell>
          <table:table-cell table:style-name="ce192">
            <text:p text:style-name="P233"><text:span text:style-name="T217">D</text:span><text:span/></text:p>
          </table:table-cell>
          <table:table-cell table:style-name="ce193">
            <text:p text:style-name="P234"><text:span text:style-name="T218">-</text:span><text:span/></text:p>
          </table:table-cell>
          <table:table-cell table:style-name="ce194">
            <text:p text:style-name="P235"><text:span text:style-name="T219">-</text:span><text:span/></text:p>
          </table:table-cell>
          <table:table-cell table:style-name="ce195">
            <text:p text:style-name="P236"><text:span text:style-name="T220">-</text:span><text:span/></text:p>
          </table:table-cell>
          <table:table-cell table:style-name="ce196">
            <text:p text:style-name="P237"><text:span text:style-name="T221">-</text:span><text:span/></text:p>
          </table:table-cell>
          <table:table-cell table:style-name="ce197">
            <text:p text:style-name="P238"><text:span text:style-name="T222">-</text:span><text:span/></text:p>
          </table:table-cell>
          <table:table-cell table:style-name="ce198">
            <text:p text:style-name="P239"><text:span text:style-name="T223">-</text:span><text:span/></text:p>
          </table:table-cell>
        </table:table-row>
        <table:table-row table:style-name="ro7">
          <table:table-cell table:style-name="ce199">
            <text:p text:style-name="P240"><text:span text:style-name="T224">JAE</text:span><text:span/></text:p>
          </table:table-cell>
          <table:table-cell table:style-name="ce200">
            <text:p text:style-name="P241"><text:span text:style-name="T225">0</text:span><text:span/></text:p>
          </table:table-cell>
          <table:table-cell table:style-name="ce201">
            <text:p text:style-name="P242"><text:span text:style-name="T226">0</text:span><text:span/></text:p>
          </table:table-cell>
          <table:table-cell table:style-name="ce202">
            <text:p text:style-name="P243"><text:span text:style-name="T227">1</text:span><text:span/></text:p>
          </table:table-cell>
          <table:table-cell table:style-name="ce203">
            <text:p text:style-name="P244"><text:span text:style-name="T228">Op</text:span><text:span/></text:p>
          </table:table-cell>
          <table:table-cell table:style-name="ce204">
            <text:p text:style-name="P245"><text:span text:style-name="T229">Op</text:span><text:span/></text:p>
          </table:table-cell>
          <table:table-cell table:style-name="ce205">
            <text:p text:style-name="P246"><text:span text:style-name="T230">Op</text:span><text:span/></text:p>
          </table:table-cell>
          <table:table-cell table:style-name="ce206">
            <text:p text:style-name="P247"><text:span text:style-name="T231">Op</text:span><text:span/></text:p>
          </table:table-cell>
          <table:table-cell table:style-name="ce207">
            <text:p text:style-name="P248"><text:span text:style-name="T232">Op</text:span><text:span/></text:p>
          </table:table-cell>
          <table:table-cell table:style-name="ce208">
            <text:p text:style-name="P249"><text:span text:style-name="T233">Op</text:span><text:span/></text:p>
          </table:table-cell>
          <table:table-cell table:style-name="ce209">
            <text:p text:style-name="P250"><text:span text:style-name="T234">Op</text:span><text:span/></text:p>
          </table:table-cell>
          <table:table-cell table:style-name="ce210">
            <text:p text:style-name="P251"><text:span text:style-name="T235">Op</text:span><text:span/></text:p>
          </table:table-cell>
          <table:table-cell table:style-name="ce211">
            <text:p text:style-name="P252"><text:span text:style-name="T236">Op</text:span><text:span/></text:p>
          </table:table-cell>
          <table:table-cell table:style-name="ce212">
            <text:p text:style-name="P253"><text:span text:style-name="T237">Op</text:span><text:span/></text:p>
          </table:table-cell>
          <table:table-cell table:style-name="ce213">
            <text:p text:style-name="P254"><text:span text:style-name="T238">1</text:span><text:span/></text:p>
          </table:table-cell>
          <table:table-cell table:style-name="ce214">
            <text:p text:style-name="P255"><text:span text:style-name="T239">0</text:span><text:span/></text:p>
          </table:table-cell>
          <table:table-cell table:style-name="ce215">
            <text:p text:style-name="P256"><text:span text:style-name="T240">0</text:span><text:span/></text:p>
          </table:table-cell>
          <table:table-cell table:style-name="ce216">
            <text:p text:style-name="P257"><text:span text:style-name="T241">D</text:span><text:span/></text:p>
          </table:table-cell>
          <table:table-cell table:style-name="ce217">
            <text:p text:style-name="P258"><text:span text:style-name="T242">D</text:span><text:span/></text:p>
          </table:table-cell>
          <table:table-cell table:style-name="ce218">
            <text:p text:style-name="P259"><text:span text:style-name="T243">D</text:span><text:span/></text:p>
          </table:table-cell>
          <table:table-cell table:style-name="ce219">
            <text:p text:style-name="P260"><text:span text:style-name="T244">D</text:span><text:span/></text:p>
          </table:table-cell>
          <table:table-cell table:style-name="ce220">
            <text:p text:style-name="P261"><text:span text:style-name="T245">D</text:span><text:span/></text:p>
          </table:table-cell>
          <table:table-cell table:style-name="ce221">
            <text:p text:style-name="P262"><text:span text:style-name="T246">D</text:span><text:span/></text:p>
          </table:table-cell>
          <table:table-cell table:style-name="ce222">
            <text:p text:style-name="P263"><text:span text:style-name="T247">D</text:span><text:span/></text:p>
          </table:table-cell>
          <table:table-cell table:style-name="ce223">
            <text:p text:style-name="P264"><text:span text:style-name="T248">D</text:span><text:span/></text:p>
          </table:table-cell>
          <table:table-cell table:style-name="ce224">
            <text:p text:style-name="P265"><text:span text:style-name="T249">D</text:span><text:span/></text:p>
          </table:table-cell>
          <table:table-cell table:style-name="ce225">
            <text:p text:style-name="P266"><text:span text:style-name="T250">D</text:span><text:span/></text:p>
          </table:table-cell>
          <table:table-cell table:style-name="ce226">
            <text:p text:style-name="P267"><text:span text:style-name="T251">-</text:span><text:span/></text:p>
          </table:table-cell>
          <table:table-cell table:style-name="ce227">
            <text:p text:style-name="P268"><text:span text:style-name="T252">-</text:span><text:span/></text:p>
          </table:table-cell>
          <table:table-cell table:style-name="ce228">
            <text:p text:style-name="P269"><text:span text:style-name="T253">-</text:span><text:span/></text:p>
          </table:table-cell>
          <table:table-cell table:style-name="ce229">
            <text:p text:style-name="P270"><text:span text:style-name="T254">-</text:span><text:span/></text:p>
          </table:table-cell>
          <table:table-cell table:style-name="ce230">
            <text:p text:style-name="P271"><text:span text:style-name="T255">-</text:span><text:span/></text:p>
          </table:table-cell>
          <table:table-cell table:style-name="ce231">
            <text:p text:style-name="P272"><text:span text:style-name="T256">-</text:span><text:span/></text:p>
          </table:table-cell>
        </table:table-row>
        <table:table-row table:style-name="ro8">
          <table:table-cell table:style-name="ce232">
            <text:p text:style-name="P273"><text:span text:style-name="T257">JB</text:span><text:span/></text:p>
          </table:table-cell>
          <table:table-cell table:style-name="ce233">
            <text:p text:style-name="P274"><text:span text:style-name="T258">0</text:span><text:span/></text:p>
          </table:table-cell>
          <table:table-cell table:style-name="ce234">
            <text:p text:style-name="P275"><text:span text:style-name="T259">0</text:span><text:span/></text:p>
          </table:table-cell>
          <table:table-cell table:style-name="ce235">
            <text:p text:style-name="P276"><text:span text:style-name="T260">1</text:span><text:span/></text:p>
          </table:table-cell>
          <table:table-cell table:style-name="ce236">
            <text:p text:style-name="P277"><text:span text:style-name="T261">Op</text:span><text:span/></text:p>
          </table:table-cell>
          <table:table-cell table:style-name="ce237">
            <text:p text:style-name="P278"><text:span text:style-name="T262">Op</text:span><text:span/></text:p>
          </table:table-cell>
          <table:table-cell table:style-name="ce238">
            <text:p text:style-name="P279"><text:span text:style-name="T263">Op</text:span><text:span/></text:p>
          </table:table-cell>
          <table:table-cell table:style-name="ce239">
            <text:p text:style-name="P280"><text:span text:style-name="T264">Op</text:span><text:span/></text:p>
          </table:table-cell>
          <table:table-cell table:style-name="ce240">
            <text:p text:style-name="P281"><text:span text:style-name="T265">Op</text:span><text:span/></text:p>
          </table:table-cell>
          <table:table-cell table:style-name="ce241">
            <text:p text:style-name="P282"><text:span text:style-name="T266">Op</text:span><text:span/></text:p>
          </table:table-cell>
          <table:table-cell table:style-name="ce242">
            <text:p text:style-name="P283"><text:span text:style-name="T267">Op</text:span><text:span/></text:p>
          </table:table-cell>
          <table:table-cell table:style-name="ce243">
            <text:p text:style-name="P284"><text:span text:style-name="T268">Op</text:span><text:span/></text:p>
          </table:table-cell>
          <table:table-cell table:style-name="ce244">
            <text:p text:style-name="P285"><text:span text:style-name="T269">Op</text:span><text:span/></text:p>
          </table:table-cell>
          <table:table-cell table:style-name="ce245">
            <text:p text:style-name="P286"><text:span text:style-name="T270">Op</text:span><text:span/></text:p>
          </table:table-cell>
          <table:table-cell table:style-name="ce246">
            <text:p text:style-name="P287"><text:span text:style-name="T271">1</text:span><text:span/></text:p>
          </table:table-cell>
          <table:table-cell table:style-name="ce247">
            <text:p text:style-name="P288"><text:span text:style-name="T272">0</text:span><text:span/></text:p>
          </table:table-cell>
          <table:table-cell table:style-name="ce248">
            <text:p text:style-name="P289"><text:span text:style-name="T273">1</text:span><text:span/></text:p>
          </table:table-cell>
          <table:table-cell table:style-name="ce249">
            <text:p text:style-name="P290"><text:span text:style-name="T274">D</text:span><text:span/></text:p>
          </table:table-cell>
          <table:table-cell table:style-name="ce250">
            <text:p text:style-name="P291"><text:span text:style-name="T275">D</text:span><text:span/></text:p>
          </table:table-cell>
          <table:table-cell table:style-name="ce251">
            <text:p text:style-name="P292"><text:span text:style-name="T276">D</text:span><text:span/></text:p>
          </table:table-cell>
          <table:table-cell table:style-name="ce252">
            <text:p text:style-name="P293"><text:span text:style-name="T277">D</text:span><text:span/></text:p>
          </table:table-cell>
          <table:table-cell table:style-name="ce253">
            <text:p text:style-name="P294"><text:span text:style-name="T278">D</text:span><text:span/></text:p>
          </table:table-cell>
          <table:table-cell table:style-name="ce254">
            <text:p text:style-name="P295"><text:span text:style-name="T279">D</text:span><text:span/></text:p>
          </table:table-cell>
          <table:table-cell table:style-name="ce255">
            <text:p text:style-name="P296"><text:span text:style-name="T280">D</text:span><text:span/></text:p>
          </table:table-cell>
          <table:table-cell table:style-name="ce256">
            <text:p text:style-name="P297"><text:span text:style-name="T281">D</text:span><text:span/></text:p>
          </table:table-cell>
          <table:table-cell table:style-name="ce257">
            <text:p text:style-name="P298"><text:span text:style-name="T282">D</text:span><text:span/></text:p>
          </table:table-cell>
          <table:table-cell table:style-name="ce258">
            <text:p text:style-name="P299"><text:span text:style-name="T283">D</text:span><text:span/></text:p>
          </table:table-cell>
          <table:table-cell table:style-name="ce259">
            <text:p text:style-name="P300"><text:span text:style-name="T284">-</text:span><text:span/></text:p>
          </table:table-cell>
          <table:table-cell table:style-name="ce260">
            <text:p text:style-name="P301"><text:span text:style-name="T285">-</text:span><text:span/></text:p>
          </table:table-cell>
          <table:table-cell table:style-name="ce261">
            <text:p text:style-name="P302"><text:span text:style-name="T286">-</text:span><text:span/></text:p>
          </table:table-cell>
          <table:table-cell table:style-name="ce262">
            <text:p text:style-name="P303"><text:span text:style-name="T287">-</text:span><text:span/></text:p>
          </table:table-cell>
          <table:table-cell table:style-name="ce263">
            <text:p text:style-name="P304"><text:span text:style-name="T288">-</text:span><text:span/></text:p>
          </table:table-cell>
          <table:table-cell table:style-name="ce264">
            <text:p text:style-name="P305"><text:span text:style-name="T289">-</text:span><text:span/></text:p>
          </table:table-cell>
        </table:table-row>
        <table:table-row table:style-name="ro9">
          <table:table-cell table:style-name="ce265">
            <text:p text:style-name="P306"><text:span text:style-name="T290">JBE</text:span><text:span/></text:p>
          </table:table-cell>
          <table:table-cell table:style-name="ce266">
            <text:p text:style-name="P307"><text:span text:style-name="T291">0</text:span><text:span/></text:p>
          </table:table-cell>
          <table:table-cell table:style-name="ce267">
            <text:p text:style-name="P308"><text:span text:style-name="T292">0</text:span><text:span/></text:p>
          </table:table-cell>
          <table:table-cell table:style-name="ce268">
            <text:p text:style-name="P309"><text:span text:style-name="T293">1</text:span><text:span/></text:p>
          </table:table-cell>
          <table:table-cell table:style-name="ce269">
            <text:p text:style-name="P310"><text:span text:style-name="T294">Op</text:span><text:span/></text:p>
          </table:table-cell>
          <table:table-cell table:style-name="ce270">
            <text:p text:style-name="P311"><text:span text:style-name="T295">Op</text:span><text:span/></text:p>
          </table:table-cell>
          <table:table-cell table:style-name="ce271">
            <text:p text:style-name="P312"><text:span text:style-name="T296">Op</text:span><text:span/></text:p>
          </table:table-cell>
          <table:table-cell table:style-name="ce272">
            <text:p text:style-name="P313"><text:span text:style-name="T297">Op</text:span><text:span/></text:p>
          </table:table-cell>
          <table:table-cell table:style-name="ce273">
            <text:p text:style-name="P314"><text:span text:style-name="T298">Op</text:span><text:span/></text:p>
          </table:table-cell>
          <table:table-cell table:style-name="ce274">
            <text:p text:style-name="P315"><text:span text:style-name="T299">Op</text:span><text:span/></text:p>
          </table:table-cell>
          <table:table-cell table:style-name="ce275">
            <text:p text:style-name="P316"><text:span text:style-name="T300">Op</text:span><text:span/></text:p>
          </table:table-cell>
          <table:table-cell table:style-name="ce276">
            <text:p text:style-name="P317"><text:span text:style-name="T301">Op</text:span><text:span/></text:p>
          </table:table-cell>
          <table:table-cell table:style-name="ce277">
            <text:p text:style-name="P318"><text:span text:style-name="T302">Op</text:span><text:span/></text:p>
          </table:table-cell>
          <table:table-cell table:style-name="ce278">
            <text:p text:style-name="P319"><text:span text:style-name="T303">Op</text:span><text:span/></text:p>
          </table:table-cell>
          <table:table-cell table:style-name="ce279">
            <text:p text:style-name="P320"><text:span text:style-name="T304">1</text:span><text:span/></text:p>
          </table:table-cell>
          <table:table-cell table:style-name="ce280">
            <text:p text:style-name="P321"><text:span text:style-name="T305">1</text:span><text:span/></text:p>
          </table:table-cell>
          <table:table-cell table:style-name="ce281">
            <text:p text:style-name="P322"><text:span text:style-name="T306">0</text:span><text:span/></text:p>
          </table:table-cell>
          <table:table-cell table:style-name="ce282">
            <text:p text:style-name="P323"><text:span text:style-name="T307">D</text:span><text:span/></text:p>
          </table:table-cell>
          <table:table-cell table:style-name="ce283">
            <text:p text:style-name="P324"><text:span text:style-name="T308">D</text:span><text:span/></text:p>
          </table:table-cell>
          <table:table-cell table:style-name="ce284">
            <text:p text:style-name="P325"><text:span text:style-name="T309">D</text:span><text:span/></text:p>
          </table:table-cell>
          <table:table-cell table:style-name="ce285">
            <text:p text:style-name="P326"><text:span text:style-name="T310">D</text:span><text:span/></text:p>
          </table:table-cell>
          <table:table-cell table:style-name="ce286">
            <text:p text:style-name="P327"><text:span text:style-name="T311">D</text:span><text:span/></text:p>
          </table:table-cell>
          <table:table-cell table:style-name="ce287">
            <text:p text:style-name="P328"><text:span text:style-name="T312">D</text:span><text:span/></text:p>
          </table:table-cell>
          <table:table-cell table:style-name="ce288">
            <text:p text:style-name="P329"><text:span text:style-name="T313">D</text:span><text:span/></text:p>
          </table:table-cell>
          <table:table-cell table:style-name="ce289">
            <text:p text:style-name="P330"><text:span text:style-name="T314">D</text:span><text:span/></text:p>
          </table:table-cell>
          <table:table-cell table:style-name="ce290">
            <text:p text:style-name="P331"><text:span text:style-name="T315">D</text:span><text:span/></text:p>
          </table:table-cell>
          <table:table-cell table:style-name="ce291">
            <text:p text:style-name="P332"><text:span text:style-name="T316">D</text:span><text:span/></text:p>
          </table:table-cell>
          <table:table-cell table:style-name="ce292">
            <text:p text:style-name="P333"><text:span text:style-name="T317">-</text:span><text:span/></text:p>
          </table:table-cell>
          <table:table-cell table:style-name="ce293">
            <text:p text:style-name="P334"><text:span text:style-name="T318">-</text:span><text:span/></text:p>
          </table:table-cell>
          <table:table-cell table:style-name="ce294">
            <text:p text:style-name="P335"><text:span text:style-name="T319">-</text:span><text:span/></text:p>
          </table:table-cell>
          <table:table-cell table:style-name="ce295">
            <text:p text:style-name="P336"><text:span text:style-name="T320">-</text:span><text:span/></text:p>
          </table:table-cell>
          <table:table-cell table:style-name="ce296">
            <text:p text:style-name="P337"><text:span text:style-name="T321">-</text:span><text:span/></text:p>
          </table:table-cell>
          <table:table-cell table:style-name="ce297">
            <text:p text:style-name="P338"><text:span text:style-name="T322">-</text:span><text:span/></text:p>
          </table:table-cell>
        </table:table-row>
        <table:table-row table:style-name="ro10">
          <table:table-cell table:style-name="ce298">
            <text:p text:style-name="P339"><text:span text:style-name="T323">-</text:span><text:span/></text:p>
          </table:table-cell>
          <table:table-cell table:style-name="ce299">
            <text:p text:style-name="P340"><text:span text:style-name="T324">0</text:span><text:span/></text:p>
          </table:table-cell>
          <table:table-cell table:style-name="ce300">
            <text:p text:style-name="P341"><text:span text:style-name="T325">0</text:span><text:span/></text:p>
          </table:table-cell>
          <table:table-cell table:style-name="ce301">
            <text:p text:style-name="P342"><text:span text:style-name="T326">1</text:span><text:span/></text:p>
          </table:table-cell>
          <table:table-cell table:style-name="ce302">
            <text:p text:style-name="P343"><text:span text:style-name="T327">Op</text:span><text:span/></text:p>
          </table:table-cell>
          <table:table-cell table:style-name="ce303">
            <text:p text:style-name="P344"><text:span text:style-name="T328">Op</text:span><text:span/></text:p>
          </table:table-cell>
          <table:table-cell table:style-name="ce304">
            <text:p text:style-name="P345"><text:span text:style-name="T329">Op</text:span><text:span/></text:p>
          </table:table-cell>
          <table:table-cell table:style-name="ce305">
            <text:p text:style-name="P346"><text:span text:style-name="T330">Op</text:span><text:span/></text:p>
          </table:table-cell>
          <table:table-cell table:style-name="ce306">
            <text:p text:style-name="P347"><text:span text:style-name="T331">Op</text:span><text:span/></text:p>
          </table:table-cell>
          <table:table-cell table:style-name="ce307">
            <text:p text:style-name="P348"><text:span text:style-name="T332">Op</text:span><text:span/></text:p>
          </table:table-cell>
          <table:table-cell table:style-name="ce308">
            <text:p text:style-name="P349"><text:span text:style-name="T333">Op</text:span><text:span/></text:p>
          </table:table-cell>
          <table:table-cell table:style-name="ce309">
            <text:p text:style-name="P350"><text:span text:style-name="T334">Op</text:span><text:span/></text:p>
          </table:table-cell>
          <table:table-cell table:style-name="ce310">
            <text:p text:style-name="P351"><text:span text:style-name="T335">Op</text:span><text:span/></text:p>
          </table:table-cell>
          <table:table-cell table:style-name="ce311">
            <text:p text:style-name="P352"><text:span text:style-name="T336">Op</text:span><text:span/></text:p>
          </table:table-cell>
          <table:table-cell table:style-name="ce312">
            <text:p text:style-name="P353"><text:span text:style-name="T337">1</text:span><text:span/></text:p>
          </table:table-cell>
          <table:table-cell table:style-name="ce313">
            <text:p text:style-name="P354"><text:span text:style-name="T338">1</text:span><text:span/></text:p>
          </table:table-cell>
          <table:table-cell table:style-name="ce314">
            <text:p text:style-name="P355"><text:span text:style-name="T339">1</text:span><text:span/></text:p>
          </table:table-cell>
          <table:table-cell table:style-name="ce315">
            <text:p text:style-name="P356"><text:span text:style-name="T340">-</text:span><text:span/></text:p>
          </table:table-cell>
          <table:table-cell table:style-name="ce316">
            <text:p text:style-name="P357"><text:span text:style-name="T341">-</text:span><text:span/></text:p>
          </table:table-cell>
          <table:table-cell table:style-name="ce317">
            <text:p text:style-name="P358"><text:span text:style-name="T342">-</text:span><text:span/></text:p>
          </table:table-cell>
          <table:table-cell table:style-name="ce318">
            <text:p text:style-name="P359"><text:span text:style-name="T343">-</text:span><text:span/></text:p>
          </table:table-cell>
          <table:table-cell table:style-name="ce319">
            <text:p text:style-name="P360"><text:span text:style-name="T344">-</text:span><text:span/></text:p>
          </table:table-cell>
          <table:table-cell table:style-name="ce320">
            <text:p text:style-name="P361"><text:span text:style-name="T345">-</text:span><text:span/></text:p>
          </table:table-cell>
          <table:table-cell table:style-name="ce321">
            <text:p text:style-name="P362"><text:span text:style-name="T346">-</text:span><text:span/></text:p>
          </table:table-cell>
          <table:table-cell table:style-name="ce322">
            <text:p text:style-name="P363"><text:span text:style-name="T347">-</text:span><text:span/></text:p>
          </table:table-cell>
          <table:table-cell table:style-name="ce323">
            <text:p text:style-name="P364"><text:span text:style-name="T348">-</text:span><text:span/></text:p>
          </table:table-cell>
          <table:table-cell table:style-name="ce324">
            <text:p text:style-name="P365"><text:span text:style-name="T349">-</text:span><text:span/></text:p>
          </table:table-cell>
          <table:table-cell table:style-name="ce325">
            <text:p text:style-name="P366"><text:span text:style-name="T350">-</text:span><text:span/></text:p>
          </table:table-cell>
          <table:table-cell table:style-name="ce326">
            <text:p text:style-name="P367"><text:span text:style-name="T351">-</text:span><text:span/></text:p>
          </table:table-cell>
          <table:table-cell table:style-name="ce327">
            <text:p text:style-name="P368"><text:span text:style-name="T352">-</text:span><text:span/></text:p>
          </table:table-cell>
          <table:table-cell table:style-name="ce328">
            <text:p text:style-name="P369"><text:span text:style-name="T353">-</text:span><text:span/></text:p>
          </table:table-cell>
          <table:table-cell table:style-name="ce329">
            <text:p text:style-name="P370"><text:span text:style-name="T354">-</text:span><text:span/></text:p>
          </table:table-cell>
          <table:table-cell table:style-name="ce330">
            <text:p text:style-name="P371"><text:span text:style-name="T355">-</text:span><text:span/></text:p>
          </table:table-cell>
        </table:table-row>
        <table:table-row table:style-name="ro11">
          <table:table-cell table:style-name="ce331">
            <text:p text:style-name="P372"><text:span text:style-name="T356">MOV</text:span><text:span/></text:p>
          </table:table-cell>
          <table:table-cell table:style-name="ce332">
            <text:p text:style-name="P373"><text:span text:style-name="T357">0</text:span><text:span/></text:p>
          </table:table-cell>
          <table:table-cell table:style-name="ce333">
            <text:p text:style-name="P374"><text:span text:style-name="T358">1</text:span><text:span/></text:p>
          </table:table-cell>
          <table:table-cell table:style-name="ce334">
            <text:p text:style-name="P375"><text:span text:style-name="T359">Op</text:span><text:span/></text:p>
          </table:table-cell>
          <table:table-cell table:style-name="ce335">
            <text:p text:style-name="P376"><text:span text:style-name="T360">Op</text:span><text:span/></text:p>
          </table:table-cell>
          <table:table-cell table:style-name="ce336">
            <text:p text:style-name="P377"><text:span text:style-name="T361">Op</text:span><text:span/></text:p>
          </table:table-cell>
          <table:table-cell table:style-name="ce337">
            <text:p text:style-name="P378"><text:span text:style-name="T362">Op</text:span><text:span/></text:p>
          </table:table-cell>
          <table:table-cell table:style-name="ce338">
            <text:p text:style-name="P379"><text:span text:style-name="T363">Op</text:span><text:span/></text:p>
          </table:table-cell>
          <table:table-cell table:style-name="ce339">
            <text:p text:style-name="P380"><text:span text:style-name="T364">Op</text:span><text:span/></text:p>
          </table:table-cell>
          <table:table-cell table:style-name="ce340">
            <text:p text:style-name="P381"><text:span text:style-name="T365">Op</text:span><text:span/></text:p>
          </table:table-cell>
          <table:table-cell table:style-name="ce341">
            <text:p text:style-name="P382"><text:span text:style-name="T366">Op</text:span><text:span/></text:p>
          </table:table-cell>
          <table:table-cell table:style-name="ce342">
            <text:p text:style-name="P383"><text:span text:style-name="T367">Op</text:span><text:span/></text:p>
          </table:table-cell>
          <table:table-cell table:style-name="ce343">
            <text:p text:style-name="P384"><text:span text:style-name="T368">Op</text:span><text:span/></text:p>
          </table:table-cell>
          <table:table-cell table:style-name="ce344">
            <text:p text:style-name="P385"><text:span text:style-name="T369">Op</text:span><text:span/></text:p>
          </table:table-cell>
          <table:table-cell table:style-name="ce345">
            <text:p text:style-name="P386"><text:span text:style-name="T370">0</text:span><text:span/></text:p>
          </table:table-cell>
          <table:table-cell table:style-name="ce346">
            <text:p text:style-name="P387"><text:span text:style-name="T371">0</text:span><text:span/></text:p>
          </table:table-cell>
          <table:table-cell table:style-name="ce347">
            <text:p text:style-name="P388"><text:span text:style-name="T372">0</text:span><text:span/></text:p>
          </table:table-cell>
          <table:table-cell table:style-name="ce348">
            <text:p text:style-name="P389"><text:span text:style-name="T373">-</text:span><text:span/></text:p>
          </table:table-cell>
          <table:table-cell table:style-name="ce349">
            <text:p text:style-name="P390"><text:span text:style-name="T374">-</text:span><text:span/></text:p>
          </table:table-cell>
          <table:table-cell table:style-name="ce350">
            <text:p text:style-name="P391"><text:span text:style-name="T375">-</text:span><text:span/></text:p>
          </table:table-cell>
          <table:table-cell table:style-name="ce351">
            <text:p text:style-name="P392"><text:span text:style-name="T376">-</text:span><text:span/></text:p>
          </table:table-cell>
          <table:table-cell table:style-name="ce352">
            <text:p text:style-name="P393"><text:span text:style-name="T377">R1</text:span><text:span/></text:p>
          </table:table-cell>
          <table:table-cell table:style-name="ce353">
            <text:p text:style-name="P394"><text:span text:style-name="T378">R1</text:span><text:span/></text:p>
          </table:table-cell>
          <table:table-cell table:style-name="ce354">
            <text:p text:style-name="P395"><text:span text:style-name="T379">R1</text:span><text:span/></text:p>
          </table:table-cell>
          <table:table-cell table:style-name="ce355">
            <text:p text:style-name="P396"><text:span text:style-name="T380">R1</text:span><text:span/></text:p>
          </table:table-cell>
          <table:table-cell table:style-name="ce356">
            <text:p text:style-name="P397"><text:span text:style-name="T381">-</text:span><text:span/></text:p>
          </table:table-cell>
          <table:table-cell table:style-name="ce357">
            <text:p text:style-name="P398"><text:span text:style-name="T382">-</text:span><text:span/></text:p>
          </table:table-cell>
          <table:table-cell table:style-name="ce358">
            <text:p text:style-name="P399"><text:span text:style-name="T383">-</text:span><text:span/></text:p>
          </table:table-cell>
          <table:table-cell table:style-name="ce359">
            <text:p text:style-name="P400"><text:span text:style-name="T384">-</text:span><text:span/></text:p>
          </table:table-cell>
          <table:table-cell table:style-name="ce360">
            <text:p text:style-name="P401"><text:span text:style-name="T385">R3</text:span><text:span/></text:p>
          </table:table-cell>
          <table:table-cell table:style-name="ce361">
            <text:p text:style-name="P402"><text:span text:style-name="T386">R3</text:span><text:span/></text:p>
          </table:table-cell>
          <table:table-cell table:style-name="ce362">
            <text:p text:style-name="P403"><text:span text:style-name="T387">R3</text:span><text:span/></text:p>
          </table:table-cell>
          <table:table-cell table:style-name="ce363">
            <text:p text:style-name="P404"><text:span text:style-name="T388">R3</text:span><text:span/></text:p>
          </table:table-cell>
        </table:table-row>
        <table:table-row table:style-name="ro12">
          <table:table-cell table:style-name="ce364">
            <text:p text:style-name="P405"><text:span text:style-name="T389">NOT</text:span><text:span/></text:p>
          </table:table-cell>
          <table:table-cell table:style-name="ce365">
            <text:p text:style-name="P406"><text:span text:style-name="T390">0</text:span><text:span/></text:p>
          </table:table-cell>
          <table:table-cell table:style-name="ce366">
            <text:p text:style-name="P407"><text:span text:style-name="T391">1</text:span><text:span/></text:p>
          </table:table-cell>
          <table:table-cell table:style-name="ce367">
            <text:p text:style-name="P408"><text:span text:style-name="T392">Op</text:span><text:span/></text:p>
          </table:table-cell>
          <table:table-cell table:style-name="ce368">
            <text:p text:style-name="P409"><text:span text:style-name="T393">Op</text:span><text:span/></text:p>
          </table:table-cell>
          <table:table-cell table:style-name="ce369">
            <text:p text:style-name="P410"><text:span text:style-name="T394">Op</text:span><text:span/></text:p>
          </table:table-cell>
          <table:table-cell table:style-name="ce370">
            <text:p text:style-name="P411"><text:span text:style-name="T395">Op</text:span><text:span/></text:p>
          </table:table-cell>
          <table:table-cell table:style-name="ce371">
            <text:p text:style-name="P412"><text:span text:style-name="T396">Op</text:span><text:span/></text:p>
          </table:table-cell>
          <table:table-cell table:style-name="ce372">
            <text:p text:style-name="P413"><text:span text:style-name="T397">Op</text:span><text:span/></text:p>
          </table:table-cell>
          <table:table-cell table:style-name="ce373">
            <text:p text:style-name="P414"><text:span text:style-name="T398">Op</text:span><text:span/></text:p>
          </table:table-cell>
          <table:table-cell table:style-name="ce374">
            <text:p text:style-name="P415"><text:span text:style-name="T399">Op</text:span><text:span/></text:p>
          </table:table-cell>
          <table:table-cell table:style-name="ce375">
            <text:p text:style-name="P416"><text:span text:style-name="T400">Op</text:span><text:span/></text:p>
          </table:table-cell>
          <table:table-cell table:style-name="ce376">
            <text:p text:style-name="P417"><text:span text:style-name="T401">Op</text:span><text:span/></text:p>
          </table:table-cell>
          <table:table-cell table:style-name="ce377">
            <text:p text:style-name="P418"><text:span text:style-name="T402">Op</text:span><text:span/></text:p>
          </table:table-cell>
          <table:table-cell table:style-name="ce378">
            <text:p text:style-name="P419"><text:span text:style-name="T403">0</text:span><text:span/></text:p>
          </table:table-cell>
          <table:table-cell table:style-name="ce379">
            <text:p text:style-name="P420"><text:span text:style-name="T404">0</text:span><text:span/></text:p>
          </table:table-cell>
          <table:table-cell table:style-name="ce380">
            <text:p text:style-name="P421"><text:span text:style-name="T405">1</text:span><text:span/></text:p>
          </table:table-cell>
          <table:table-cell table:style-name="ce381">
            <text:p text:style-name="P422"><text:span text:style-name="T406">-</text:span><text:span/></text:p>
          </table:table-cell>
          <table:table-cell table:style-name="ce382">
            <text:p text:style-name="P423"><text:span text:style-name="T407">-</text:span><text:span/></text:p>
          </table:table-cell>
          <table:table-cell table:style-name="ce383">
            <text:p text:style-name="P424"><text:span text:style-name="T408">-</text:span><text:span/></text:p>
          </table:table-cell>
          <table:table-cell table:style-name="ce384">
            <text:p text:style-name="P425"><text:span text:style-name="T409">-</text:span><text:span/></text:p>
          </table:table-cell>
          <table:table-cell table:style-name="ce385">
            <text:p text:style-name="P426"><text:span text:style-name="T410">R1</text:span><text:span/></text:p>
          </table:table-cell>
          <table:table-cell table:style-name="ce386">
            <text:p text:style-name="P427"><text:span text:style-name="T411">R1</text:span><text:span/></text:p>
          </table:table-cell>
          <table:table-cell table:style-name="ce387">
            <text:p text:style-name="P428"><text:span text:style-name="T412">R1</text:span><text:span/></text:p>
          </table:table-cell>
          <table:table-cell table:style-name="ce388">
            <text:p text:style-name="P429"><text:span text:style-name="T413">R1</text:span><text:span/></text:p>
          </table:table-cell>
          <table:table-cell table:style-name="ce389">
            <text:p text:style-name="P430"><text:span text:style-name="T414">-</text:span><text:span/></text:p>
          </table:table-cell>
          <table:table-cell table:style-name="ce390">
            <text:p text:style-name="P431"><text:span text:style-name="T415">-</text:span><text:span/></text:p>
          </table:table-cell>
          <table:table-cell table:style-name="ce391">
            <text:p text:style-name="P432"><text:span text:style-name="T416">-</text:span><text:span/></text:p>
          </table:table-cell>
          <table:table-cell table:style-name="ce392">
            <text:p text:style-name="P433"><text:span text:style-name="T417">-</text:span><text:span/></text:p>
          </table:table-cell>
          <table:table-cell table:style-name="ce393">
            <text:p text:style-name="P434"><text:span text:style-name="T418">R3</text:span><text:span/></text:p>
          </table:table-cell>
          <table:table-cell table:style-name="ce394">
            <text:p text:style-name="P435"><text:span text:style-name="T419">R3</text:span><text:span/></text:p>
          </table:table-cell>
          <table:table-cell table:style-name="ce395">
            <text:p text:style-name="P436"><text:span text:style-name="T420">R3</text:span><text:span/></text:p>
          </table:table-cell>
          <table:table-cell table:style-name="ce396">
            <text:p text:style-name="P437"><text:span text:style-name="T421">R3</text:span><text:span/></text:p>
          </table:table-cell>
        </table:table-row>
        <table:table-row table:style-name="ro13">
          <table:table-cell table:style-name="ce397">
            <text:p text:style-name="P438"><text:span text:style-name="T422">SUM</text:span><text:span/></text:p>
          </table:table-cell>
          <table:table-cell table:style-name="ce398">
            <text:p text:style-name="P439"><text:span text:style-name="T423">0</text:span><text:span/></text:p>
          </table:table-cell>
          <table:table-cell table:style-name="ce399">
            <text:p text:style-name="P440"><text:span text:style-name="T424">1</text:span><text:span/></text:p>
          </table:table-cell>
          <table:table-cell table:style-name="ce400">
            <text:p text:style-name="P441"><text:span text:style-name="T425">Op</text:span><text:span/></text:p>
          </table:table-cell>
          <table:table-cell table:style-name="ce401">
            <text:p text:style-name="P442"><text:span text:style-name="T426">Op</text:span><text:span/></text:p>
          </table:table-cell>
          <table:table-cell table:style-name="ce402">
            <text:p text:style-name="P443"><text:span text:style-name="T427">Op</text:span><text:span/></text:p>
          </table:table-cell>
          <table:table-cell table:style-name="ce403">
            <text:p text:style-name="P444"><text:span text:style-name="T428">Op</text:span><text:span/></text:p>
          </table:table-cell>
          <table:table-cell table:style-name="ce404">
            <text:p text:style-name="P445"><text:span text:style-name="T429">Op</text:span><text:span/></text:p>
          </table:table-cell>
          <table:table-cell table:style-name="ce405">
            <text:p text:style-name="P446"><text:span text:style-name="T430">Op</text:span><text:span/></text:p>
          </table:table-cell>
          <table:table-cell table:style-name="ce406">
            <text:p text:style-name="P447"><text:span text:style-name="T431">Op</text:span><text:span/></text:p>
          </table:table-cell>
          <table:table-cell table:style-name="ce407">
            <text:p text:style-name="P448"><text:span text:style-name="T432">Op</text:span><text:span/></text:p>
          </table:table-cell>
          <table:table-cell table:style-name="ce408">
            <text:p text:style-name="P449"><text:span text:style-name="T433">Op</text:span><text:span/></text:p>
          </table:table-cell>
          <table:table-cell table:style-name="ce409">
            <text:p text:style-name="P450"><text:span text:style-name="T434">Op</text:span><text:span/></text:p>
          </table:table-cell>
          <table:table-cell table:style-name="ce410">
            <text:p text:style-name="P451"><text:span text:style-name="T435">Op</text:span><text:span/></text:p>
          </table:table-cell>
          <table:table-cell table:style-name="ce411">
            <text:p text:style-name="P452"><text:span text:style-name="T436">0</text:span><text:span/></text:p>
          </table:table-cell>
          <table:table-cell table:style-name="ce412">
            <text:p text:style-name="P453"><text:span text:style-name="T437">1</text:span><text:span/></text:p>
          </table:table-cell>
          <table:table-cell table:style-name="ce413">
            <text:p text:style-name="P454"><text:span text:style-name="T438">0</text:span><text:span/></text:p>
          </table:table-cell>
          <table:table-cell table:style-name="ce414">
            <text:p text:style-name="P455"><text:span text:style-name="T439">-</text:span><text:span/></text:p>
          </table:table-cell>
          <table:table-cell table:style-name="ce415">
            <text:p text:style-name="P456"><text:span text:style-name="T440">-</text:span><text:span/></text:p>
          </table:table-cell>
          <table:table-cell table:style-name="ce416">
            <text:p text:style-name="P457"><text:span text:style-name="T441">-</text:span><text:span/></text:p>
          </table:table-cell>
          <table:table-cell table:style-name="ce417">
            <text:p text:style-name="P458"><text:span text:style-name="T442">-</text:span><text:span/></text:p>
          </table:table-cell>
          <table:table-cell table:style-name="ce418">
            <text:p text:style-name="P459"><text:span text:style-name="T443">R1</text:span><text:span/></text:p>
          </table:table-cell>
          <table:table-cell table:style-name="ce419">
            <text:p text:style-name="P460"><text:span text:style-name="T444">R1</text:span><text:span/></text:p>
          </table:table-cell>
          <table:table-cell table:style-name="ce420">
            <text:p text:style-name="P461"><text:span text:style-name="T445">R1</text:span><text:span/></text:p>
          </table:table-cell>
          <table:table-cell table:style-name="ce421">
            <text:p text:style-name="P462"><text:span text:style-name="T446">R1</text:span><text:span/></text:p>
          </table:table-cell>
          <table:table-cell table:style-name="ce422">
            <text:p text:style-name="P463"><text:span text:style-name="T447">R2</text:span><text:span/></text:p>
          </table:table-cell>
          <table:table-cell table:style-name="ce423">
            <text:p text:style-name="P464"><text:span text:style-name="T448">R2</text:span><text:span/></text:p>
          </table:table-cell>
          <table:table-cell table:style-name="ce424">
            <text:p text:style-name="P465"><text:span text:style-name="T449">R2</text:span><text:span/></text:p>
          </table:table-cell>
          <table:table-cell table:style-name="ce425">
            <text:p text:style-name="P466"><text:span text:style-name="T450">R2</text:span><text:span/></text:p>
          </table:table-cell>
          <table:table-cell table:style-name="ce426">
            <text:p text:style-name="P467"><text:span text:style-name="T451">R3</text:span><text:span/></text:p>
          </table:table-cell>
          <table:table-cell table:style-name="ce427">
            <text:p text:style-name="P468"><text:span text:style-name="T452">R3</text:span><text:span/></text:p>
          </table:table-cell>
          <table:table-cell table:style-name="ce428">
            <text:p text:style-name="P469"><text:span text:style-name="T453">R3</text:span><text:span/></text:p>
          </table:table-cell>
          <table:table-cell table:style-name="ce429">
            <text:p text:style-name="P470"><text:span text:style-name="T454">R3</text:span><text:span/></text:p>
          </table:table-cell>
        </table:table-row>
        <table:table-row table:style-name="ro14">
          <table:table-cell table:style-name="ce430">
            <text:p text:style-name="P471"><text:span text:style-name="T455">SUB</text:span><text:span/></text:p>
          </table:table-cell>
          <table:table-cell table:style-name="ce431">
            <text:p text:style-name="P472"><text:span text:style-name="T456">0</text:span><text:span/></text:p>
          </table:table-cell>
          <table:table-cell table:style-name="ce432">
            <text:p text:style-name="P473"><text:span text:style-name="T457">1</text:span><text:span/></text:p>
          </table:table-cell>
          <table:table-cell table:style-name="ce433">
            <text:p text:style-name="P474"><text:span text:style-name="T458">Op</text:span><text:span/></text:p>
          </table:table-cell>
          <table:table-cell table:style-name="ce434">
            <text:p text:style-name="P475"><text:span text:style-name="T459">Op</text:span><text:span/></text:p>
          </table:table-cell>
          <table:table-cell table:style-name="ce435">
            <text:p text:style-name="P476"><text:span text:style-name="T460">Op</text:span><text:span/></text:p>
          </table:table-cell>
          <table:table-cell table:style-name="ce436">
            <text:p text:style-name="P477"><text:span text:style-name="T461">Op</text:span><text:span/></text:p>
          </table:table-cell>
          <table:table-cell table:style-name="ce437">
            <text:p text:style-name="P478"><text:span text:style-name="T462">Op</text:span><text:span/></text:p>
          </table:table-cell>
          <table:table-cell table:style-name="ce438">
            <text:p text:style-name="P479"><text:span text:style-name="T463">Op</text:span><text:span/></text:p>
          </table:table-cell>
          <table:table-cell table:style-name="ce439">
            <text:p text:style-name="P480"><text:span text:style-name="T464">Op</text:span><text:span/></text:p>
          </table:table-cell>
          <table:table-cell table:style-name="ce440">
            <text:p text:style-name="P481"><text:span text:style-name="T465">Op</text:span><text:span/></text:p>
          </table:table-cell>
          <table:table-cell table:style-name="ce441">
            <text:p text:style-name="P482"><text:span text:style-name="T466">Op</text:span><text:span/></text:p>
          </table:table-cell>
          <table:table-cell table:style-name="ce442">
            <text:p text:style-name="P483"><text:span text:style-name="T467">Op</text:span><text:span/></text:p>
          </table:table-cell>
          <table:table-cell table:style-name="ce443">
            <text:p text:style-name="P484"><text:span text:style-name="T468">Op</text:span><text:span/></text:p>
          </table:table-cell>
          <table:table-cell table:style-name="ce444">
            <text:p text:style-name="P485"><text:span text:style-name="T469">0</text:span><text:span/></text:p>
          </table:table-cell>
          <table:table-cell table:style-name="ce445">
            <text:p text:style-name="P486"><text:span text:style-name="T470">1</text:span><text:span/></text:p>
          </table:table-cell>
          <table:table-cell table:style-name="ce446">
            <text:p text:style-name="P487"><text:span text:style-name="T471">1</text:span><text:span/></text:p>
          </table:table-cell>
          <table:table-cell table:style-name="ce447">
            <text:p text:style-name="P488"><text:span text:style-name="T472">-</text:span><text:span/></text:p>
          </table:table-cell>
          <table:table-cell table:style-name="ce448">
            <text:p text:style-name="P489"><text:span text:style-name="T473">-</text:span><text:span/></text:p>
          </table:table-cell>
          <table:table-cell table:style-name="ce449">
            <text:p text:style-name="P490"><text:span text:style-name="T474">-</text:span><text:span/></text:p>
          </table:table-cell>
          <table:table-cell table:style-name="ce450">
            <text:p text:style-name="P491"><text:span text:style-name="T475">-</text:span><text:span/></text:p>
          </table:table-cell>
          <table:table-cell table:style-name="ce451">
            <text:p text:style-name="P492"><text:span text:style-name="T476">R1</text:span><text:span/></text:p>
          </table:table-cell>
          <table:table-cell table:style-name="ce452">
            <text:p text:style-name="P493"><text:span text:style-name="T477">R1</text:span><text:span/></text:p>
          </table:table-cell>
          <table:table-cell table:style-name="ce453">
            <text:p text:style-name="P494"><text:span text:style-name="T478">R1</text:span><text:span/></text:p>
          </table:table-cell>
          <table:table-cell table:style-name="ce454">
            <text:p text:style-name="P495"><text:span text:style-name="T479">R1</text:span><text:span/></text:p>
          </table:table-cell>
          <table:table-cell table:style-name="ce455">
            <text:p text:style-name="P496"><text:span text:style-name="T480">R2</text:span><text:span/></text:p>
          </table:table-cell>
          <table:table-cell table:style-name="ce456">
            <text:p text:style-name="P497"><text:span text:style-name="T481">R2</text:span><text:span/></text:p>
          </table:table-cell>
          <table:table-cell table:style-name="ce457">
            <text:p text:style-name="P498"><text:span text:style-name="T482">R2</text:span><text:span/></text:p>
          </table:table-cell>
          <table:table-cell table:style-name="ce458">
            <text:p text:style-name="P499"><text:span text:style-name="T483">R2</text:span><text:span/></text:p>
          </table:table-cell>
          <table:table-cell table:style-name="ce459">
            <text:p text:style-name="P500"><text:span text:style-name="T484">R3</text:span><text:span/></text:p>
          </table:table-cell>
          <table:table-cell table:style-name="ce460">
            <text:p text:style-name="P501"><text:span text:style-name="T485">R3</text:span><text:span/></text:p>
          </table:table-cell>
          <table:table-cell table:style-name="ce461">
            <text:p text:style-name="P502"><text:span text:style-name="T486">R3</text:span><text:span/></text:p>
          </table:table-cell>
          <table:table-cell table:style-name="ce462">
            <text:p text:style-name="P503"><text:span text:style-name="T487">R3</text:span><text:span/></text:p>
          </table:table-cell>
        </table:table-row>
        <table:table-row table:style-name="ro15">
          <table:table-cell table:style-name="ce463">
            <text:p text:style-name="P504"><text:span text:style-name="T488">AND</text:span><text:span/></text:p>
          </table:table-cell>
          <table:table-cell table:style-name="ce464">
            <text:p text:style-name="P505"><text:span text:style-name="T489">0</text:span><text:span/></text:p>
          </table:table-cell>
          <table:table-cell table:style-name="ce465">
            <text:p text:style-name="P506"><text:span text:style-name="T490">1</text:span><text:span/></text:p>
          </table:table-cell>
          <table:table-cell table:style-name="ce466">
            <text:p text:style-name="P507"><text:span text:style-name="T491">Op</text:span><text:span/></text:p>
          </table:table-cell>
          <table:table-cell table:style-name="ce467">
            <text:p text:style-name="P508"><text:span text:style-name="T492">Op</text:span><text:span/></text:p>
          </table:table-cell>
          <table:table-cell table:style-name="ce468">
            <text:p text:style-name="P509"><text:span text:style-name="T493">Op</text:span><text:span/></text:p>
          </table:table-cell>
          <table:table-cell table:style-name="ce469">
            <text:p text:style-name="P510"><text:span text:style-name="T494">Op</text:span><text:span/></text:p>
          </table:table-cell>
          <table:table-cell table:style-name="ce470">
            <text:p text:style-name="P511"><text:span text:style-name="T495">Op</text:span><text:span/></text:p>
          </table:table-cell>
          <table:table-cell table:style-name="ce471">
            <text:p text:style-name="P512"><text:span text:style-name="T496">Op</text:span><text:span/></text:p>
          </table:table-cell>
          <table:table-cell table:style-name="ce472">
            <text:p text:style-name="P513"><text:span text:style-name="T497">Op</text:span><text:span/></text:p>
          </table:table-cell>
          <table:table-cell table:style-name="ce473">
            <text:p text:style-name="P514"><text:span text:style-name="T498">Op</text:span><text:span/></text:p>
          </table:table-cell>
          <table:table-cell table:style-name="ce474">
            <text:p text:style-name="P515"><text:span text:style-name="T499">Op</text:span><text:span/></text:p>
          </table:table-cell>
          <table:table-cell table:style-name="ce475">
            <text:p text:style-name="P516"><text:span text:style-name="T500">Op</text:span><text:span/></text:p>
          </table:table-cell>
          <table:table-cell table:style-name="ce476">
            <text:p text:style-name="P517"><text:span text:style-name="T501">Op</text:span><text:span/></text:p>
          </table:table-cell>
          <table:table-cell table:style-name="ce477">
            <text:p text:style-name="P518"><text:span text:style-name="T502">1</text:span><text:span/></text:p>
          </table:table-cell>
          <table:table-cell table:style-name="ce478">
            <text:p text:style-name="P519"><text:span text:style-name="T503">0</text:span><text:span/></text:p>
          </table:table-cell>
          <table:table-cell table:style-name="ce479">
            <text:p text:style-name="P520"><text:span text:style-name="T504">0</text:span><text:span/></text:p>
          </table:table-cell>
          <table:table-cell table:style-name="ce480">
            <text:p text:style-name="P521"><text:span text:style-name="T505">-</text:span><text:span/></text:p>
          </table:table-cell>
          <table:table-cell table:style-name="ce481">
            <text:p text:style-name="P522"><text:span text:style-name="T506">-</text:span><text:span/></text:p>
          </table:table-cell>
          <table:table-cell table:style-name="ce482">
            <text:p text:style-name="P523"><text:span text:style-name="T507">-</text:span><text:span/></text:p>
          </table:table-cell>
          <table:table-cell table:style-name="ce483">
            <text:p text:style-name="P524"><text:span text:style-name="T508">-</text:span><text:span/></text:p>
          </table:table-cell>
          <table:table-cell table:style-name="ce484">
            <text:p text:style-name="P525"><text:span text:style-name="T509">R1</text:span><text:span/></text:p>
          </table:table-cell>
          <table:table-cell table:style-name="ce485">
            <text:p text:style-name="P526"><text:span text:style-name="T510">R1</text:span><text:span/></text:p>
          </table:table-cell>
          <table:table-cell table:style-name="ce486">
            <text:p text:style-name="P527"><text:span text:style-name="T511">R1</text:span><text:span/></text:p>
          </table:table-cell>
          <table:table-cell table:style-name="ce487">
            <text:p text:style-name="P528"><text:span text:style-name="T512">R1</text:span><text:span/></text:p>
          </table:table-cell>
          <table:table-cell table:style-name="ce488">
            <text:p text:style-name="P529"><text:span text:style-name="T513">R2</text:span><text:span/></text:p>
          </table:table-cell>
          <table:table-cell table:style-name="ce489">
            <text:p text:style-name="P530"><text:span text:style-name="T514">R2</text:span><text:span/></text:p>
          </table:table-cell>
          <table:table-cell table:style-name="ce490">
            <text:p text:style-name="P531"><text:span text:style-name="T515">R2</text:span><text:span/></text:p>
          </table:table-cell>
          <table:table-cell table:style-name="ce491">
            <text:p text:style-name="P532"><text:span text:style-name="T516">R2</text:span><text:span/></text:p>
          </table:table-cell>
          <table:table-cell table:style-name="ce492">
            <text:p text:style-name="P533"><text:span text:style-name="T517">R3</text:span><text:span/></text:p>
          </table:table-cell>
          <table:table-cell table:style-name="ce493">
            <text:p text:style-name="P534"><text:span text:style-name="T518">R3</text:span><text:span/></text:p>
          </table:table-cell>
          <table:table-cell table:style-name="ce494">
            <text:p text:style-name="P535"><text:span text:style-name="T519">R3</text:span><text:span/></text:p>
          </table:table-cell>
          <table:table-cell table:style-name="ce495">
            <text:p text:style-name="P536"><text:span text:style-name="T520">R3</text:span><text:span/></text:p>
          </table:table-cell>
        </table:table-row>
        <table:table-row table:style-name="ro16">
          <table:table-cell table:style-name="ce496">
            <text:p text:style-name="P537"><text:span text:style-name="T521">OR</text:span><text:span/></text:p>
          </table:table-cell>
          <table:table-cell table:style-name="ce497">
            <text:p text:style-name="P538"><text:span text:style-name="T522">0</text:span><text:span/></text:p>
          </table:table-cell>
          <table:table-cell table:style-name="ce498">
            <text:p text:style-name="P539"><text:span text:style-name="T523">1</text:span><text:span/></text:p>
          </table:table-cell>
          <table:table-cell table:style-name="ce499">
            <text:p text:style-name="P540"><text:span text:style-name="T524">Op</text:span><text:span/></text:p>
          </table:table-cell>
          <table:table-cell table:style-name="ce500">
            <text:p text:style-name="P541"><text:span text:style-name="T525">Op</text:span><text:span/></text:p>
          </table:table-cell>
          <table:table-cell table:style-name="ce501">
            <text:p text:style-name="P542"><text:span text:style-name="T526">Op</text:span><text:span/></text:p>
          </table:table-cell>
          <table:table-cell table:style-name="ce502">
            <text:p text:style-name="P543"><text:span text:style-name="T527">Op</text:span><text:span/></text:p>
          </table:table-cell>
          <table:table-cell table:style-name="ce503">
            <text:p text:style-name="P544"><text:span text:style-name="T528">Op</text:span><text:span/></text:p>
          </table:table-cell>
          <table:table-cell table:style-name="ce504">
            <text:p text:style-name="P545"><text:span text:style-name="T529">Op</text:span><text:span/></text:p>
          </table:table-cell>
          <table:table-cell table:style-name="ce505">
            <text:p text:style-name="P546"><text:span text:style-name="T530">Op</text:span><text:span/></text:p>
          </table:table-cell>
          <table:table-cell table:style-name="ce506">
            <text:p text:style-name="P547"><text:span text:style-name="T531">Op</text:span><text:span/></text:p>
          </table:table-cell>
          <table:table-cell table:style-name="ce507">
            <text:p text:style-name="P548"><text:span text:style-name="T532">Op</text:span><text:span/></text:p>
          </table:table-cell>
          <table:table-cell table:style-name="ce508">
            <text:p text:style-name="P549"><text:span text:style-name="T533">Op</text:span><text:span/></text:p>
          </table:table-cell>
          <table:table-cell table:style-name="ce509">
            <text:p text:style-name="P550"><text:span text:style-name="T534">Op</text:span><text:span/></text:p>
          </table:table-cell>
          <table:table-cell table:style-name="ce510">
            <text:p text:style-name="P551"><text:span text:style-name="T535">1</text:span><text:span/></text:p>
          </table:table-cell>
          <table:table-cell table:style-name="ce511">
            <text:p text:style-name="P552"><text:span text:style-name="T536">0</text:span><text:span/></text:p>
          </table:table-cell>
          <table:table-cell table:style-name="ce512">
            <text:p text:style-name="P553"><text:span text:style-name="T537">1</text:span><text:span/></text:p>
          </table:table-cell>
          <table:table-cell table:style-name="ce513">
            <text:p text:style-name="P554"><text:span text:style-name="T538">-</text:span><text:span/></text:p>
          </table:table-cell>
          <table:table-cell table:style-name="ce514">
            <text:p text:style-name="P555"><text:span text:style-name="T539">-</text:span><text:span/></text:p>
          </table:table-cell>
          <table:table-cell table:style-name="ce515">
            <text:p text:style-name="P556"><text:span text:style-name="T540">-</text:span><text:span/></text:p>
          </table:table-cell>
          <table:table-cell table:style-name="ce516">
            <text:p text:style-name="P557"><text:span text:style-name="T541">-</text:span><text:span/></text:p>
          </table:table-cell>
          <table:table-cell table:style-name="ce517">
            <text:p text:style-name="P558"><text:span text:style-name="T542">R1</text:span><text:span/></text:p>
          </table:table-cell>
          <table:table-cell table:style-name="ce518">
            <text:p text:style-name="P559"><text:span text:style-name="T543">R1</text:span><text:span/></text:p>
          </table:table-cell>
          <table:table-cell table:style-name="ce519">
            <text:p text:style-name="P560"><text:span text:style-name="T544">R1</text:span><text:span/></text:p>
          </table:table-cell>
          <table:table-cell table:style-name="ce520">
            <text:p text:style-name="P561"><text:span text:style-name="T545">R1</text:span><text:span/></text:p>
          </table:table-cell>
          <table:table-cell table:style-name="ce521">
            <text:p text:style-name="P562"><text:span text:style-name="T546">R2</text:span><text:span/></text:p>
          </table:table-cell>
          <table:table-cell table:style-name="ce522">
            <text:p text:style-name="P563"><text:span text:style-name="T547">R2</text:span><text:span/></text:p>
          </table:table-cell>
          <table:table-cell table:style-name="ce523">
            <text:p text:style-name="P564"><text:span text:style-name="T548">R2</text:span><text:span/></text:p>
          </table:table-cell>
          <table:table-cell table:style-name="ce524">
            <text:p text:style-name="P565"><text:span text:style-name="T549">R2</text:span><text:span/></text:p>
          </table:table-cell>
          <table:table-cell table:style-name="ce525">
            <text:p text:style-name="P566"><text:span text:style-name="T550">R3</text:span><text:span/></text:p>
          </table:table-cell>
          <table:table-cell table:style-name="ce526">
            <text:p text:style-name="P567"><text:span text:style-name="T551">R3</text:span><text:span/></text:p>
          </table:table-cell>
          <table:table-cell table:style-name="ce527">
            <text:p text:style-name="P568"><text:span text:style-name="T552">R3</text:span><text:span/></text:p>
          </table:table-cell>
          <table:table-cell table:style-name="ce528">
            <text:p text:style-name="P569"><text:span text:style-name="T553">R3</text:span><text:span/></text:p>
          </table:table-cell>
        </table:table-row>
        <table:table-row table:style-name="ro17">
          <table:table-cell table:style-name="ce529">
            <text:p text:style-name="P570"><text:span text:style-name="T554">NEGA</text:span><text:span/></text:p>
          </table:table-cell>
          <table:table-cell table:style-name="ce530">
            <text:p text:style-name="P571"><text:span text:style-name="T555">0</text:span><text:span/></text:p>
          </table:table-cell>
          <table:table-cell table:style-name="ce531">
            <text:p text:style-name="P572"><text:span text:style-name="T556">1</text:span><text:span/></text:p>
          </table:table-cell>
          <table:table-cell table:style-name="ce532">
            <text:p text:style-name="P573"><text:span text:style-name="T557">Op</text:span><text:span/></text:p>
          </table:table-cell>
          <table:table-cell table:style-name="ce533">
            <text:p text:style-name="P574"><text:span text:style-name="T558">Op</text:span><text:span/></text:p>
          </table:table-cell>
          <table:table-cell table:style-name="ce534">
            <text:p text:style-name="P575"><text:span text:style-name="T559">Op</text:span><text:span/></text:p>
          </table:table-cell>
          <table:table-cell table:style-name="ce535">
            <text:p text:style-name="P576"><text:span text:style-name="T560">Op</text:span><text:span/></text:p>
          </table:table-cell>
          <table:table-cell table:style-name="ce536">
            <text:p text:style-name="P577"><text:span text:style-name="T561">Op</text:span><text:span/></text:p>
          </table:table-cell>
          <table:table-cell table:style-name="ce537">
            <text:p text:style-name="P578"><text:span text:style-name="T562">Op</text:span><text:span/></text:p>
          </table:table-cell>
          <table:table-cell table:style-name="ce538">
            <text:p text:style-name="P579"><text:span text:style-name="T563">Op</text:span><text:span/></text:p>
          </table:table-cell>
          <table:table-cell table:style-name="ce539">
            <text:p text:style-name="P580"><text:span text:style-name="T564">Op</text:span><text:span/></text:p>
          </table:table-cell>
          <table:table-cell table:style-name="ce540">
            <text:p text:style-name="P581"><text:span text:style-name="T565">Op</text:span><text:span/></text:p>
          </table:table-cell>
          <table:table-cell table:style-name="ce541">
            <text:p text:style-name="P582"><text:span text:style-name="T566">Op</text:span><text:span/></text:p>
          </table:table-cell>
          <table:table-cell table:style-name="ce542">
            <text:p text:style-name="P583"><text:span text:style-name="T567">Op</text:span><text:span/></text:p>
          </table:table-cell>
          <table:table-cell table:style-name="ce543">
            <text:p text:style-name="P584"><text:span text:style-name="T568">1</text:span><text:span/></text:p>
          </table:table-cell>
          <table:table-cell table:style-name="ce544">
            <text:p text:style-name="P585"><text:span text:style-name="T569">1</text:span><text:span/></text:p>
          </table:table-cell>
          <table:table-cell table:style-name="ce545">
            <text:p text:style-name="P586"><text:span text:style-name="T570">0</text:span><text:span/></text:p>
          </table:table-cell>
          <table:table-cell table:style-name="ce546">
            <text:p text:style-name="P587"><text:span text:style-name="T571">-</text:span><text:span/></text:p>
          </table:table-cell>
          <table:table-cell table:style-name="ce547">
            <text:p text:style-name="P588"><text:span text:style-name="T572">-</text:span><text:span/></text:p>
          </table:table-cell>
          <table:table-cell table:style-name="ce548">
            <text:p text:style-name="P589"><text:span text:style-name="T573">-</text:span><text:span/></text:p>
          </table:table-cell>
          <table:table-cell table:style-name="ce549">
            <text:p text:style-name="P590"><text:span text:style-name="T574">-</text:span><text:span/></text:p>
          </table:table-cell>
          <table:table-cell table:style-name="ce550">
            <text:p text:style-name="P591"><text:span text:style-name="T575">R1</text:span><text:span/></text:p>
          </table:table-cell>
          <table:table-cell table:style-name="ce551">
            <text:p text:style-name="P592"><text:span text:style-name="T576">R1</text:span><text:span/></text:p>
          </table:table-cell>
          <table:table-cell table:style-name="ce552">
            <text:p text:style-name="P593"><text:span text:style-name="T577">R1</text:span><text:span/></text:p>
          </table:table-cell>
          <table:table-cell table:style-name="ce553">
            <text:p text:style-name="P594"><text:span text:style-name="T578">R1</text:span><text:span/></text:p>
          </table:table-cell>
          <table:table-cell table:style-name="ce554">
            <text:p text:style-name="P595"><text:span text:style-name="T579">R2</text:span><text:span/></text:p>
          </table:table-cell>
          <table:table-cell table:style-name="ce555">
            <text:p text:style-name="P596"><text:span text:style-name="T580">R2</text:span><text:span/></text:p>
          </table:table-cell>
          <table:table-cell table:style-name="ce556">
            <text:p text:style-name="P597"><text:span text:style-name="T581">R2</text:span><text:span/></text:p>
          </table:table-cell>
          <table:table-cell table:style-name="ce557">
            <text:p text:style-name="P598"><text:span text:style-name="T582">R2</text:span><text:span/></text:p>
          </table:table-cell>
          <table:table-cell table:style-name="ce558">
            <text:p text:style-name="P599"><text:span text:style-name="T583">R3</text:span><text:span/></text:p>
          </table:table-cell>
          <table:table-cell table:style-name="ce559">
            <text:p text:style-name="P600"><text:span text:style-name="T584">R3</text:span><text:span/></text:p>
          </table:table-cell>
          <table:table-cell table:style-name="ce560">
            <text:p text:style-name="P601"><text:span text:style-name="T585">R3</text:span><text:span/></text:p>
          </table:table-cell>
          <table:table-cell table:style-name="ce561">
            <text:p text:style-name="P602"><text:span text:style-name="T586">R3</text:span><text:span/></text:p>
          </table:table-cell>
        </table:table-row>
        <table:table-row table:style-name="ro18">
          <table:table-cell table:style-name="ce562">
            <text:p text:style-name="P603"><text:span text:style-name="T587">NEGB</text:span><text:span/></text:p>
          </table:table-cell>
          <table:table-cell table:style-name="ce563">
            <text:p text:style-name="P604"><text:span text:style-name="T588">0</text:span><text:span/></text:p>
          </table:table-cell>
          <table:table-cell table:style-name="ce564">
            <text:p text:style-name="P605"><text:span text:style-name="T589">1</text:span><text:span/></text:p>
          </table:table-cell>
          <table:table-cell table:style-name="ce565">
            <text:p text:style-name="P606"><text:span text:style-name="T590">Op</text:span><text:span/></text:p>
          </table:table-cell>
          <table:table-cell table:style-name="ce566">
            <text:p text:style-name="P607"><text:span text:style-name="T591">Op</text:span><text:span/></text:p>
          </table:table-cell>
          <table:table-cell table:style-name="ce567">
            <text:p text:style-name="P608"><text:span text:style-name="T592">Op</text:span><text:span/></text:p>
          </table:table-cell>
          <table:table-cell table:style-name="ce568">
            <text:p text:style-name="P609"><text:span text:style-name="T593">Op</text:span><text:span/></text:p>
          </table:table-cell>
          <table:table-cell table:style-name="ce569">
            <text:p text:style-name="P610"><text:span text:style-name="T594">Op</text:span><text:span/></text:p>
          </table:table-cell>
          <table:table-cell table:style-name="ce570">
            <text:p text:style-name="P611"><text:span text:style-name="T595">Op</text:span><text:span/></text:p>
          </table:table-cell>
          <table:table-cell table:style-name="ce571">
            <text:p text:style-name="P612"><text:span text:style-name="T596">Op</text:span><text:span/></text:p>
          </table:table-cell>
          <table:table-cell table:style-name="ce572">
            <text:p text:style-name="P613"><text:span text:style-name="T597">Op</text:span><text:span/></text:p>
          </table:table-cell>
          <table:table-cell table:style-name="ce573">
            <text:p text:style-name="P614"><text:span text:style-name="T598">Op</text:span><text:span/></text:p>
          </table:table-cell>
          <table:table-cell table:style-name="ce574">
            <text:p text:style-name="P615"><text:span text:style-name="T599">Op</text:span><text:span/></text:p>
          </table:table-cell>
          <table:table-cell table:style-name="ce575">
            <text:p text:style-name="P616"><text:span text:style-name="T600">Op</text:span><text:span/></text:p>
          </table:table-cell>
          <table:table-cell table:style-name="ce576">
            <text:p text:style-name="P617"><text:span text:style-name="T601">1</text:span><text:span/></text:p>
          </table:table-cell>
          <table:table-cell table:style-name="ce577">
            <text:p text:style-name="P618"><text:span text:style-name="T602">1</text:span><text:span/></text:p>
          </table:table-cell>
          <table:table-cell table:style-name="ce578">
            <text:p text:style-name="P619"><text:span text:style-name="T603">1</text:span><text:span/></text:p>
          </table:table-cell>
          <table:table-cell table:style-name="ce579">
            <text:p text:style-name="P620"><text:span text:style-name="T604">-</text:span><text:span/></text:p>
          </table:table-cell>
          <table:table-cell table:style-name="ce580">
            <text:p text:style-name="P621"><text:span text:style-name="T605">-</text:span><text:span/></text:p>
          </table:table-cell>
          <table:table-cell table:style-name="ce581">
            <text:p text:style-name="P622"><text:span text:style-name="T606">-</text:span><text:span/></text:p>
          </table:table-cell>
          <table:table-cell table:style-name="ce582">
            <text:p text:style-name="P623"><text:span text:style-name="T607">-</text:span><text:span/></text:p>
          </table:table-cell>
          <table:table-cell table:style-name="ce583">
            <text:p text:style-name="P624"><text:span text:style-name="T608">R1</text:span><text:span/></text:p>
          </table:table-cell>
          <table:table-cell table:style-name="ce584">
            <text:p text:style-name="P625"><text:span text:style-name="T609">R1</text:span><text:span/></text:p>
          </table:table-cell>
          <table:table-cell table:style-name="ce585">
            <text:p text:style-name="P626"><text:span text:style-name="T610">R1</text:span><text:span/></text:p>
          </table:table-cell>
          <table:table-cell table:style-name="ce586">
            <text:p text:style-name="P627"><text:span text:style-name="T611">R1</text:span><text:span/></text:p>
          </table:table-cell>
          <table:table-cell table:style-name="ce587">
            <text:p text:style-name="P628"><text:span text:style-name="T612">R2</text:span><text:span/></text:p>
          </table:table-cell>
          <table:table-cell table:style-name="ce588">
            <text:p text:style-name="P629"><text:span text:style-name="T613">R2</text:span><text:span/></text:p>
          </table:table-cell>
          <table:table-cell table:style-name="ce589">
            <text:p text:style-name="P630"><text:span text:style-name="T614">R2</text:span><text:span/></text:p>
          </table:table-cell>
          <table:table-cell table:style-name="ce590">
            <text:p text:style-name="P631"><text:span text:style-name="T615">R2</text:span><text:span/></text:p>
          </table:table-cell>
          <table:table-cell table:style-name="ce591">
            <text:p text:style-name="P632"><text:span text:style-name="T616">R3</text:span><text:span/></text:p>
          </table:table-cell>
          <table:table-cell table:style-name="ce592">
            <text:p text:style-name="P633"><text:span text:style-name="T617">R3</text:span><text:span/></text:p>
          </table:table-cell>
          <table:table-cell table:style-name="ce593">
            <text:p text:style-name="P634"><text:span text:style-name="T618">R3</text:span><text:span/></text:p>
          </table:table-cell>
          <table:table-cell table:style-name="ce594">
            <text:p text:style-name="P635"><text:span text:style-name="T619">R3</text:span><text:span/></text:p>
          </table:table-cell>
        </table:table-row>
        <table:table-row table:style-name="ro19">
          <table:table-cell table:style-name="ce595">
            <text:p text:style-name="P636"><text:span text:style-name="T620">LI</text:span><text:span/></text:p>
          </table:table-cell>
          <table:table-cell table:style-name="ce596">
            <text:p text:style-name="P637"><text:span text:style-name="T621">1</text:span><text:span/></text:p>
          </table:table-cell>
          <table:table-cell table:style-name="ce597">
            <text:p text:style-name="P638"><text:span text:style-name="T622">0</text:span><text:span/></text:p>
          </table:table-cell>
          <table:table-cell table:style-name="ce598">
            <text:p text:style-name="P639"><text:span text:style-name="T623">0</text:span><text:span/></text:p>
          </table:table-cell>
          <table:table-cell table:style-name="ce599">
            <text:p text:style-name="P640"><text:span text:style-name="T624">0</text:span><text:span/></text:p>
          </table:table-cell>
          <table:table-cell table:style-name="ce600">
            <text:p text:style-name="P641"><text:span text:style-name="T625">C</text:span><text:span/></text:p>
          </table:table-cell>
          <table:table-cell table:style-name="ce601">
            <text:p text:style-name="P642"><text:span text:style-name="T626">C</text:span><text:span/></text:p>
          </table:table-cell>
          <table:table-cell table:style-name="ce602">
            <text:p text:style-name="P643"><text:span text:style-name="T627">C</text:span><text:span/></text:p>
          </table:table-cell>
          <table:table-cell table:style-name="ce603">
            <text:p text:style-name="P644"><text:span text:style-name="T628">C</text:span><text:span/></text:p>
          </table:table-cell>
          <table:table-cell table:style-name="ce604">
            <text:p text:style-name="P645"><text:span text:style-name="T629">C</text:span><text:span/></text:p>
          </table:table-cell>
          <table:table-cell table:style-name="ce605">
            <text:p text:style-name="P646"><text:span text:style-name="T630">C</text:span><text:span/></text:p>
          </table:table-cell>
          <table:table-cell table:style-name="ce606">
            <text:p text:style-name="P647"><text:span text:style-name="T631">C</text:span><text:span/></text:p>
          </table:table-cell>
          <table:table-cell table:style-name="ce607">
            <text:p text:style-name="P648"><text:span text:style-name="T632">C</text:span><text:span/></text:p>
          </table:table-cell>
          <table:table-cell table:style-name="ce608">
            <text:p text:style-name="P649"><text:span text:style-name="T633">C</text:span><text:span/></text:p>
          </table:table-cell>
          <table:table-cell table:style-name="ce609">
            <text:p text:style-name="P650"><text:span text:style-name="T634">C</text:span><text:span/></text:p>
          </table:table-cell>
          <table:table-cell table:style-name="ce610">
            <text:p text:style-name="P651"><text:span text:style-name="T635">C</text:span><text:span/></text:p>
          </table:table-cell>
          <table:table-cell table:style-name="ce611">
            <text:p text:style-name="P652"><text:span text:style-name="T636">C</text:span><text:span/></text:p>
          </table:table-cell>
          <table:table-cell table:style-name="ce612">
            <text:p text:style-name="P653"><text:span text:style-name="T637">C</text:span><text:span/></text:p>
          </table:table-cell>
          <table:table-cell table:style-name="ce613">
            <text:p text:style-name="P654"><text:span text:style-name="T638">C</text:span><text:span/></text:p>
          </table:table-cell>
          <table:table-cell table:style-name="ce614">
            <text:p text:style-name="P655"><text:span text:style-name="T639">C</text:span><text:span/></text:p>
          </table:table-cell>
          <table:table-cell table:style-name="ce615">
            <text:p text:style-name="P656"><text:span text:style-name="T640">C</text:span><text:span/></text:p>
          </table:table-cell>
          <table:table-cell table:style-name="ce616">
            <text:p text:style-name="P657"><text:span text:style-name="T641">-</text:span><text:span/></text:p>
          </table:table-cell>
          <table:table-cell table:style-name="ce617">
            <text:p text:style-name="P658"><text:span text:style-name="T642">-</text:span><text:span/></text:p>
          </table:table-cell>
          <table:table-cell table:style-name="ce618">
            <text:p text:style-name="P659"><text:span text:style-name="T643">-</text:span><text:span/></text:p>
          </table:table-cell>
          <table:table-cell table:style-name="ce619">
            <text:p text:style-name="P660"><text:span text:style-name="T644">-</text:span><text:span/></text:p>
          </table:table-cell>
          <table:table-cell table:style-name="ce620">
            <text:p text:style-name="P661"><text:span text:style-name="T645">-</text:span><text:span/></text:p>
          </table:table-cell>
          <table:table-cell table:style-name="ce621">
            <text:p text:style-name="P662"><text:span text:style-name="T646">-</text:span><text:span/></text:p>
          </table:table-cell>
          <table:table-cell table:style-name="ce622">
            <text:p text:style-name="P663"><text:span text:style-name="T647">-</text:span><text:span/></text:p>
          </table:table-cell>
          <table:table-cell table:style-name="ce623">
            <text:p text:style-name="P664"><text:span text:style-name="T648">-</text:span><text:span/></text:p>
          </table:table-cell>
          <table:table-cell table:style-name="ce624">
            <text:p text:style-name="P665"><text:span text:style-name="T649">R3</text:span><text:span/></text:p>
          </table:table-cell>
          <table:table-cell table:style-name="ce625">
            <text:p text:style-name="P666"><text:span text:style-name="T650">R3</text:span><text:span/></text:p>
          </table:table-cell>
          <table:table-cell table:style-name="ce626">
            <text:p text:style-name="P667"><text:span text:style-name="T651">R3</text:span><text:span/></text:p>
          </table:table-cell>
          <table:table-cell table:style-name="ce627">
            <text:p text:style-name="P668"><text:span text:style-name="T652">R3</text:span><text:span/></text:p>
          </table:table-cell>
        </table:table-row>
        <table:table-row table:style-name="ro20">
          <table:table-cell table:style-name="ce628">
            <text:p text:style-name="P669"><text:span text:style-name="T653">LINOT</text:span><text:span/></text:p>
          </table:table-cell>
          <table:table-cell table:style-name="ce629">
            <text:p text:style-name="P670"><text:span text:style-name="T654">1</text:span><text:span/></text:p>
          </table:table-cell>
          <table:table-cell table:style-name="ce630">
            <text:p text:style-name="P671"><text:span text:style-name="T655">0</text:span><text:span/></text:p>
          </table:table-cell>
          <table:table-cell table:style-name="ce631">
            <text:p text:style-name="P672"><text:span text:style-name="T656">0</text:span><text:span/></text:p>
          </table:table-cell>
          <table:table-cell table:style-name="ce632">
            <text:p text:style-name="P673"><text:span text:style-name="T657">1</text:span><text:span/></text:p>
          </table:table-cell>
          <table:table-cell table:style-name="ce633">
            <text:p text:style-name="P674"><text:span text:style-name="T658">C</text:span><text:span/></text:p>
          </table:table-cell>
          <table:table-cell table:style-name="ce634">
            <text:p text:style-name="P675"><text:span text:style-name="T659">C</text:span><text:span/></text:p>
          </table:table-cell>
          <table:table-cell table:style-name="ce635">
            <text:p text:style-name="P676"><text:span text:style-name="T660">C</text:span><text:span/></text:p>
          </table:table-cell>
          <table:table-cell table:style-name="ce636">
            <text:p text:style-name="P677"><text:span text:style-name="T661">C</text:span><text:span/></text:p>
          </table:table-cell>
          <table:table-cell table:style-name="ce637">
            <text:p text:style-name="P678"><text:span text:style-name="T662">C</text:span><text:span/></text:p>
          </table:table-cell>
          <table:table-cell table:style-name="ce638">
            <text:p text:style-name="P679"><text:span text:style-name="T663">C</text:span><text:span/></text:p>
          </table:table-cell>
          <table:table-cell table:style-name="ce639">
            <text:p text:style-name="P680"><text:span text:style-name="T664">C</text:span><text:span/></text:p>
          </table:table-cell>
          <table:table-cell table:style-name="ce640">
            <text:p text:style-name="P681"><text:span text:style-name="T665">C</text:span><text:span/></text:p>
          </table:table-cell>
          <table:table-cell table:style-name="ce641">
            <text:p text:style-name="P682"><text:span text:style-name="T666">C</text:span><text:span/></text:p>
          </table:table-cell>
          <table:table-cell table:style-name="ce642">
            <text:p text:style-name="P683"><text:span text:style-name="T667">C</text:span><text:span/></text:p>
          </table:table-cell>
          <table:table-cell table:style-name="ce643">
            <text:p text:style-name="P684"><text:span text:style-name="T668">C</text:span><text:span/></text:p>
          </table:table-cell>
          <table:table-cell table:style-name="ce644">
            <text:p text:style-name="P685"><text:span text:style-name="T669">C</text:span><text:span/></text:p>
          </table:table-cell>
          <table:table-cell table:style-name="ce645">
            <text:p text:style-name="P686"><text:span text:style-name="T670">C</text:span><text:span/></text:p>
          </table:table-cell>
          <table:table-cell table:style-name="ce646">
            <text:p text:style-name="P687"><text:span text:style-name="T671">C</text:span><text:span/></text:p>
          </table:table-cell>
          <table:table-cell table:style-name="ce647">
            <text:p text:style-name="P688"><text:span text:style-name="T672">C</text:span><text:span/></text:p>
          </table:table-cell>
          <table:table-cell table:style-name="ce648">
            <text:p text:style-name="P689"><text:span text:style-name="T673">C</text:span><text:span/></text:p>
          </table:table-cell>
          <table:table-cell table:style-name="ce649">
            <text:p text:style-name="P690"><text:span text:style-name="T674">-</text:span><text:span/></text:p>
          </table:table-cell>
          <table:table-cell table:style-name="ce650">
            <text:p text:style-name="P691"><text:span text:style-name="T675">-</text:span><text:span/></text:p>
          </table:table-cell>
          <table:table-cell table:style-name="ce651">
            <text:p text:style-name="P692"><text:span text:style-name="T676">-</text:span><text:span/></text:p>
          </table:table-cell>
          <table:table-cell table:style-name="ce652">
            <text:p text:style-name="P693"><text:span text:style-name="T677">-</text:span><text:span/></text:p>
          </table:table-cell>
          <table:table-cell table:style-name="ce653">
            <text:p text:style-name="P694"><text:span text:style-name="T678">-</text:span><text:span/></text:p>
          </table:table-cell>
          <table:table-cell table:style-name="ce654">
            <text:p text:style-name="P695"><text:span text:style-name="T679">-</text:span><text:span/></text:p>
          </table:table-cell>
          <table:table-cell table:style-name="ce655">
            <text:p text:style-name="P696"><text:span text:style-name="T680">-</text:span><text:span/></text:p>
          </table:table-cell>
          <table:table-cell table:style-name="ce656">
            <text:p text:style-name="P697"><text:span text:style-name="T681">-</text:span><text:span/></text:p>
          </table:table-cell>
          <table:table-cell table:style-name="ce657">
            <text:p text:style-name="P698"><text:span text:style-name="T682">R3</text:span><text:span/></text:p>
          </table:table-cell>
          <table:table-cell table:style-name="ce658">
            <text:p text:style-name="P699"><text:span text:style-name="T683">R3</text:span><text:span/></text:p>
          </table:table-cell>
          <table:table-cell table:style-name="ce659">
            <text:p text:style-name="P700"><text:span text:style-name="T684">R3</text:span><text:span/></text:p>
          </table:table-cell>
          <table:table-cell table:style-name="ce660">
            <text:p text:style-name="P701"><text:span text:style-name="T685">R3</text:span><text:span/></text:p>
          </table:table-cell>
        </table:table-row>
        <table:table-row table:style-name="ro21">
          <table:table-cell table:style-name="ce661">
            <text:p text:style-name="P702"><text:span text:style-name="T686">SUMI</text:span><text:span/></text:p>
          </table:table-cell>
          <table:table-cell table:style-name="ce662">
            <text:p text:style-name="P703"><text:span text:style-name="T687">1</text:span><text:span/></text:p>
          </table:table-cell>
          <table:table-cell table:style-name="ce663">
            <text:p text:style-name="P704"><text:span text:style-name="T688">0</text:span><text:span/></text:p>
          </table:table-cell>
          <table:table-cell table:style-name="ce664">
            <text:p text:style-name="P705"><text:span text:style-name="T689">1</text:span><text:span/></text:p>
          </table:table-cell>
          <table:table-cell table:style-name="ce665">
            <text:p text:style-name="P706"><text:span text:style-name="T690">0</text:span><text:span/></text:p>
          </table:table-cell>
          <table:table-cell table:style-name="ce666">
            <text:p text:style-name="P707"><text:span text:style-name="T691">C</text:span><text:span/></text:p>
          </table:table-cell>
          <table:table-cell table:style-name="ce667">
            <text:p text:style-name="P708"><text:span text:style-name="T692">C</text:span><text:span/></text:p>
          </table:table-cell>
          <table:table-cell table:style-name="ce668">
            <text:p text:style-name="P709"><text:span text:style-name="T693">C</text:span><text:span/></text:p>
          </table:table-cell>
          <table:table-cell table:style-name="ce669">
            <text:p text:style-name="P710"><text:span text:style-name="T694">C</text:span><text:span/></text:p>
          </table:table-cell>
          <table:table-cell table:style-name="ce670">
            <text:p text:style-name="P711"><text:span text:style-name="T695">C</text:span><text:span/></text:p>
          </table:table-cell>
          <table:table-cell table:style-name="ce671">
            <text:p text:style-name="P712"><text:span text:style-name="T696">C</text:span><text:span/></text:p>
          </table:table-cell>
          <table:table-cell table:style-name="ce672">
            <text:p text:style-name="P713"><text:span text:style-name="T697">C</text:span><text:span/></text:p>
          </table:table-cell>
          <table:table-cell table:style-name="ce673">
            <text:p text:style-name="P714"><text:span text:style-name="T698">C</text:span><text:span/></text:p>
          </table:table-cell>
          <table:table-cell table:style-name="ce674">
            <text:p text:style-name="P715"><text:span text:style-name="T699">C</text:span><text:span/></text:p>
          </table:table-cell>
          <table:table-cell table:style-name="ce675">
            <text:p text:style-name="P716"><text:span text:style-name="T700">C</text:span><text:span/></text:p>
          </table:table-cell>
          <table:table-cell table:style-name="ce676">
            <text:p text:style-name="P717"><text:span text:style-name="T701">C</text:span><text:span/></text:p>
          </table:table-cell>
          <table:table-cell table:style-name="ce677">
            <text:p text:style-name="P718"><text:span text:style-name="T702">C</text:span><text:span/></text:p>
          </table:table-cell>
          <table:table-cell table:style-name="ce678">
            <text:p text:style-name="P719"><text:span text:style-name="T703">C</text:span><text:span/></text:p>
          </table:table-cell>
          <table:table-cell table:style-name="ce679">
            <text:p text:style-name="P720"><text:span text:style-name="T704">C</text:span><text:span/></text:p>
          </table:table-cell>
          <table:table-cell table:style-name="ce680">
            <text:p text:style-name="P721"><text:span text:style-name="T705">C</text:span><text:span/></text:p>
          </table:table-cell>
          <table:table-cell table:style-name="ce681">
            <text:p text:style-name="P722"><text:span text:style-name="T706">C</text:span><text:span/></text:p>
          </table:table-cell>
          <table:table-cell table:style-name="ce682">
            <text:p text:style-name="P723"><text:span text:style-name="T707">-</text:span><text:span/></text:p>
          </table:table-cell>
          <table:table-cell table:style-name="ce683">
            <text:p text:style-name="P724"><text:span text:style-name="T708">-</text:span><text:span/></text:p>
          </table:table-cell>
          <table:table-cell table:style-name="ce684">
            <text:p text:style-name="P725"><text:span text:style-name="T709">-</text:span><text:span/></text:p>
          </table:table-cell>
          <table:table-cell table:style-name="ce685">
            <text:p text:style-name="P726"><text:span text:style-name="T710">-</text:span><text:span/></text:p>
          </table:table-cell>
          <table:table-cell table:style-name="ce686">
            <text:p text:style-name="P727"><text:span text:style-name="T711">R2</text:span><text:span/></text:p>
          </table:table-cell>
          <table:table-cell table:style-name="ce687">
            <text:p text:style-name="P728"><text:span text:style-name="T712">R2</text:span><text:span/></text:p>
          </table:table-cell>
          <table:table-cell table:style-name="ce688">
            <text:p text:style-name="P729"><text:span text:style-name="T713">R2</text:span><text:span/></text:p>
          </table:table-cell>
          <table:table-cell table:style-name="ce689">
            <text:p text:style-name="P730"><text:span text:style-name="T714">R2</text:span><text:span/></text:p>
          </table:table-cell>
          <table:table-cell table:style-name="ce690">
            <text:p text:style-name="P731"><text:span text:style-name="T715">R3</text:span><text:span/></text:p>
          </table:table-cell>
          <table:table-cell table:style-name="ce691">
            <text:p text:style-name="P732"><text:span text:style-name="T716">R3</text:span><text:span/></text:p>
          </table:table-cell>
          <table:table-cell table:style-name="ce692">
            <text:p text:style-name="P733"><text:span text:style-name="T717">R3</text:span><text:span/></text:p>
          </table:table-cell>
          <table:table-cell table:style-name="ce693">
            <text:p text:style-name="P734"><text:span text:style-name="T718">R3</text:span><text:span/></text:p>
          </table:table-cell>
        </table:table-row>
        <table:table-row table:style-name="ro22">
          <table:table-cell table:style-name="ce694">
            <text:p text:style-name="P735"><text:span text:style-name="T719">SUBI</text:span><text:span/></text:p>
          </table:table-cell>
          <table:table-cell table:style-name="ce695">
            <text:p text:style-name="P736"><text:span text:style-name="T720">1</text:span><text:span/></text:p>
          </table:table-cell>
          <table:table-cell table:style-name="ce696">
            <text:p text:style-name="P737"><text:span text:style-name="T721">0</text:span><text:span/></text:p>
          </table:table-cell>
          <table:table-cell table:style-name="ce697">
            <text:p text:style-name="P738"><text:span text:style-name="T722">1</text:span><text:span/></text:p>
          </table:table-cell>
          <table:table-cell table:style-name="ce698">
            <text:p text:style-name="P739"><text:span text:style-name="T723">1</text:span><text:span/></text:p>
          </table:table-cell>
          <table:table-cell table:style-name="ce699">
            <text:p text:style-name="P740"><text:span text:style-name="T724">C</text:span><text:span/></text:p>
          </table:table-cell>
          <table:table-cell table:style-name="ce700">
            <text:p text:style-name="P741"><text:span text:style-name="T725">C</text:span><text:span/></text:p>
          </table:table-cell>
          <table:table-cell table:style-name="ce701">
            <text:p text:style-name="P742"><text:span text:style-name="T726">C</text:span><text:span/></text:p>
          </table:table-cell>
          <table:table-cell table:style-name="ce702">
            <text:p text:style-name="P743"><text:span text:style-name="T727">C</text:span><text:span/></text:p>
          </table:table-cell>
          <table:table-cell table:style-name="ce703">
            <text:p text:style-name="P744"><text:span text:style-name="T728">C</text:span><text:span/></text:p>
          </table:table-cell>
          <table:table-cell table:style-name="ce704">
            <text:p text:style-name="P745"><text:span text:style-name="T729">C</text:span><text:span/></text:p>
          </table:table-cell>
          <table:table-cell table:style-name="ce705">
            <text:p text:style-name="P746"><text:span text:style-name="T730">C</text:span><text:span/></text:p>
          </table:table-cell>
          <table:table-cell table:style-name="ce706">
            <text:p text:style-name="P747"><text:span text:style-name="T731">C</text:span><text:span/></text:p>
          </table:table-cell>
          <table:table-cell table:style-name="ce707">
            <text:p text:style-name="P748"><text:span text:style-name="T732">C</text:span><text:span/></text:p>
          </table:table-cell>
          <table:table-cell table:style-name="ce708">
            <text:p text:style-name="P749"><text:span text:style-name="T733">C</text:span><text:span/></text:p>
          </table:table-cell>
          <table:table-cell table:style-name="ce709">
            <text:p text:style-name="P750"><text:span text:style-name="T734">C</text:span><text:span/></text:p>
          </table:table-cell>
          <table:table-cell table:style-name="ce710">
            <text:p text:style-name="P751"><text:span text:style-name="T735">C</text:span><text:span/></text:p>
          </table:table-cell>
          <table:table-cell table:style-name="ce711">
            <text:p text:style-name="P752"><text:span text:style-name="T736">C</text:span><text:span/></text:p>
          </table:table-cell>
          <table:table-cell table:style-name="ce712">
            <text:p text:style-name="P753"><text:span text:style-name="T737">C</text:span><text:span/></text:p>
          </table:table-cell>
          <table:table-cell table:style-name="ce713">
            <text:p text:style-name="P754"><text:span text:style-name="T738">C</text:span><text:span/></text:p>
          </table:table-cell>
          <table:table-cell table:style-name="ce714">
            <text:p text:style-name="P755"><text:span text:style-name="T739">C</text:span><text:span/></text:p>
          </table:table-cell>
          <table:table-cell table:style-name="ce715">
            <text:p text:style-name="P756"><text:span text:style-name="T740">-</text:span><text:span/></text:p>
          </table:table-cell>
          <table:table-cell table:style-name="ce716">
            <text:p text:style-name="P757"><text:span text:style-name="T741">-</text:span><text:span/></text:p>
          </table:table-cell>
          <table:table-cell table:style-name="ce717">
            <text:p text:style-name="P758"><text:span text:style-name="T742">-</text:span><text:span/></text:p>
          </table:table-cell>
          <table:table-cell table:style-name="ce718">
            <text:p text:style-name="P759"><text:span text:style-name="T743">-</text:span><text:span/></text:p>
          </table:table-cell>
          <table:table-cell table:style-name="ce719">
            <text:p text:style-name="P760"><text:span text:style-name="T744">R2</text:span><text:span/></text:p>
          </table:table-cell>
          <table:table-cell table:style-name="ce720">
            <text:p text:style-name="P761"><text:span text:style-name="T745">R2</text:span><text:span/></text:p>
          </table:table-cell>
          <table:table-cell table:style-name="ce721">
            <text:p text:style-name="P762"><text:span text:style-name="T746">R2</text:span><text:span/></text:p>
          </table:table-cell>
          <table:table-cell table:style-name="ce722">
            <text:p text:style-name="P763"><text:span text:style-name="T747">R2</text:span><text:span/></text:p>
          </table:table-cell>
          <table:table-cell table:style-name="ce723">
            <text:p text:style-name="P764"><text:span text:style-name="T748">R3</text:span><text:span/></text:p>
          </table:table-cell>
          <table:table-cell table:style-name="ce724">
            <text:p text:style-name="P765"><text:span text:style-name="T749">R3</text:span><text:span/></text:p>
          </table:table-cell>
          <table:table-cell table:style-name="ce725">
            <text:p text:style-name="P766"><text:span text:style-name="T750">R3</text:span><text:span/></text:p>
          </table:table-cell>
          <table:table-cell table:style-name="ce726">
            <text:p text:style-name="P767"><text:span text:style-name="T751">R3</text:span><text:span/></text:p>
          </table:table-cell>
        </table:table-row>
        <table:table-row table:style-name="ro23">
          <table:table-cell table:style-name="ce727">
            <text:p text:style-name="P768"><text:span text:style-name="T752">ANDI</text:span><text:span/></text:p>
          </table:table-cell>
          <table:table-cell table:style-name="ce728">
            <text:p text:style-name="P769"><text:span text:style-name="T753">1</text:span><text:span/></text:p>
          </table:table-cell>
          <table:table-cell table:style-name="ce729">
            <text:p text:style-name="P770"><text:span text:style-name="T754">1</text:span><text:span/></text:p>
          </table:table-cell>
          <table:table-cell table:style-name="ce730">
            <text:p text:style-name="P771"><text:span text:style-name="T755">0</text:span><text:span/></text:p>
          </table:table-cell>
          <table:table-cell table:style-name="ce731">
            <text:p text:style-name="P772"><text:span text:style-name="T756">0</text:span><text:span/></text:p>
          </table:table-cell>
          <table:table-cell table:style-name="ce732">
            <text:p text:style-name="P773"><text:span text:style-name="T757">C</text:span><text:span/></text:p>
          </table:table-cell>
          <table:table-cell table:style-name="ce733">
            <text:p text:style-name="P774"><text:span text:style-name="T758">C</text:span><text:span/></text:p>
          </table:table-cell>
          <table:table-cell table:style-name="ce734">
            <text:p text:style-name="P775"><text:span text:style-name="T759">C</text:span><text:span/></text:p>
          </table:table-cell>
          <table:table-cell table:style-name="ce735">
            <text:p text:style-name="P776"><text:span text:style-name="T760">C</text:span><text:span/></text:p>
          </table:table-cell>
          <table:table-cell table:style-name="ce736">
            <text:p text:style-name="P777"><text:span text:style-name="T761">C</text:span><text:span/></text:p>
          </table:table-cell>
          <table:table-cell table:style-name="ce737">
            <text:p text:style-name="P778"><text:span text:style-name="T762">C</text:span><text:span/></text:p>
          </table:table-cell>
          <table:table-cell table:style-name="ce738">
            <text:p text:style-name="P779"><text:span text:style-name="T763">C</text:span><text:span/></text:p>
          </table:table-cell>
          <table:table-cell table:style-name="ce739">
            <text:p text:style-name="P780"><text:span text:style-name="T764">C</text:span><text:span/></text:p>
          </table:table-cell>
          <table:table-cell table:style-name="ce740">
            <text:p text:style-name="P781"><text:span text:style-name="T765">C</text:span><text:span/></text:p>
          </table:table-cell>
          <table:table-cell table:style-name="ce741">
            <text:p text:style-name="P782"><text:span text:style-name="T766">C</text:span><text:span/></text:p>
          </table:table-cell>
          <table:table-cell table:style-name="ce742">
            <text:p text:style-name="P783"><text:span text:style-name="T767">C</text:span><text:span/></text:p>
          </table:table-cell>
          <table:table-cell table:style-name="ce743">
            <text:p text:style-name="P784"><text:span text:style-name="T768">C</text:span><text:span/></text:p>
          </table:table-cell>
          <table:table-cell table:style-name="ce744">
            <text:p text:style-name="P785"><text:span text:style-name="T769">C</text:span><text:span/></text:p>
          </table:table-cell>
          <table:table-cell table:style-name="ce745">
            <text:p text:style-name="P786"><text:span text:style-name="T770">C</text:span><text:span/></text:p>
          </table:table-cell>
          <table:table-cell table:style-name="ce746">
            <text:p text:style-name="P787"><text:span text:style-name="T771">C</text:span><text:span/></text:p>
          </table:table-cell>
          <table:table-cell table:style-name="ce747">
            <text:p text:style-name="P788"><text:span text:style-name="T772">C</text:span><text:span/></text:p>
          </table:table-cell>
          <table:table-cell table:style-name="ce748">
            <text:p text:style-name="P789"><text:span text:style-name="T773">-</text:span><text:span/></text:p>
          </table:table-cell>
          <table:table-cell table:style-name="ce749">
            <text:p text:style-name="P790"><text:span text:style-name="T774">-</text:span><text:span/></text:p>
          </table:table-cell>
          <table:table-cell table:style-name="ce750">
            <text:p text:style-name="P791"><text:span text:style-name="T775">-</text:span><text:span/></text:p>
          </table:table-cell>
          <table:table-cell table:style-name="ce751">
            <text:p text:style-name="P792"><text:span text:style-name="T776">-</text:span><text:span/></text:p>
          </table:table-cell>
          <table:table-cell table:style-name="ce752">
            <text:p text:style-name="P793"><text:span text:style-name="T777">R2</text:span><text:span/></text:p>
          </table:table-cell>
          <table:table-cell table:style-name="ce753">
            <text:p text:style-name="P794"><text:span text:style-name="T778">R2</text:span><text:span/></text:p>
          </table:table-cell>
          <table:table-cell table:style-name="ce754">
            <text:p text:style-name="P795"><text:span text:style-name="T779">R2</text:span><text:span/></text:p>
          </table:table-cell>
          <table:table-cell table:style-name="ce755">
            <text:p text:style-name="P796"><text:span text:style-name="T780">R2</text:span><text:span/></text:p>
          </table:table-cell>
          <table:table-cell table:style-name="ce756">
            <text:p text:style-name="P797"><text:span text:style-name="T781">R3</text:span><text:span/></text:p>
          </table:table-cell>
          <table:table-cell table:style-name="ce757">
            <text:p text:style-name="P798"><text:span text:style-name="T782">R3</text:span><text:span/></text:p>
          </table:table-cell>
          <table:table-cell table:style-name="ce758">
            <text:p text:style-name="P799"><text:span text:style-name="T783">R3</text:span><text:span/></text:p>
          </table:table-cell>
          <table:table-cell table:style-name="ce759">
            <text:p text:style-name="P800"><text:span text:style-name="T784">R3</text:span><text:span/></text:p>
          </table:table-cell>
        </table:table-row>
        <table:table-row table:style-name="ro24">
          <table:table-cell table:style-name="ce760">
            <text:p text:style-name="P801"><text:span text:style-name="T785">ORI</text:span><text:span/></text:p>
          </table:table-cell>
          <table:table-cell table:style-name="ce761">
            <text:p text:style-name="P802"><text:span text:style-name="T786">1</text:span><text:span/></text:p>
          </table:table-cell>
          <table:table-cell table:style-name="ce762">
            <text:p text:style-name="P803"><text:span text:style-name="T787">1</text:span><text:span/></text:p>
          </table:table-cell>
          <table:table-cell table:style-name="ce763">
            <text:p text:style-name="P804"><text:span text:style-name="T788">0</text:span><text:span/></text:p>
          </table:table-cell>
          <table:table-cell table:style-name="ce764">
            <text:p text:style-name="P805"><text:span text:style-name="T789">1</text:span><text:span/></text:p>
          </table:table-cell>
          <table:table-cell table:style-name="ce765">
            <text:p text:style-name="P806"><text:span text:style-name="T790">C</text:span><text:span/></text:p>
          </table:table-cell>
          <table:table-cell table:style-name="ce766">
            <text:p text:style-name="P807"><text:span text:style-name="T791">C</text:span><text:span/></text:p>
          </table:table-cell>
          <table:table-cell table:style-name="ce767">
            <text:p text:style-name="P808"><text:span text:style-name="T792">C</text:span><text:span/></text:p>
          </table:table-cell>
          <table:table-cell table:style-name="ce768">
            <text:p text:style-name="P809"><text:span text:style-name="T793">C</text:span><text:span/></text:p>
          </table:table-cell>
          <table:table-cell table:style-name="ce769">
            <text:p text:style-name="P810"><text:span text:style-name="T794">C</text:span><text:span/></text:p>
          </table:table-cell>
          <table:table-cell table:style-name="ce770">
            <text:p text:style-name="P811"><text:span text:style-name="T795">C</text:span><text:span/></text:p>
          </table:table-cell>
          <table:table-cell table:style-name="ce771">
            <text:p text:style-name="P812"><text:span text:style-name="T796">C</text:span><text:span/></text:p>
          </table:table-cell>
          <table:table-cell table:style-name="ce772">
            <text:p text:style-name="P813"><text:span text:style-name="T797">C</text:span><text:span/></text:p>
          </table:table-cell>
          <table:table-cell table:style-name="ce773">
            <text:p text:style-name="P814"><text:span text:style-name="T798">C</text:span><text:span/></text:p>
          </table:table-cell>
          <table:table-cell table:style-name="ce774">
            <text:p text:style-name="P815"><text:span text:style-name="T799">C</text:span><text:span/></text:p>
          </table:table-cell>
          <table:table-cell table:style-name="ce775">
            <text:p text:style-name="P816"><text:span text:style-name="T800">C</text:span><text:span/></text:p>
          </table:table-cell>
          <table:table-cell table:style-name="ce776">
            <text:p text:style-name="P817"><text:span text:style-name="T801">C</text:span><text:span/></text:p>
          </table:table-cell>
          <table:table-cell table:style-name="ce777">
            <text:p text:style-name="P818"><text:span text:style-name="T802">C</text:span><text:span/></text:p>
          </table:table-cell>
          <table:table-cell table:style-name="ce778">
            <text:p text:style-name="P819"><text:span text:style-name="T803">C</text:span><text:span/></text:p>
          </table:table-cell>
          <table:table-cell table:style-name="ce779">
            <text:p text:style-name="P820"><text:span text:style-name="T804">C</text:span><text:span/></text:p>
          </table:table-cell>
          <table:table-cell table:style-name="ce780">
            <text:p text:style-name="P821"><text:span text:style-name="T805">C</text:span><text:span/></text:p>
          </table:table-cell>
          <table:table-cell table:style-name="ce781">
            <text:p text:style-name="P822"><text:span text:style-name="T806">-</text:span><text:span/></text:p>
          </table:table-cell>
          <table:table-cell table:style-name="ce782">
            <text:p text:style-name="P823"><text:span text:style-name="T807">-</text:span><text:span/></text:p>
          </table:table-cell>
          <table:table-cell table:style-name="ce783">
            <text:p text:style-name="P824"><text:span text:style-name="T808">-</text:span><text:span/></text:p>
          </table:table-cell>
          <table:table-cell table:style-name="ce784">
            <text:p text:style-name="P825"><text:span text:style-name="T809">-</text:span><text:span/></text:p>
          </table:table-cell>
          <table:table-cell table:style-name="ce785">
            <text:p text:style-name="P826"><text:span text:style-name="T810">R2</text:span><text:span/></text:p>
          </table:table-cell>
          <table:table-cell table:style-name="ce786">
            <text:p text:style-name="P827"><text:span text:style-name="T811">R2</text:span><text:span/></text:p>
          </table:table-cell>
          <table:table-cell table:style-name="ce787">
            <text:p text:style-name="P828"><text:span text:style-name="T812">R2</text:span><text:span/></text:p>
          </table:table-cell>
          <table:table-cell table:style-name="ce788">
            <text:p text:style-name="P829"><text:span text:style-name="T813">R2</text:span><text:span/></text:p>
          </table:table-cell>
          <table:table-cell table:style-name="ce789">
            <text:p text:style-name="P830"><text:span text:style-name="T814">R3</text:span><text:span/></text:p>
          </table:table-cell>
          <table:table-cell table:style-name="ce790">
            <text:p text:style-name="P831"><text:span text:style-name="T815">R3</text:span><text:span/></text:p>
          </table:table-cell>
          <table:table-cell table:style-name="ce791">
            <text:p text:style-name="P832"><text:span text:style-name="T816">R3</text:span><text:span/></text:p>
          </table:table-cell>
          <table:table-cell table:style-name="ce792">
            <text:p text:style-name="P833"><text:span text:style-name="T817">R3</text:span><text:span/></text:p>
          </table:table-cell>
        </table:table-row>
        <table:table-row table:style-name="ro25">
          <table:table-cell table:style-name="ce793">
            <text:p text:style-name="P834"><text:span text:style-name="T818">NEGI</text:span><text:span/></text:p>
          </table:table-cell>
          <table:table-cell table:style-name="ce794">
            <text:p text:style-name="P835"><text:span text:style-name="T819">1</text:span><text:span/></text:p>
          </table:table-cell>
          <table:table-cell table:style-name="ce795">
            <text:p text:style-name="P836"><text:span text:style-name="T820">1</text:span><text:span/></text:p>
          </table:table-cell>
          <table:table-cell table:style-name="ce796">
            <text:p text:style-name="P837"><text:span text:style-name="T821">1</text:span><text:span/></text:p>
          </table:table-cell>
          <table:table-cell table:style-name="ce797">
            <text:p text:style-name="P838"><text:span text:style-name="T822">0</text:span><text:span/></text:p>
          </table:table-cell>
          <table:table-cell table:style-name="ce798">
            <text:p text:style-name="P839"><text:span text:style-name="T823">C</text:span><text:span/></text:p>
          </table:table-cell>
          <table:table-cell table:style-name="ce799">
            <text:p text:style-name="P840"><text:span text:style-name="T824">C</text:span><text:span/></text:p>
          </table:table-cell>
          <table:table-cell table:style-name="ce800">
            <text:p text:style-name="P841"><text:span text:style-name="T825">C</text:span><text:span/></text:p>
          </table:table-cell>
          <table:table-cell table:style-name="ce801">
            <text:p text:style-name="P842"><text:span text:style-name="T826">C</text:span><text:span/></text:p>
          </table:table-cell>
          <table:table-cell table:style-name="ce802">
            <text:p text:style-name="P843"><text:span text:style-name="T827">C</text:span><text:span/></text:p>
          </table:table-cell>
          <table:table-cell table:style-name="ce803">
            <text:p text:style-name="P844"><text:span text:style-name="T828">C</text:span><text:span/></text:p>
          </table:table-cell>
          <table:table-cell table:style-name="ce804">
            <text:p text:style-name="P845"><text:span text:style-name="T829">C</text:span><text:span/></text:p>
          </table:table-cell>
          <table:table-cell table:style-name="ce805">
            <text:p text:style-name="P846"><text:span text:style-name="T830">C</text:span><text:span/></text:p>
          </table:table-cell>
          <table:table-cell table:style-name="ce806">
            <text:p text:style-name="P847"><text:span text:style-name="T831">C</text:span><text:span/></text:p>
          </table:table-cell>
          <table:table-cell table:style-name="ce807">
            <text:p text:style-name="P848"><text:span text:style-name="T832">C</text:span><text:span/></text:p>
          </table:table-cell>
          <table:table-cell table:style-name="ce808">
            <text:p text:style-name="P849"><text:span text:style-name="T833">C</text:span><text:span/></text:p>
          </table:table-cell>
          <table:table-cell table:style-name="ce809">
            <text:p text:style-name="P850"><text:span text:style-name="T834">C</text:span><text:span/></text:p>
          </table:table-cell>
          <table:table-cell table:style-name="ce810">
            <text:p text:style-name="P851"><text:span text:style-name="T835">C</text:span><text:span/></text:p>
          </table:table-cell>
          <table:table-cell table:style-name="ce811">
            <text:p text:style-name="P852"><text:span text:style-name="T836">C</text:span><text:span/></text:p>
          </table:table-cell>
          <table:table-cell table:style-name="ce812">
            <text:p text:style-name="P853"><text:span text:style-name="T837">C</text:span><text:span/></text:p>
          </table:table-cell>
          <table:table-cell table:style-name="ce813">
            <text:p text:style-name="P854"><text:span text:style-name="T838">C</text:span><text:span/></text:p>
          </table:table-cell>
          <table:table-cell table:style-name="ce814">
            <text:p text:style-name="P855"><text:span text:style-name="T839">-</text:span><text:span/></text:p>
          </table:table-cell>
          <table:table-cell table:style-name="ce815">
            <text:p text:style-name="P856"><text:span text:style-name="T840">-</text:span><text:span/></text:p>
          </table:table-cell>
          <table:table-cell table:style-name="ce816">
            <text:p text:style-name="P857"><text:span text:style-name="T841">-</text:span><text:span/></text:p>
          </table:table-cell>
          <table:table-cell table:style-name="ce817">
            <text:p text:style-name="P858"><text:span text:style-name="T842">-</text:span><text:span/></text:p>
          </table:table-cell>
          <table:table-cell table:style-name="ce818">
            <text:p text:style-name="P859"><text:span text:style-name="T843">-</text:span><text:span/></text:p>
          </table:table-cell>
          <table:table-cell table:style-name="ce819">
            <text:p text:style-name="P860"><text:span text:style-name="T844">-</text:span><text:span/></text:p>
          </table:table-cell>
          <table:table-cell table:style-name="ce820">
            <text:p text:style-name="P861"><text:span text:style-name="T845">-</text:span><text:span/></text:p>
          </table:table-cell>
          <table:table-cell table:style-name="ce821">
            <text:p text:style-name="P862"><text:span text:style-name="T846">-</text:span><text:span/></text:p>
          </table:table-cell>
          <table:table-cell table:style-name="ce822">
            <text:p text:style-name="P863"><text:span text:style-name="T847">R3</text:span><text:span/></text:p>
          </table:table-cell>
          <table:table-cell table:style-name="ce823">
            <text:p text:style-name="P864"><text:span text:style-name="T848">R3</text:span><text:span/></text:p>
          </table:table-cell>
          <table:table-cell table:style-name="ce824">
            <text:p text:style-name="P865"><text:span text:style-name="T849">R3</text:span><text:span/></text:p>
          </table:table-cell>
          <table:table-cell table:style-name="ce825">
            <text:p text:style-name="P866"><text:span text:style-name="T850">R3</text:span><text:span/></text:p>
          </table:table-cell>
        </table:table-row>
        <table:table-row table:style-name="ro26">
          <table:table-cell table:style-name="ce826">
            <text:p text:style-name="P867"><text:span text:style-name="T851">NEGB</text:span><text:span/></text:p>
          </table:table-cell>
          <table:table-cell table:style-name="ce827">
            <text:p text:style-name="P868"><text:span text:style-name="T852">1</text:span><text:span/></text:p>
          </table:table-cell>
          <table:table-cell table:style-name="ce828">
            <text:p text:style-name="P869"><text:span text:style-name="T853">1</text:span><text:span/></text:p>
          </table:table-cell>
          <table:table-cell table:style-name="ce829">
            <text:p text:style-name="P870"><text:span text:style-name="T854">1</text:span><text:span/></text:p>
          </table:table-cell>
          <table:table-cell table:style-name="ce830">
            <text:p text:style-name="P871"><text:span text:style-name="T855">1</text:span><text:span/></text:p>
          </table:table-cell>
          <table:table-cell table:style-name="ce831">
            <text:p text:style-name="P872"><text:span text:style-name="T856">C</text:span><text:span/></text:p>
          </table:table-cell>
          <table:table-cell table:style-name="ce832">
            <text:p text:style-name="P873"><text:span text:style-name="T857">C</text:span><text:span/></text:p>
          </table:table-cell>
          <table:table-cell table:style-name="ce833">
            <text:p text:style-name="P874"><text:span text:style-name="T858">C</text:span><text:span/></text:p>
          </table:table-cell>
          <table:table-cell table:style-name="ce834">
            <text:p text:style-name="P875"><text:span text:style-name="T859">C</text:span><text:span/></text:p>
          </table:table-cell>
          <table:table-cell table:style-name="ce835">
            <text:p text:style-name="P876"><text:span text:style-name="T860">C</text:span><text:span/></text:p>
          </table:table-cell>
          <table:table-cell table:style-name="ce836">
            <text:p text:style-name="P877"><text:span text:style-name="T861">C</text:span><text:span/></text:p>
          </table:table-cell>
          <table:table-cell table:style-name="ce837">
            <text:p text:style-name="P878"><text:span text:style-name="T862">C</text:span><text:span/></text:p>
          </table:table-cell>
          <table:table-cell table:style-name="ce838">
            <text:p text:style-name="P879"><text:span text:style-name="T863">C</text:span><text:span/></text:p>
          </table:table-cell>
          <table:table-cell table:style-name="ce839">
            <text:p text:style-name="P880"><text:span text:style-name="T864">C</text:span><text:span/></text:p>
          </table:table-cell>
          <table:table-cell table:style-name="ce840">
            <text:p text:style-name="P881"><text:span text:style-name="T865">C</text:span><text:span/></text:p>
          </table:table-cell>
          <table:table-cell table:style-name="ce841">
            <text:p text:style-name="P882"><text:span text:style-name="T866">C</text:span><text:span/></text:p>
          </table:table-cell>
          <table:table-cell table:style-name="ce842">
            <text:p text:style-name="P883"><text:span text:style-name="T867">C</text:span><text:span/></text:p>
          </table:table-cell>
          <table:table-cell table:style-name="ce843">
            <text:p text:style-name="P884"><text:span text:style-name="T868">C</text:span><text:span/></text:p>
          </table:table-cell>
          <table:table-cell table:style-name="ce844">
            <text:p text:style-name="P885"><text:span text:style-name="T869">C</text:span><text:span/></text:p>
          </table:table-cell>
          <table:table-cell table:style-name="ce845">
            <text:p text:style-name="P886"><text:span text:style-name="T870">C</text:span><text:span/></text:p>
          </table:table-cell>
          <table:table-cell table:style-name="ce846">
            <text:p text:style-name="P887"><text:span text:style-name="T871">C</text:span><text:span/></text:p>
          </table:table-cell>
          <table:table-cell table:style-name="ce847">
            <text:p text:style-name="P888"><text:span text:style-name="T872">-</text:span><text:span/></text:p>
          </table:table-cell>
          <table:table-cell table:style-name="ce848">
            <text:p text:style-name="P889"><text:span text:style-name="T873">-</text:span><text:span/></text:p>
          </table:table-cell>
          <table:table-cell table:style-name="ce849">
            <text:p text:style-name="P890"><text:span text:style-name="T874">-</text:span><text:span/></text:p>
          </table:table-cell>
          <table:table-cell table:style-name="ce850">
            <text:p text:style-name="P891"><text:span text:style-name="T875">-</text:span><text:span/></text:p>
          </table:table-cell>
          <table:table-cell table:style-name="ce851">
            <text:p text:style-name="P892"><text:span text:style-name="T876">R2</text:span><text:span/></text:p>
          </table:table-cell>
          <table:table-cell table:style-name="ce852">
            <text:p text:style-name="P893"><text:span text:style-name="T877">R2</text:span><text:span/></text:p>
          </table:table-cell>
          <table:table-cell table:style-name="ce853">
            <text:p text:style-name="P894"><text:span text:style-name="T878">R2</text:span><text:span/></text:p>
          </table:table-cell>
          <table:table-cell table:style-name="ce854">
            <text:p text:style-name="P895"><text:span text:style-name="T879">R2</text:span><text:span/></text:p>
          </table:table-cell>
          <table:table-cell table:style-name="ce855">
            <text:p text:style-name="P896"><text:span text:style-name="T880">R3</text:span><text:span/></text:p>
          </table:table-cell>
          <table:table-cell table:style-name="ce856">
            <text:p text:style-name="P897"><text:span text:style-name="T881">R3</text:span><text:span/></text:p>
          </table:table-cell>
          <table:table-cell table:style-name="ce857">
            <text:p text:style-name="P898"><text:span text:style-name="T882">R3</text:span><text:span/></text:p>
          </table:table-cell>
          <table:table-cell table:style-name="ce858">
            <text:p text:style-name="P899"><text:span text:style-name="T883">R3</text:span><text:span/></text:p>
          </table:table-cell>
        </table:table-row>
      </table:table>
      <text:p text:style-name="P900"><text:span/><text:span/></text:p>
      <text:p text:style-name="P901"><text:span/><text:span/></text:p>
      <text:p text:style-name="P902"><text:span text:style-name="T884">Faltan instrucciones de pila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en" fo:country="US"/>
      <style:paragraph-properties fo:line-height="115%" fo:margin-bottom="10pt"/>
    </style:style>
    <style:style style:display-name="DStyle_text" style:family="text" style:name="600">
      <style:text-properties fo:font-family="Arial" style:font-family-complex="Arial" fo:font-size="11pt" fo:language="en" fo:country="US"/>
    </style:style>
    <style:style style:parent-style-name="599" style:display-name="Normal" style:family="paragraph" style:name="601"/>
    <style:style style:parent-style-name="601" style:display-name="Heading 1" style:family="paragraph" style:name="602">
      <style:text-properties fo:font-family="Arial" style:font-family-complex="Arial" fo:font-size="20pt"/>
      <style:paragraph-properties fo:margin-top="24pt" fo:margin-bottom="10pt"/>
    </style:style>
    <style:style style:parent-style-name="599" style:display-name="Heading 1 Char" style:family="text" style:name="603">
      <style:text-properties fo:font-family="Arial" style:font-family-complex="Arial" fo:font-size="20pt"/>
    </style:style>
    <style:style style:parent-style-name="601" style:display-name="Heading 2" style:family="paragraph" style:name="604">
      <style:text-properties fo:font-family="Arial" style:font-family-complex="Arial" fo:font-size="17pt"/>
      <style:paragraph-properties fo:margin-top="18pt" fo:margin-bottom="10pt"/>
    </style:style>
    <style:style style:parent-style-name="599" style:display-name="Heading 2 Char" style:family="text" style:name="605">
      <style:text-properties fo:font-family="Arial" style:font-family-complex="Arial" fo:font-size="17pt"/>
    </style:style>
    <style:style style:parent-style-name="601" style:display-name="Heading 3" style:family="paragraph" style:name="606">
      <style:text-properties fo:font-family="Arial" style:font-family-complex="Arial" fo:font-size="15pt"/>
      <style:paragraph-properties fo:margin-top="16pt" fo:margin-bottom="10pt"/>
    </style:style>
    <style:style style:parent-style-name="599" style:display-name="Heading 3 Char" style:family="text" style:name="607">
      <style:text-properties fo:font-family="Arial" style:font-family-complex="Arial" fo:font-size="15pt"/>
    </style:style>
    <style:style style:parent-style-name="601" style:display-name="Heading 4" style:family="paragraph" style:name="608">
      <style:text-properties fo:font-family="Arial" style:font-family-complex="Arial" fo:font-size="13pt" fo:font-weight="bold"/>
      <style:paragraph-properties fo:margin-top="16pt" fo:margin-bottom="10pt"/>
    </style:style>
    <style:style style:parent-style-name="599" style:display-name="Heading 4 Char" style:family="text" style:name="609">
      <style:text-properties fo:font-family="Arial" style:font-family-complex="Arial" fo:font-size="13pt" fo:font-weight="bold"/>
    </style:style>
    <style:style style:parent-style-name="601" style:display-name="Heading 5" style:family="paragraph" style:name="610">
      <style:text-properties fo:font-family="Arial" style:font-family-complex="Arial" fo:font-size="12pt" fo:font-weight="bold"/>
      <style:paragraph-properties fo:margin-top="16pt" fo:margin-bottom="10pt"/>
    </style:style>
    <style:style style:parent-style-name="599" style:display-name="Heading 5 Char" style:family="text" style:name="611">
      <style:text-properties fo:font-family="Arial" style:font-family-complex="Arial" fo:font-size="12pt" fo:font-weight="bold"/>
    </style:style>
    <style:style style:parent-style-name="601" style:display-name="Heading 6" style:family="paragraph" style:name="612">
      <style:text-properties fo:font-family="Arial" style:font-family-complex="Arial" fo:font-size="11pt" fo:font-weight="bold"/>
      <style:paragraph-properties fo:margin-top="16pt" fo:margin-bottom="10pt"/>
    </style:style>
    <style:style style:parent-style-name="599" style:display-name="Heading 6 Char" style:family="text" style:name="613">
      <style:text-properties fo:font-family="Arial" style:font-family-complex="Arial" fo:font-size="11pt" fo:font-weight="bold"/>
    </style:style>
    <style:style style:parent-style-name="601" style:display-name="Heading 7" style:family="paragraph" style:name="61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9" style:display-name="Heading 7 Char" style:family="text" style:name="615">
      <style:text-properties fo:font-family="Arial" style:font-family-complex="Arial" fo:font-size="11pt" fo:font-style="italic" fo:font-weight="bold"/>
    </style:style>
    <style:style style:parent-style-name="601" style:display-name="Heading 8" style:family="paragraph" style:name="616">
      <style:text-properties fo:font-family="Arial" style:font-family-complex="Arial" fo:font-size="11pt" fo:font-style="italic"/>
      <style:paragraph-properties fo:margin-top="16pt" fo:margin-bottom="10pt"/>
    </style:style>
    <style:style style:parent-style-name="599" style:display-name="Heading 8 Char" style:family="text" style:name="617">
      <style:text-properties fo:font-family="Arial" style:font-family-complex="Arial" fo:font-size="11pt" fo:font-style="italic"/>
    </style:style>
    <style:style style:parent-style-name="601" style:display-name="Heading 9" style:family="paragraph" style:name="618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9" style:display-name="Heading 9 Char" style:family="text" style:name="619">
      <style:text-properties fo:font-family="Arial" style:font-family-complex="Arial" fo:font-size="10.5pt" fo:font-style="italic"/>
    </style:style>
    <style:style style:parent-style-name="601" style:display-name="List Paragraph" style:family="paragraph" style:name="620">
      <style:paragraph-properties fo:margin-left="1.27cm" fo:margin-right="0cm" fo:text-indent="0cm"/>
    </style:style>
    <style:style style:parent-style-name="599" style:display-name="No Spacing" style:family="paragraph" style:name="621">
      <style:paragraph-properties fo:line-height="100%" fo:margin-top="0pt" fo:margin-bottom="0pt"/>
    </style:style>
    <style:style style:parent-style-name="601" style:display-name="Title" style:family="paragraph" style:name="622">
      <style:text-properties fo:font-size="24pt"/>
      <style:paragraph-properties fo:margin-top="15pt" fo:margin-bottom="10pt"/>
    </style:style>
    <style:style style:parent-style-name="599" style:display-name="Title Char" style:family="text" style:name="623">
      <style:text-properties fo:font-size="24pt"/>
    </style:style>
    <style:style style:parent-style-name="601" style:display-name="Subtitle" style:family="paragraph" style:name="624">
      <style:text-properties fo:font-size="12pt"/>
      <style:paragraph-properties fo:margin-top="10pt" fo:margin-bottom="10pt"/>
    </style:style>
    <style:style style:parent-style-name="599" style:display-name="Subtitle Char" style:family="text" style:name="625">
      <style:text-properties fo:font-size="12pt"/>
    </style:style>
    <style:style style:parent-style-name="601" style:display-name="Quote" style:family="paragraph" style:name="626">
      <style:text-properties fo:font-style="italic"/>
      <style:paragraph-properties fo:margin-left="1.27cm" fo:margin-right="1.27cm" fo:text-indent="0cm"/>
    </style:style>
    <style:style style:parent-style-name="599" style:display-name="Quote Char" style:family="text" style:name="627">
      <style:text-properties fo:font-style="italic"/>
    </style:style>
    <style:style style:parent-style-name="601" style:display-name="Intense Quote" style:family="paragraph" style:name="62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9" style:display-name="Intense Quote Char" style:family="text" style:name="629">
      <style:text-properties fo:font-style="italic"/>
    </style:style>
    <style:style style:parent-style-name="601" style:display-name="Header" style:family="paragraph" style:name="63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Header Char" style:family="text" style:name="631"/>
    <style:style style:parent-style-name="601" style:display-name="Footer" style:family="paragraph" style:name="63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Footer Char" style:family="text" style:name="633"/>
    <style:style style:parent-style-name="599" style:display-name="Caption Char" style:family="text" style:name="634"/>
    <style:style style:parent-style-name="599" style:display-name="Hyperlink" style:family="text" style:name="63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3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footnote text" style:family="paragraph" style:name="637">
      <style:text-properties fo:font-size="9pt"/>
      <style:paragraph-properties fo:line-height="100%" fo:margin-bottom="2pt"/>
    </style:style>
    <style:style style:parent-style-name="599" style:display-name="Footnote Text Char" style:family="text" style:name="638">
      <style:text-properties fo:font-size="9pt"/>
    </style:style>
    <style:style style:parent-style-name="599" style:display-name="footnote reference" style:family="text" style:name="639"/>
    <style:style style:parent-style-name="601" style:display-name="endnote text" style:family="paragraph" style:name="640">
      <style:text-properties fo:font-size="10pt"/>
      <style:paragraph-properties fo:line-height="100%" fo:margin-bottom="0pt"/>
    </style:style>
    <style:style style:parent-style-name="599" style:display-name="Endnote Text Char" style:family="text" style:name="641">
      <style:text-properties fo:font-size="10pt"/>
    </style:style>
    <style:style style:parent-style-name="599" style:display-name="endnote reference" style:family="text" style:name="642"/>
    <style:style style:parent-style-name="601" style:display-name="toc 1" style:family="paragraph" style:name="643">
      <style:paragraph-properties fo:margin-left="0cm" fo:margin-right="0cm" fo:text-indent="0cm" fo:margin-bottom="2.85pt"/>
    </style:style>
    <style:style style:parent-style-name="601" style:display-name="toc 2" style:family="paragraph" style:name="644">
      <style:paragraph-properties fo:margin-left="0.4992cm" fo:margin-right="0cm" fo:text-indent="0cm" fo:margin-bottom="2.85pt"/>
    </style:style>
    <style:style style:parent-style-name="601" style:display-name="toc 3" style:family="paragraph" style:name="645">
      <style:paragraph-properties fo:margin-left="1cm" fo:margin-right="0cm" fo:text-indent="0cm" fo:margin-bottom="2.85pt"/>
    </style:style>
    <style:style style:parent-style-name="601" style:display-name="toc 4" style:family="paragraph" style:name="646">
      <style:paragraph-properties fo:margin-left="1.499cm" fo:margin-right="0cm" fo:text-indent="0cm" fo:margin-bottom="2.85pt"/>
    </style:style>
    <style:style style:parent-style-name="601" style:display-name="toc 5" style:family="paragraph" style:name="647">
      <style:paragraph-properties fo:margin-left="2cm" fo:margin-right="0cm" fo:text-indent="0cm" fo:margin-bottom="2.85pt"/>
    </style:style>
    <style:style style:parent-style-name="601" style:display-name="toc 6" style:family="paragraph" style:name="648">
      <style:paragraph-properties fo:margin-left="2.5cm" fo:margin-right="0cm" fo:text-indent="0cm" fo:margin-bottom="2.85pt"/>
    </style:style>
    <style:style style:parent-style-name="601" style:display-name="toc 7" style:family="paragraph" style:name="649">
      <style:paragraph-properties fo:margin-left="3.001cm" fo:margin-right="0cm" fo:text-indent="0cm" fo:margin-bottom="2.85pt"/>
    </style:style>
    <style:style style:parent-style-name="601" style:display-name="toc 8" style:family="paragraph" style:name="650">
      <style:paragraph-properties fo:margin-left="3.5cm" fo:margin-right="0cm" fo:text-indent="0cm" fo:margin-bottom="2.85pt"/>
    </style:style>
    <style:style style:parent-style-name="601" style:display-name="toc 9" style:family="paragraph" style:name="651">
      <style:paragraph-properties fo:margin-left="4.001cm" fo:margin-right="0cm" fo:text-indent="0cm" fo:margin-bottom="2.85pt"/>
    </style:style>
    <style:style style:parent-style-name="599" style:display-name="TOC Heading" style:family="paragraph" style:name="652"/>
    <style:style style:parent-style-name="601" style:display-name="table of figures" style:family="paragraph" style:name="653">
      <style:paragraph-properties fo:margin-bottom="0pt"/>
    </style:style>
    <style:style style:class="default" style:display-name="DStyle_paragraph" style:family="paragraph" style:name="654">
      <style:text-properties fo:color="#000000" fo:font-family="Liberation Serif" style:font-family-asian="Times New Roman" style:font-family-complex="Liberation Serif" fo:font-size="12pt" fo:language="es" fo:country="ES"/>
      <style:paragraph-properties/>
    </style:style>
    <style:style style:parent-style-name="654" style:display-name="Standard" style:family="paragraph" style:name="655">
      <style:text-properties/>
      <style:paragraph-properties/>
    </style:style>
    <style:style style:parent-style-name="655" style:display-name="Heading" style:family="paragraph" style:name="656">
      <style:text-properties fo:font-family="Liberation Sans" style:font-family-complex="Liberation Sans" fo:font-size="14pt"/>
      <style:paragraph-properties fo:margin-top="12pt" fo:margin-bottom="6pt"/>
    </style:style>
    <style:style style:parent-style-name="655" style:display-name="Text body" style:family="paragraph" style:name="657">
      <style:paragraph-properties fo:line-height="120%" fo:margin-top="0pt" fo:margin-bottom="7pt"/>
    </style:style>
    <style:style style:parent-style-name="657" style:display-name="List" style:family="paragraph" style:name="658"/>
    <style:style style:parent-style-name="655" style:display-name="Caption" style:family="paragraph" style:name="659">
      <style:text-properties fo:font-size="12pt" fo:font-style="italic"/>
      <style:paragraph-properties fo:margin-top="6pt" fo:margin-bottom="6pt"/>
    </style:style>
    <style:style style:parent-style-name="655" style:display-name="Index" style:family="paragraph" style:name="660"/>
    <style:style style:parent-style-name="655" style:display-name="Table Contents" style:family="paragraph" style:name="661">
      <style:text-properties/>
      <style:paragraph-properties/>
    </style:style>
    <style:style style:parent-style-name="661" style:display-name="Table Heading" style:family="paragraph" style:name="662">
      <style:text-properties fo:font-weight="bold"/>
      <style:paragraph-properties fo:text-align="center"/>
    </style:style>
    <style:style style:class="default" style:display-name="Default Paragraph Font" style:family="text" style:name="663"/>
    <text:list-style style:name="WWNum1">
      <text:list-level-style-bullet text:level="1" text:bullet-char="·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9.7cm" fo:page-height="21cm" style:print-orientation="landscape" fo:margin-left="2cm" fo:margin-right="2cm" fo:margin-top="2cm" fo:margin-bottom="2cm"/>
    </style:page-layout>
    <style:page-layout style:name="Mpm2">
      <style:page-layout-properties fo:page-width="29.7cm" fo:page-height="21cm" style:print-orientation="landscape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